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Lucida Sans Unicode1" svg:font-family="'Lucida Sans Unicode'"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in" table:align="center" style:writing-mode="lr-tb"/>
    </style:style>
    <style:style style:name="Table1.A" style:family="table-column">
      <style:table-column-properties style:column-width="1.1028in"/>
    </style:style>
    <style:style style:name="Table1.B" style:family="table-column">
      <style:table-column-properties style:column-width="0.9285in"/>
    </style:style>
    <style:style style:name="Table1.C" style:family="table-column">
      <style:table-column-properties style:column-width="2.4951in"/>
    </style:style>
    <style:style style:name="Table1.D" style:family="table-column">
      <style:table-column-properties style:column-width="1.4736in"/>
    </style:style>
    <style:style style:name="Table1.1" style:family="table-row">
      <style:table-row-properties style:keep-together="true" fo:keep-together="auto"/>
    </style:style>
    <style:style style:name="Table1.A1" style:family="table-cell">
      <style:table-cell-properties style:vertical-align="top" fo:background-color="#e1d2bf" fo:padding="0.0799in" fo:border-left="none" fo:border-right="none" fo:border-top="none" fo:border-bottom="0.0069in solid #000000" style:writing-mode="lr-tb">
        <style:background-image/>
      </style:table-cell-properties>
    </style:style>
    <style:style style:name="Table1.B1" style:family="table-cell">
      <style:table-cell-properties style:vertical-align="top" fo:background-color="#e1d2b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A2" style:family="table-cell">
      <style:table-cell-properties style:vertical-align="top" fo:padding="0.0799in" fo:border-left="none"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10" style:family="table-cell">
      <style:table-cell-properties style:vertical-align="top" fo:padding="0.0799in" fo:border-left="none" fo:border-right="none" fo:border-top="0.0069in solid #000000" fo:border-bottom="0.0347in solid #c0c0c0" style:writing-mode="lr-tb"/>
    </style:style>
    <style:style style:name="Table1.B10" style:family="table-cell">
      <style:table-cell-properties style:vertical-align="top" fo:padding-left="0.075in" fo:padding-right="0.075in" fo:padding-top="0in" fo:padding-bottom="0in" fo:border-left="0.0069in solid #000000" fo:border-right="none" fo:border-top="0.0069in solid #000000" fo:border-bottom="0.0347in solid #c0c0c0" style:writing-mode="lr-tb"/>
    </style:style>
    <style:style style:name="P1" style:family="paragraph" style:parent-style-name="D-Footer">
      <style:paragraph-properties>
        <style:tab-stops>
          <style:tab-stop style:position="6in" style:type="right"/>
        </style:tab-stops>
      </style:paragraph-properties>
    </style:style>
    <style:style style:name="P2" style:family="paragraph" style:parent-style-name="D-Footer">
      <style:text-properties fo:language="zxx" fo:country="none" style:language-asian="zxx" style:country-asian="none"/>
    </style:style>
    <style:style style:name="P3" style:family="paragraph" style:parent-style-name="D-Body_20_Text">
      <style:paragraph-properties fo:orphans="2" fo:widows="2" style:writing-mode="lr-tb"/>
    </style:style>
    <style:style style:name="P4" style:family="paragraph" style:parent-style-name="D-Code_20_Block">
      <style:paragraph-properties fo:orphans="2" fo:widows="2" style:writing-mode="lr-tb"/>
      <style:text-properties style:use-window-font-color="true" fo:language="en" fo:country="US" style:font-name-asian="Times New Roman" style:font-size-asian="10pt" style:font-size-complex="10pt" style:language-complex="ar" style:country-complex="SA"/>
    </style:style>
    <style:style style:name="P5" style:family="paragraph" style:parent-style-name="Header_20_left">
      <style:text-properties fo:color="#ff0000"/>
    </style:style>
    <style:style style:name="P6" style:family="paragraph" style:parent-style-name="Header">
      <style:text-properties fo:font-style="normal" style:font-style-asian="normal" style:font-style-complex="normal"/>
    </style:style>
    <style:style style:name="P7" style:family="paragraph" style:parent-style-name="D-Code_20_Block">
      <style:paragraph-properties fo:margin-top="0in" fo:margin-bottom="0.0417in"/>
    </style:style>
    <style:style style:name="P8" style:family="paragraph" style:parent-style-name="D-Code_20_Block">
      <style:paragraph-properties fo:margin-top="0in" fo:margin-bottom="0.0417in">
        <style:tab-stops>
          <style:tab-stop style:position="0.75in"/>
        </style:tab-stops>
      </style:paragraph-properties>
    </style:style>
    <style:style style:name="P9" style:family="paragraph" style:parent-style-name="D-Code_20_Block">
      <style:paragraph-properties fo:margin-top="0in" fo:margin-bottom="0.0417in"/>
      <style:text-properties fo:font-size="10pt" style:font-size-asian="10pt" style:font-size-complex="10pt"/>
    </style:style>
    <style:style style:name="P10" style:family="paragraph" style:parent-style-name="D-Code_20_Block">
      <style:paragraph-properties fo:margin-top="0in" fo:margin-bottom="0.0417in" fo:keep-with-next="always"/>
    </style:style>
    <style:style style:name="P11" style:family="paragraph" style:parent-style-name="D-Body_20_Text">
      <style:paragraph-properties fo:margin-top="0in" fo:margin-bottom="0.0417in"/>
    </style:style>
    <style:style style:name="P12" style:family="paragraph" style:parent-style-name="D-Code_20_Block_20_Last">
      <style:paragraph-properties fo:margin-top="0in" fo:margin-bottom="0.0417in"/>
      <style:text-properties fo:font-size="10pt" style:font-size-asian="10pt" style:font-size-complex="10pt"/>
    </style:style>
    <style:style style:name="P13" style:family="paragraph" style:parent-style-name="D-Code_20_Block">
      <style:paragraph-properties fo:margin-left="0in" fo:margin-right="-0.2in" fo:text-indent="0in" style:auto-text-indent="false"/>
    </style:style>
    <style:style style:name="P14" style:family="paragraph" style:parent-style-name="D-Code_20_Block_20_Last">
      <style:paragraph-properties fo:margin-left="0in" fo:margin-right="-0.2in" fo:text-indent="0in" style:auto-text-indent="false"/>
    </style:style>
    <style:style style:name="P15" style:family="paragraph" style:parent-style-name="D-Body_20_Text">
      <style:paragraph-properties fo:margin-left="0in" fo:margin-right="-0.2in" fo:margin-top="0in" fo:margin-bottom="0.0835in" fo:text-indent="0in" style:auto-text-indent="false"/>
    </style:style>
    <style:style style:name="P16" style:family="paragraph" style:parent-style-name="D-Code_20_Block_20_Last">
      <style:paragraph-properties>
        <style:tab-stops>
          <style:tab-stop style:position="0.75in"/>
        </style:tab-stops>
      </style:paragraph-properties>
    </style:style>
    <style:style style:name="P17" style:family="paragraph" style:parent-style-name="D-Code_20_Block_20_Last">
      <style:text-properties fo:font-size="10pt" style:font-size-asian="10pt" style:font-size-complex="10pt"/>
    </style:style>
    <style:style style:name="P18" style:family="paragraph" style:parent-style-name="D-Code_20_Block_20_Last">
      <style:paragraph-properties fo:line-height="100%"/>
    </style:style>
    <style:style style:name="P19" style:family="paragraph" style:parent-style-name="D-Body_20_Text">
      <style:paragraph-properties fo:text-align="center" style:justify-single-word="false"/>
    </style:style>
    <style:style style:name="P20" style:family="paragraph" style:parent-style-name="D-Body_20_Text">
      <style:text-properties fo:font-style="normal" style:font-style-asian="normal" style:font-style-complex="normal"/>
    </style:style>
    <style:style style:name="P21" style:family="paragraph" style:parent-style-name="D-Body_20_Text">
      <style:paragraph-properties fo:margin-top="0in" fo:margin-bottom="0.0835in"/>
    </style:style>
    <style:style style:name="P22" style:family="paragraph" style:parent-style-name="D-Body_20_Text">
      <style:paragraph-properties fo:margin-top="0in" fo:margin-bottom="0.0835in" fo:text-align="start" style:justify-single-word="false"/>
    </style:style>
    <style:style style:name="P23" style:family="paragraph" style:parent-style-name="D-Body_20_Text">
      <style:paragraph-properties fo:margin-top="0in" fo:margin-bottom="0.0835in" fo:orphans="2" fo:widows="2" style:writing-mode="lr-tb"/>
    </style:style>
    <style:style style:name="P24" style:family="paragraph" style:parent-style-name="D-Body_20_Text">
      <style:paragraph-properties fo:margin-top="0in" fo:margin-bottom="0in"/>
    </style:style>
    <style:style style:name="P25" style:family="paragraph" style:parent-style-name="D-Body_20_Text">
      <style:paragraph-properties fo:margin-top="0in" fo:margin-bottom="0in" style:snap-to-layout-grid="false"/>
    </style:style>
    <style:style style:name="P26" style:family="paragraph" style:parent-style-name="D-Body_20_Text">
      <style:paragraph-properties fo:margin-top="0in" fo:margin-bottom="0in"/>
      <style:text-properties fo:font-style="normal" style:font-style-asian="normal" style:font-style-complex="normal"/>
    </style:style>
    <style:style style:name="P27" style:family="paragraph" style:parent-style-name="D-Heading_20_3">
      <style:paragraph-properties fo:margin-top="0in" fo:margin-bottom="0in" style:snap-to-layout-grid="false"/>
    </style:style>
    <style:style style:name="P28" style:family="paragraph" style:parent-style-name="D-Body_20_Text">
      <style:paragraph-properties fo:margin-top="0in" fo:margin-bottom="0in" fo:orphans="2" fo:widows="2" style:writing-mode="lr-tb"/>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P29" style:family="paragraph" style:parent-style-name="D-Body_20_Text">
      <style:paragraph-properties fo:margin-left="0.5in" fo:margin-right="0in" fo:text-indent="0in" style:auto-text-indent="false"/>
    </style:style>
    <style:style style:name="P30" style:family="paragraph" style:parent-style-name="D-Body_20_Text">
      <style:paragraph-properties fo:margin-left="0.5in" fo:margin-right="0in" fo:margin-top="0in" fo:margin-bottom="0.0835in" fo:text-indent="0in" style:auto-text-indent="false"/>
    </style:style>
    <style:style style:name="P31" style:family="paragraph" style:parent-style-name="D-Body_20_Text">
      <style:paragraph-properties fo:margin-left="0in" fo:margin-right="0in" fo:margin-top="0in" fo:margin-bottom="0.0417in" fo:text-indent="0.5in" style:auto-text-indent="false"/>
    </style:style>
    <style:style style:name="P32" style:family="paragraph" style:parent-style-name="D-Body_20_Text">
      <style:paragraph-properties fo:margin-top="0in" fo:margin-bottom="0.25in"/>
    </style:style>
    <style:style style:name="P33" style:family="paragraph" style:parent-style-name="D-Body_20_Text">
      <style:paragraph-properties fo:margin-top="0in" fo:margin-bottom="0.25in" fo:text-align="start" style:justify-single-word="false"/>
    </style:style>
    <style:style style:name="P34" style:family="paragraph" style:parent-style-name="D-Body_20_Text">
      <style:paragraph-properties fo:margin-top="0in" fo:margin-bottom="0.25in" fo:orphans="2" fo:widows="2" style:writing-mode="lr-tb"/>
    </style:style>
    <style:style style:name="P35" style:family="paragraph" style:parent-style-name="D-Body_20_Text">
      <style:paragraph-properties fo:margin-left="0in" fo:margin-right="-0.1in" fo:text-indent="0in" style:auto-text-indent="false"/>
    </style:style>
    <style:style style:name="P36" style:family="paragraph" style:parent-style-name="D-Body_20_Text">
      <style:paragraph-properties fo:margin-left="0in" fo:margin-right="-0.1in" fo:margin-top="0in" fo:margin-bottom="0.0835in" fo:text-align="start" style:justify-single-word="false" fo:text-indent="0in" style:auto-text-indent="false"/>
    </style:style>
    <style:style style:name="P37" style:family="paragraph" style:parent-style-name="D-Body_20_Text">
      <style:paragraph-properties fo:margin-left="0in" fo:margin-right="0in" fo:margin-top="0in" fo:margin-bottom="0.0835in" fo:text-align="start" style:justify-single-word="false" fo:text-indent="0in" style:auto-text-indent="false"/>
    </style:style>
    <style:style style:name="P38" style:family="paragraph" style:parent-style-name="D-Body_20_Text">
      <style:paragraph-properties fo:margin-left="0in" fo:margin-right="0in" fo:margin-top="0in" fo:margin-bottom="0.0835in" fo:line-height="100%" fo:text-align="center" style:justify-single-word="false" fo:text-indent="0in" style:auto-text-indent="false"/>
      <style:text-properties style:font-name="Lucida Sans Unicode" fo:font-size="28pt" fo:font-weight="bold" style:font-size-asian="28pt" style:font-weight-asian="bold" style:font-name-complex="Lucida Sans Unicode" style:font-size-complex="28pt" style:font-weight-complex="bold"/>
    </style:style>
    <style:style style:name="P39" style:family="paragraph" style:parent-style-name="D-Body_20_Text">
      <style:paragraph-properties fo:margin-left="0in" fo:margin-right="0in" fo:margin-top="0in" fo:margin-bottom="0.0835in" fo:line-height="100%" fo:text-align="center" style:justify-single-word="false" fo:text-indent="0in" style:auto-text-indent="false"/>
      <style:text-properties style:font-name="Lucida Sans Unicode" fo:font-size="14pt" fo:font-weight="bold" style:font-size-asian="14pt" style:font-weight-asian="bold" style:font-name-complex="Lucida Sans Unicode" style:font-size-complex="14pt" style:font-weight-complex="bold"/>
    </style:style>
    <style:style style:name="P40" style:family="paragraph" style:parent-style-name="D-Body_20_Text">
      <style:paragraph-properties fo:margin-left="0in" fo:margin-right="0in" fo:margin-top="0in" fo:margin-bottom="0.0835in" fo:line-height="100%" fo:text-align="center" style:justify-single-word="false" fo:text-indent="0in" style:auto-text-indent="false"/>
      <style:text-properties style:font-name="Lucida Sans Unicode" fo:font-size="24pt" fo:font-weight="bold" style:font-size-asian="24pt" style:font-weight-asian="bold" style:font-name-complex="Lucida Sans Unicode" style:font-size-complex="24pt" style:font-weight-complex="bold"/>
    </style:style>
    <style:style style:name="P41" style:family="paragraph" style:parent-style-name="D-Body_20_Text">
      <style:paragraph-properties fo:margin-left="0in" fo:margin-right="0in" fo:margin-top="0in" fo:margin-bottom="0.0835in" fo:line-height="100%" fo:text-align="center" style:justify-single-word="false" fo:orphans="2" fo:widows="2" fo:text-indent="0in" style:auto-text-indent="false" style:writing-mode="lr-tb"/>
      <style:text-properties style:use-window-font-color="true" style:font-name="Lucida Sans Unicode" fo:font-size="12pt" fo:language="en" fo:country="US" fo:font-weight="bold" style:font-name-asian="Times New Roman" style:font-size-asian="12pt" style:font-weight-asian="bold" style:font-name-complex="Lucida Sans Unicode" style:font-size-complex="12pt" style:language-complex="ar" style:country-complex="SA" style:font-weight-complex="bold"/>
    </style:style>
    <style:style style:name="P42" style:family="paragraph" style:parent-style-name="Contents_20_1">
      <style:paragraph-properties>
        <style:tab-stops>
          <style:tab-stop style:position="5.9929in" style:type="right" style:leader-style="dotted" style:leader-text="."/>
          <style:tab-stop style:position="6in" style:type="right" style:leader-style="dotted" style:leader-text="."/>
        </style:tab-stops>
      </style:paragraph-properties>
    </style:style>
    <style:style style:name="P43" style:family="paragraph" style:parent-style-name="Contents_20_2">
      <style:text-properties fo:font-variant="small-caps" fo:font-size="11pt" style:font-size-asian="11pt"/>
    </style:style>
    <style:style style:name="P44" style:family="paragraph" style:parent-style-name="Contents_20_2">
      <style:paragraph-properties>
        <style:tab-stops>
          <style:tab-stop style:position="6in" style:type="right" style:leader-style="dotted" style:leader-text="."/>
        </style:tab-stops>
      </style:paragraph-properties>
    </style:style>
    <style:style style:name="P45" style:family="paragraph" style:parent-style-name="Standard">
      <style:paragraph-properties style:snap-to-layout-grid="false"/>
    </style:style>
    <style:style style:name="P46" style:family="paragraph" style:parent-style-name="D-Code_20_Block">
      <style:text-properties fo:font-size="10pt" style:font-size-asian="10pt" style:font-size-complex="10pt"/>
    </style:style>
    <style:style style:name="P47" style:family="paragraph" style:parent-style-name="D-Body_20_Text_20_Before_20_Bullet">
      <style:paragraph-properties fo:margin-left="0in" fo:margin-right="0.0102in" fo:text-indent="0in" style:auto-text-indent="false"/>
    </style:style>
    <style:style style:name="P48" style:family="paragraph" style:parent-style-name="D-Body_20_Text">
      <style:paragraph-properties fo:margin-top="0in" fo:margin-bottom="0.3335in" fo:text-align="center" style:justify-single-word="false"/>
    </style:style>
    <style:style style:name="P49" style:family="paragraph" style:parent-style-name="D-Body_20_Text" style:master-page-name="First_20_Page">
      <style:paragraph-properties fo:margin-left="0in" fo:margin-right="0in" fo:margin-top="0in" fo:margin-bottom="0.0835in" fo:line-height="100%" fo:text-align="center" style:justify-single-word="false" fo:text-indent="0in" style:auto-text-indent="false" style:page-number="auto"/>
      <style:text-properties style:font-name="Lucida Sans Unicode" fo:font-size="28pt" style:text-underline-style="solid" style:text-underline-type="double" style:text-underline-width="auto" style:text-underline-color="font-color" fo:font-weight="bold" style:font-size-asian="28pt" style:font-weight-asian="bold" style:font-name-complex="Lucida Sans Unicode" style:font-size-complex="28pt" style:font-weight-complex="bold"/>
    </style:style>
    <style:style style:name="P50" style:family="paragraph" style:parent-style-name="D-Heading_20_1" style:master-page-name="Convert_20_2">
      <style:paragraph-properties style:page-number="auto"/>
    </style:style>
    <style:style style:name="P51" style:family="paragraph" style:parent-style-name="D-Bullet" style:list-style-name="L1">
      <style:paragraph-properties fo:margin-left="0.25in" fo:margin-right="0in" fo:text-indent="-0.25in" style:auto-text-indent="false"/>
    </style:style>
    <style:style style:name="P52" style:family="paragraph" style:parent-style-name="D-Bullet" style:list-style-name="L2">
      <style:paragraph-properties fo:margin-left="0.25in" fo:margin-right="0in" fo:text-indent="-0.25in" style:auto-text-indent="false"/>
    </style:style>
    <style:style style:name="P53" style:family="paragraph" style:parent-style-name="D-Bullet" style:list-style-name="L3">
      <style:paragraph-properties fo:margin-left="0.25in" fo:margin-right="0in" fo:text-indent="-0.25in" style:auto-text-indent="false"/>
    </style:style>
    <style:style style:name="P54" style:family="paragraph" style:parent-style-name="D-Bullet" style:list-style-name="L4">
      <style:paragraph-properties fo:margin-left="0.25in" fo:margin-right="0in" fo:text-indent="-0.25in" style:auto-text-indent="false"/>
    </style:style>
    <style:style style:name="P55" style:family="paragraph" style:parent-style-name="D-Bullet" style:list-style-name="L5">
      <style:paragraph-properties fo:margin-left="0.25in" fo:margin-right="0in" fo:text-indent="-0.25in" style:auto-text-indent="false"/>
    </style:style>
    <style:style style:name="P56" style:family="paragraph" style:parent-style-name="D-Bullet" style:list-style-name="L6">
      <style:paragraph-properties fo:margin-left="0.25in" fo:margin-right="0in" fo:text-indent="-0.25in" style:auto-text-indent="false"/>
    </style:style>
    <style:style style:name="P57" style:family="paragraph" style:parent-style-name="D-Bullet" style:list-style-name="L7">
      <style:paragraph-properties fo:margin-left="0.25in" fo:margin-right="0in" fo:text-indent="-0.25in" style:auto-text-indent="false"/>
    </style:style>
    <style:style style:name="P58" style:family="paragraph" style:parent-style-name="D-Bullet" style:list-style-name="L2">
      <style:paragraph-properties fo:margin-left="0.25in" fo:margin-right="0in" fo:margin-top="0in" fo:margin-bottom="0.0835in" fo:orphans="2" fo:widows="2" fo:text-indent="-0.25in" style:auto-text-indent="false" style:writing-mode="lr-tb"/>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P59" style:family="paragraph" style:parent-style-name="D-Bullet" style:list-style-name="L3">
      <style:paragraph-properties fo:margin-left="0.25in" fo:margin-right="0in" fo:margin-top="0in" fo:margin-bottom="0.0835in" fo:orphans="2" fo:widows="2" fo:text-indent="-0.25in" style:auto-text-indent="false" style:writing-mode="lr-tb"/>
    </style:style>
    <style:style style:name="P60" style:family="paragraph" style:parent-style-name="D-Bullet" style:list-style-name="L5">
      <style:paragraph-properties fo:margin-left="0.25in" fo:margin-right="0in" fo:margin-top="0in" fo:margin-bottom="0.0835in" fo:orphans="2" fo:widows="2" fo:text-indent="-0.25in" style:auto-text-indent="false" style:writing-mode="lr-tb"/>
    </style:style>
    <style:style style:name="P61" style:family="paragraph" style:parent-style-name="D-Bullet" style:list-style-name="L5">
      <style:paragraph-properties fo:margin-left="0.25in" fo:margin-right="0in" fo:margin-top="0in" fo:margin-bottom="0.1665in" fo:text-indent="-0.25in" style:auto-text-indent="false"/>
    </style:style>
    <style:style style:name="P62" style:family="paragraph" style:parent-style-name="D-Bullet" style:list-style-name="L6">
      <style:paragraph-properties fo:margin-left="0.25in" fo:margin-right="0in" fo:margin-top="0in" fo:margin-bottom="0.1665in" fo:text-indent="-0.25in" style:auto-text-indent="false"/>
    </style:style>
    <style:style style:name="P63" style:family="paragraph" style:parent-style-name="D-Bullet_20_Last" style:list-style-name="L7">
      <style:paragraph-properties fo:margin-left="0.25in" fo:margin-right="0in" fo:text-indent="-0.25in" style:auto-text-indent="false"/>
    </style:style>
    <style:style style:name="P64" style:family="paragraph" style:parent-style-name="D-Steps" style:list-style-name="">
      <style:paragraph-properties fo:margin-top="0in" fo:margin-bottom="0.1665in" fo:orphans="2" fo:widows="2" style:writing-mode="lr-tb"/>
    </style:style>
    <style:style style:name="P65" style:family="paragraph" style:parent-style-name="D-Heading_20_1_20__23_" style:master-page-name="Convert_20_5">
      <style:paragraph-properties style:page-number="1"/>
    </style:style>
    <style:style style:name="P66" style:family="paragraph" style:parent-style-name="D-Heading_20_1_20__23_" style:master-page-name="Convert_20_7">
      <style:paragraph-properties style:page-number="auto"/>
    </style:style>
    <style:style style:name="P67" style:family="paragraph" style:parent-style-name="D-Heading_20_1_20__23_" style:master-page-name="Convert_20_9">
      <style:paragraph-properties style:page-number="auto"/>
    </style:style>
    <style:style style:name="P68" style:family="paragraph" style:parent-style-name="D-Heading_20_1_20__23_" style:master-page-name="Convert_20_11">
      <style:paragraph-properties style:page-number="auto"/>
    </style:style>
    <style:style style:name="P69" style:family="paragraph" style:parent-style-name="D-Heading_20_1_20__23_" style:master-page-name="Convert_20_13">
      <style:paragraph-properties style:page-number="auto"/>
    </style:style>
    <style:style style:name="P70" style:family="paragraph" style:parent-style-name="D-Heading_20_1_20__23_" style:master-page-name="Convert_20_15">
      <style:paragraph-properties style:page-number="auto"/>
    </style:style>
    <style:style style:name="P71" style:family="paragraph" style:parent-style-name="D-Heading_20_1_20__23_" style:master-page-name="Convert_20_17">
      <style:paragraph-properties style:page-number="auto"/>
    </style:style>
    <style:style style:name="P72" style:family="paragraph" style:parent-style-name="D-Heading_20_1_20__23_" style:master-page-name="Convert_20_19">
      <style:paragraph-properties style:page-number="auto"/>
    </style:style>
    <style:style style:name="P73" style:family="paragraph" style:parent-style-name="D-Heading_20_2_20__23_">
      <style:paragraph-properties fo:margin-left="0in" fo:margin-right="0in" fo:text-indent="0in" style:auto-text-indent="false"/>
    </style:style>
    <style:style style:name="P74" style:family="paragraph" style:parent-style-name="D-Heading_20_2_20__23_">
      <style:paragraph-properties fo:margin-left="0in" fo:margin-right="0in" fo:margin-top="0.25in" fo:margin-bottom="0.0835in" fo:orphans="2" fo:widows="2" fo:text-indent="0in" style:auto-text-indent="false" fo:break-before="auto" fo:break-after="auto" fo:keep-with-next="always" style:writing-mode="lr-tb"/>
    </style:style>
    <style:style style:name="P75" style:family="paragraph" style:parent-style-name="D-Heading_20_3_20__23_">
      <style:paragraph-properties fo:margin-left="0in" fo:margin-right="0in" fo:margin-top="0.25in" fo:margin-bottom="0.0417in" fo:orphans="2" fo:widows="2" fo:text-indent="0in" style:auto-text-indent="false" fo:break-before="auto" fo:break-after="auto" fo:keep-with-next="always" style:writing-mode="lr-tb"/>
    </style:style>
    <style:style style:name="P76" style:family="paragraph" style:parent-style-name="D-Javadoc_20_Standard">
      <style:paragraph-properties fo:break-before="page"/>
    </style:style>
    <style:style style:name="P77" style:family="paragraph" style:parent-style-name="D-Javadoc_20_Standard">
      <style:paragraph-properties fo:margin-left="0.35in" fo:margin-right="-0.1in" fo:text-indent="-0.35in" style:auto-text-indent="false"/>
    </style:style>
    <style:style style:name="P78" style:family="paragraph" style:parent-style-name="D-Javadoc_20_Standard">
      <style:paragraph-properties fo:margin-left="0.35in" fo:margin-right="-0.2in" fo:text-indent="-0.35in" style:auto-text-indent="false"/>
    </style:style>
    <style:style style:name="P79" style:family="paragraph" style:parent-style-name="D-Javadoc_20_Standard">
      <style:paragraph-properties fo:orphans="2" fo:widows="2" style:writing-mode="lr-tb"/>
      <style:text-properties style:font-name="Arial" fo:font-size="11pt" fo:language="en" fo:country="US" style:font-name-asian="Times New Roman" style:font-size-asian="11pt" style:font-name-complex="Arial" style:font-size-complex="12pt" style:language-complex="ar" style:country-complex="SA"/>
    </style:style>
    <style:style style:name="P80" style:family="paragraph">
      <style:paragraph-properties style:writing-mode="lr-t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color="#ff0000"/>
    </style:style>
    <style:style style:name="T4" style:family="text">
      <style:text-properties fo:language="zxx" fo:country="none" style:language-asian="zxx" style:country-asian="none"/>
    </style:style>
    <style:style style:name="T5" style:family="text">
      <style:text-properties fo:font-style="normal" style:font-style-asian="normal" style:font-style-complex="normal"/>
    </style:style>
    <style:style style:name="T6" style:family="text">
      <style:text-properties style:font-style-complex="italic"/>
    </style:style>
    <style:style style:name="T7" style:family="text">
      <style:text-properties fo:color="#000000"/>
    </style:style>
    <style:style style:name="T8" style:family="text">
      <style:text-properties fo:font-weight="bold" style:font-weight-asian="bold" style:font-weight-complex="bold"/>
    </style:style>
    <style:style style:name="T9" style:family="text">
      <style:text-properties style:font-name-complex="Courier New"/>
    </style:style>
    <style:style style:name="T10" style:family="text">
      <style:text-properties style:font-name="Arial" style:font-name-complex="Arial"/>
    </style:style>
    <style:style style:name="T11" style:family="text">
      <style:text-properties fo:font-size="10pt" style:font-size-asian="10pt" style:font-size-complex="10pt"/>
    </style:style>
    <style:style style:name="T12"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13" style:family="text">
      <style:text-properties style:use-window-font-color="true" style:font-name="Arial" fo:font-size="11pt" fo:language="en" fo:country="US" fo:font-weight="bold" style:font-name-asian="Times New Roman" style:font-size-asian="11pt" style:font-weight-asian="bold" style:font-name-complex="Arial" style:font-size-complex="12pt" style:language-complex="ar" style:country-complex="SA" style:font-weight-complex="bold"/>
    </style:style>
    <style:style style:name="T14" style:family="text">
      <style:text-properties style:use-window-font-color="true" fo:font-size="10pt" fo:language="en" fo:country="US" style:font-name-asian="Times New Roman" style:font-size-asian="10pt" style:font-size-complex="10pt" style:language-complex="ar" style:country-complex="SA"/>
    </style:style>
    <style:style style:name="T15" style:family="text">
      <style:text-properties style:use-window-font-color="true" fo:font-size="10pt" fo:language="en" fo:country="US" style:text-underline-style="solid" style:text-underline-width="auto" style:text-underline-color="font-color" style:font-name-asian="Times New Roman" style:font-size-asian="10pt" style:font-size-complex="10pt" style:language-complex="ar" style:country-complex="SA"/>
    </style:style>
    <style:style style:name="T16" style:family="text">
      <style:text-properties style:use-window-font-color="true" fo:language="en" fo:country="US" style:font-name-asian="Times New Roman" style:font-size-complex="12pt" style:language-complex="ar" style:country-complex="SA"/>
    </style:style>
    <style:style style:name="T17" style:family="text">
      <style:text-properties style:use-window-font-color="true" style:font-name="Courier New" fo:font-size="10pt" fo:language="en" fo:country="US" style:font-name-asian="Times New Roman" style:font-size-asian="11pt" style:font-name-complex="Courier New" style:font-size-complex="12pt" style:language-complex="ar" style:country-complex="SA"/>
    </style:style>
    <style:style style:name="T18" style:family="text">
      <style:text-properties style:use-window-font-color="true" style:font-name="Courier New1" fo:font-size="11pt" fo:language="en" fo:country="US" style:font-name-asian="Times New Roman" style:font-size-asian="11pt" style:font-name-complex="Arial" style:font-size-complex="12pt" style:language-complex="ar" style:country-complex="SA"/>
    </style:style>
    <style:style style:name="T19" style:family="text">
      <style:text-properties fo:color="#3f5fbf" style:font-name="Monospace" fo:font-size="10pt" style:font-name-asian="Monospace" style:font-size-asian="10pt" style:font-name-complex="Monospace" style:font-size-complex="10pt"/>
    </style:style>
    <style:style style:name="T20" style:family="text">
      <style:text-properties style:font-name="Monospace" fo:font-size="10pt" style:font-size-asian="10pt" style:font-name-complex="Monospace" style:font-size-complex="10pt"/>
    </style:style>
    <style:style style:name="T21" style:family="text">
      <style:text-properties style:font-size-complex="10pt"/>
    </style:style>
    <style:style style:name="T22" style:family="text">
      <style:text-properties style:font-name="Courier New1"/>
    </style:style>
    <style:style style:name="T23" style:family="text">
      <style:text-properties style:font-name="Courier New1" fo:font-size="10pt" style:font-size-asian="10pt" style:font-size-complex="10pt"/>
    </style:style>
    <style:style style:name="T24" style:family="text">
      <style:text-properties style:font-name="Lucida Sans Unicode1"/>
    </style:style>
    <style:style style:name="T25" style:family="text">
      <style:text-properties style:font-name="Courier New1"/>
    </style:style>
    <style:style style:name="T26" style:family="text"/>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e1d2b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ge"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38">Java Programming<text:line-break/>and Style Standard</text:p>
      <text:p text:style-name="P19">Version 1.0</text:p>
      <text:p text:style-name="P48">November 10, 2012</text:p>
      <text:p text:style-name="P48"/>
      <text:p text:style-name="P48"/>
      <text:p text:style-name="P48"/>
      <text:p text:style-name="P48"/>
      <text:p text:style-name="P48"/>
      <text:p text:style-name="P48"/>
      <text:p text:style-name="P48"/>
      <text:p text:style-name="P48"/>
      <text:p text:style-name="P39">Carolla Development, Inc.</text:p>
      <text:p text:style-name="P41"><text:span text:style-name="T24">©</text:span> 2012 by Carolla Development, Inc. All Rights Reserved</text:p>
      <text:p text:style-name="P40"><text:soft-page-break/></text:p>
      <text:section text:style-name="Sect1" text:name="Section1">
        <text:p text:style-name="D-Heading_20_1"><text:bookmark-start text:name="__RefHeading__10_1257360368"/>About This Document<text:bookmark-end text:name="__RefHeading__10_1257360368"/></text:p>
        <text:p text:style-name="D-Heading_20_3"><text:bookmark-start text:name="__RefHeading__12_1257360368"/>Document Purpose<text:bookmark-end text:name="__RefHeading__12_1257360368"/></text:p>
        <text:p text:style-name="D-Body_20_Text">The Java Programming and Style Standard describes the standards that a<text:span text:style-name="T1"> </text:span>development team will follow regarding aspects of the Java programming language, including projects, packages, classes, attributes, methods, white space, comments, and other coding practices. It is intended to be a template for the team to modify to better fit their own coding and style standards and still maintain consistency among developers. This standard is expected to reduce errors, smooth implementation time, and facilitate communication by making code more readable and efficient.</text:p>
        <text:p text:style-name="D-Heading_20_3">Copyright Statement</text:p>
        <text:p text:style-name="P28">Copyright (c) 2012, Carolla Development, Inc. All Rights Reserved</text:p>
        <text:p text:style-name="P28"><text:s/>Permission to make digital or hard copies of all or parts of this work for commercial use is prohibited. To republish, to post on servers, to reuse, or to redistribute to lists, requires prior specific permission and/or a fee. Request permission to use from Carolla Development, Inc. by email: acline@carolla.com</text:p>
        <text:p text:style-name="D-Heading_20_3"><text:bookmark-start text:name="__RefHeading__16_1257360368"/>Intended Audience<text:bookmark-end text:name="__RefHeading__16_1257360368"/></text:p>
        <text:p text:style-name="D-Body_20_Text">All members of a software project team, particularly the technical development and testing members.</text:p>
        <text:p text:style-name="D-Heading_20_3"><text:bookmark-start text:name="__RefHeading__18_1257360368"/>Publication Date<text:bookmark-end text:name="__RefHeading__18_1257360368"/></text:p>
        <text:p text:style-name="P24">Last saved: <text:span text:style-name="T7"><text:modification-date style:data-style-name="N76">November 10, 2012</text:modification-date></text:span></text:p>
        <text:p text:style-name="P24">This printing: <text:span text:style-name="T7"><text:date style:data-style-name="N76" text:date-value="2012-11-10T20:43:34.99"/></text:span></text:p>
        <text:p text:style-name="D-Body_20_Text">Page count: <text:page-count style:num-format="1">51</text:page-count> pages</text:p>
        <text:p text:style-name="D-Heading_20_3"><text:bookmark-start text:name="__RefHeading__20_1257360368"/>Document Location<text:bookmark-end text:name="__RefHeading__20_1257360368"/></text:p>
        <text:p text:style-name="P24">Request from Al Cline</text:p>
        <text:p text:style-name="P24">acline@carolla.com</text:p>
        <text:p text:style-name="D-Body_20_Text">3190 Needham Dr, Dublin, OH 43017</text:p>
        <text:p text:style-name="D-Heading_20_3"><text:bookmark-start text:name="__RefHeading__22_1257360368"/>Prepared by<text:bookmark-end text:name="__RefHeading__22_1257360368"/></text:p>
        <text:p text:style-name="P24">Alan Cline, PMP, ACP</text:p>
        <text:p text:style-name="P26">President, Carolla Development</text:p>
        <text:p text:style-name="P20">acline@carolla.com</text:p>
        <text:p text:style-name="D-Heading_20_3"/>
      </text:section>
      <text:p text:style-name="P50"><text:bookmark-start text:name="__RefHeading__28_1257360368"/>Revision History<text:bookmark-end text:name="__RefHeading__28_1257360368"/></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27"><text:bookmark-start text:name="__RefHeading__30_1257360368"/>Date<text:bookmark-end text:name="__RefHeading__30_1257360368"/></text:p>
            </table:table-cell>
            <table:table-cell table:style-name="Table1.B1" office:value-type="string">
              <text:p text:style-name="P27"><text:bookmark-start text:name="__RefHeading__32_1257360368"/>Version<text:bookmark-end text:name="__RefHeading__32_1257360368"/></text:p>
            </table:table-cell>
            <table:table-cell table:style-name="Table1.B1" office:value-type="string">
              <text:p text:style-name="P27"><text:bookmark-start text:name="__RefHeading__34_1257360368"/>Description<text:bookmark-end text:name="__RefHeading__34_1257360368"/></text:p>
            </table:table-cell>
            <table:table-cell table:style-name="Table1.B1" office:value-type="string">
              <text:p text:style-name="P27"><text:bookmark-start text:name="__RefHeading__36_1257360368"/>Modified By<text:bookmark-end text:name="__RefHeading__36_1257360368"/></text:p>
            </table:table-cell>
          </table:table-row>
        </table:table-header-rows>
        <table:table-row table:style-name="Table1.1">
          <table:table-cell table:style-name="Table1.A2" office:value-type="string">
            <text:p text:style-name="P25">12 Nov 2012</text:p>
          </table:table-cell>
          <table:table-cell table:style-name="Table1.B2" office:value-type="string">
            <text:p text:style-name="P25">1.0</text:p>
          </table:table-cell>
          <table:table-cell table:style-name="Table1.B2" office:value-type="string">
            <text:p text:style-name="P25">Initial template draft based on specific versions of several projects used over many years</text:p>
          </table:table-cell>
          <table:table-cell table:style-name="Table1.B2" office:value-type="string">
            <text:p text:style-name="P25">Al Cline</text:p>
          </table:table-cell>
        </table:table-row>
        <table:table-row table:style-name="Table1.1">
          <table:table-cell table:style-name="Table1.A2" office:value-type="string">
            <text:p text:style-name="P25"/>
          </table:table-cell>
          <table:table-cell table:style-name="Table1.B2" office:value-type="string">
            <text:p text:style-name="P25"/>
          </table:table-cell>
          <table:table-cell table:style-name="Table1.B2" office:value-type="string">
            <text:p text:style-name="P25"/>
          </table:table-cell>
          <table:table-cell table:style-name="Table1.B2" office:value-type="string">
            <text:p text:style-name="P45"/>
          </table:table-cell>
        </table:table-row>
        <table:table-row table:style-name="Table1.1">
          <table:table-cell table:style-name="Table1.A2" office:value-type="string">
            <text:p text:style-name="P25"/>
          </table:table-cell>
          <table:table-cell table:style-name="Table1.B2" office:value-type="string">
            <text:p text:style-name="P25"/>
          </table:table-cell>
          <table:table-cell table:style-name="Table1.B2" office:value-type="string">
            <text:p text:style-name="P25"/>
          </table:table-cell>
          <table:table-cell table:style-name="Table1.B2" office:value-type="string">
            <text:p text:style-name="P45"/>
          </table:table-cell>
        </table:table-row>
        <table:table-row table:style-name="Table1.1">
          <table:table-cell table:style-name="Table1.A2" office:value-type="string">
            <text:p text:style-name="P25"/>
          </table:table-cell>
          <table:table-cell table:style-name="Table1.B2" office:value-type="string">
            <text:p text:style-name="P25"/>
          </table:table-cell>
          <table:table-cell table:style-name="Table1.B2" office:value-type="string">
            <text:p text:style-name="P25"/>
          </table:table-cell>
          <table:table-cell table:style-name="Table1.B2" office:value-type="string">
            <text:p text:style-name="P45"/>
          </table:table-cell>
        </table:table-row>
        <table:table-row table:style-name="Table1.1">
          <table:table-cell table:style-name="Table1.A2" office:value-type="string">
            <text:p text:style-name="P25"/>
          </table:table-cell>
          <table:table-cell table:style-name="Table1.B2" office:value-type="string">
            <text:p text:style-name="P25"/>
          </table:table-cell>
          <table:table-cell table:style-name="Table1.B2" office:value-type="string">
            <text:p text:style-name="P25"/>
          </table:table-cell>
          <table:table-cell table:style-name="Table1.B2" office:value-type="string">
            <text:p text:style-name="P45"/>
          </table:table-cell>
        </table:table-row>
        <table:table-row table:style-name="Table1.1">
          <table:table-cell table:style-name="Table1.A2" office:value-type="string">
            <text:p text:style-name="P25"/>
          </table:table-cell>
          <table:table-cell table:style-name="Table1.B2" office:value-type="string">
            <text:p text:style-name="P25"/>
          </table:table-cell>
          <table:table-cell table:style-name="Table1.B2" office:value-type="string">
            <text:p text:style-name="P25"/>
          </table:table-cell>
          <table:table-cell table:style-name="Table1.B2" office:value-type="string">
            <text:p text:style-name="P45"/>
          </table:table-cell>
        </table:table-row>
        <table:table-row table:style-name="Table1.1">
          <table:table-cell table:style-name="Table1.A2" office:value-type="string">
            <text:p text:style-name="P25"/>
          </table:table-cell>
          <table:table-cell table:style-name="Table1.B2" office:value-type="string">
            <text:p text:style-name="P25"/>
          </table:table-cell>
          <table:table-cell table:style-name="Table1.B2" office:value-type="string">
            <text:p text:style-name="P25"/>
          </table:table-cell>
          <table:table-cell table:style-name="Table1.B2" office:value-type="string">
            <text:p text:style-name="P45"/>
          </table:table-cell>
        </table:table-row>
        <table:table-row table:style-name="Table1.1">
          <table:table-cell table:style-name="Table1.A2" office:value-type="string">
            <text:p text:style-name="P25"/>
          </table:table-cell>
          <table:table-cell table:style-name="Table1.B2" office:value-type="string">
            <text:p text:style-name="P25"/>
          </table:table-cell>
          <table:table-cell table:style-name="Table1.B2" office:value-type="string">
            <text:p text:style-name="P25"/>
          </table:table-cell>
          <table:table-cell table:style-name="Table1.B2" office:value-type="string">
            <text:p text:style-name="P45"/>
          </table:table-cell>
        </table:table-row>
        <table:table-row table:style-name="Table1.1">
          <table:table-cell table:style-name="Table1.A10" office:value-type="string">
            <text:p text:style-name="P25"/>
          </table:table-cell>
          <table:table-cell table:style-name="Table1.B10" office:value-type="string">
            <text:p text:style-name="P25"/>
          </table:table-cell>
          <table:table-cell table:style-name="Table1.B10" office:value-type="string">
            <text:p text:style-name="P25"/>
          </table:table-cell>
          <table:table-cell table:style-name="Table1.B10" office:value-type="string">
            <text:p text:style-name="P25"/>
          </table:table-cell>
        </table:table-row>
      </table:table>
      <text:p text:style-name="D-TOC_20_Style">Table of Contents</text:p>
      <text:table-of-content text:style-name="Sect2"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span> </text:index-entry-span>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D-Heading_20_1"/>
            <text:index-source-style text:style-name="D-Heading_20_1_20__23_"/>
            <text:index-source-style text:style-name="D-Heading_20_1"/>
            <text:index-source-style text:style-name="D-Heading_20_2"/>
            <text:index-source-style text:style-name="D-Heading_20_3"/>
            <text:index-source-style text:style-name="D-Heading_20_1_20__23_"/>
            <text:index-source-style text:style-name="D-Heading_20_2_20__23_"/>
            <text:index-source-style text:style-name="D-Heading_20_3_20__23_"/>
          </text:index-source-styles>
          <text:index-source-styles text:outline-level="2">
            <text:index-source-style text:style-name="D-Heading_20_2"/>
            <text:index-source-style text:style-name="D-Heading_20_2_20__23_"/>
            <text:index-source-style text:style-name="Heading_20_2"/>
          </text:index-source-styles>
          <text:index-source-styles text:outline-level="3">
            <text:index-source-style text:style-name="Heading_20_3"/>
          </text:index-source-styles>
        </text:table-of-content-source>
        <text:index-body>
          <text:p text:style-name="P42"><text:a xlink:type="simple" xlink:href="#__RefHeading__10_1257360368"><text:s text:c="4"/>About This Document<text:tab/>i</text:a></text:p>
          <text:p text:style-name="P42"><text:a xlink:type="simple" xlink:href="#__RefHeading__10_1257360368"><text:s text:c="4"/>About This Document<text:tab/>i</text:a></text:p>
          <text:p text:style-name="P42"><text:a xlink:type="simple" xlink:href="#__RefHeading__12_1257360368"><text:s text:c="4"/>Document Purpose<text:tab/>i</text:a></text:p>
          <text:p text:style-name="P42"><text:a xlink:type="simple" xlink:href="#__RefHeading__14_1257360368"><text:s text:c="4"/>Document Prepared for<text:tab/>i</text:a></text:p>
          <text:p text:style-name="P42"><text:a xlink:type="simple" xlink:href="#__RefHeading__16_1257360368"><text:s text:c="4"/>Intended Audience<text:tab/>i</text:a></text:p>
          <text:p text:style-name="P42"><text:a xlink:type="simple" xlink:href="#__RefHeading__18_1257360368"><text:s text:c="4"/>Publication Date<text:tab/>i</text:a></text:p>
          <text:p text:style-name="P42"><text:a xlink:type="simple" xlink:href="#__RefHeading__20_1257360368"><text:s text:c="4"/>Document Location<text:tab/>i</text:a></text:p>
          <text:p text:style-name="P42"><text:a xlink:type="simple" xlink:href="#__RefHeading__22_1257360368"><text:s text:c="4"/>Prepared by<text:tab/>i</text:a></text:p>
          <text:p text:style-name="P42"><text:a xlink:type="simple" xlink:href="#__RefHeading__24_1257360368"><text:s text:c="4"/>Distribution Statement<text:tab/>i</text:a></text:p>
          <text:p text:style-name="P42"><text:a xlink:type="simple" xlink:href="#__RefHeading__26_1257360368"><text:s text:c="4"/>ITAR Statement<text:tab/>ii</text:a></text:p>
          <text:p text:style-name="P42"><text:a xlink:type="simple" xlink:href="#__RefHeading__28_1257360368"><text:s text:c="4"/>Revision History<text:tab/>iii</text:a></text:p>
          <text:p text:style-name="P42"><text:a xlink:type="simple" xlink:href="#__RefHeading__28_1257360368"><text:s text:c="4"/>Revision History<text:tab/>iii</text:a></text:p>
          <text:p text:style-name="P42"><text:a xlink:type="simple" xlink:href="#__RefHeading__30_1257360368"><text:s text:c="4"/>Date<text:tab/>iii</text:a></text:p>
          <text:p text:style-name="P42"><text:a xlink:type="simple" xlink:href="#__RefHeading__32_1257360368"><text:s text:c="4"/>Version<text:tab/>iii</text:a></text:p>
          <text:p text:style-name="P42"><text:a xlink:type="simple" xlink:href="#__RefHeading__34_1257360368"><text:s text:c="4"/>Description<text:tab/>iii</text:a></text:p>
          <text:p text:style-name="P42"><text:a xlink:type="simple" xlink:href="#__RefHeading__36_1257360368"><text:s text:c="4"/>Modified By<text:tab/>iii</text:a></text:p>
          <text:p text:style-name="P42"><text:a xlink:type="simple" xlink:href="#__RefHeading__38_1257360368">1. <text:s text:c="3"/>Introduction<text:tab/>1</text:a></text:p>
          <text:p text:style-name="P42"><text:a xlink:type="simple" xlink:href="#__RefHeading__38_1257360368">1. <text:s text:c="3"/>Introduction<text:tab/>1</text:a></text:p>
          <text:p text:style-name="P44"><text:a xlink:type="simple" xlink:href="#__RefHeading__40_1257360368">2.Purpose<text:tab/>1</text:a></text:p>
          <text:p text:style-name="P42"><text:a xlink:type="simple" xlink:href="#__RefHeading__40_1257360368">2. <text:s text:c="3"/>Purpose<text:tab/>1</text:a></text:p>
          <text:p text:style-name="P44"><text:a xlink:type="simple" xlink:href="#__RefHeading__42_1257360368">3.Scope<text:tab/>1</text:a></text:p>
          <text:p text:style-name="P42"><text:a xlink:type="simple" xlink:href="#__RefHeading__42_1257360368">3. <text:s text:c="3"/>Scope<text:tab/>1</text:a></text:p>
          <text:p text:style-name="P44"><text:a xlink:type="simple" xlink:href="#__RefHeading__44_1257360368">4.Java Coding Recommendations<text:tab/>2</text:a></text:p>
          <text:p text:style-name="P42"><text:a xlink:type="simple" xlink:href="#__RefHeading__44_1257360368">4. <text:s text:c="3"/>Java Coding Recommendations<text:tab/>2</text:a></text:p>
          <text:p text:style-name="P42"><text:a xlink:type="simple" xlink:href="#__RefHeading__46_1257360368">5. <text:s text:c="3"/>Layout<text:tab/>2</text:a></text:p>
          <text:p text:style-name="P42"><text:a xlink:type="simple" xlink:href="#__RefHeading__48_1257360368">6. <text:s text:c="3"/>Importance<text:tab/>2</text:a></text:p>
          <text:p text:style-name="P42"><text:a xlink:type="simple" xlink:href="#__RefHeading__50_1257360368">7. <text:s text:c="3"/>General Java Coding Recommendations<text:tab/>2</text:a></text:p>
          <text:p text:style-name="P44"><text:a xlink:type="simple" xlink:href="#__RefHeading__52_1257360368">8.Definitions<text:tab/>3</text:a></text:p>
          <text:p text:style-name="P42"><text:a xlink:type="simple" xlink:href="#__RefHeading__52_1257360368">8. <text:s text:c="3"/>Definitions<text:tab/>3</text:a></text:p>
          <text:p text:style-name="P42"><text:a xlink:type="simple" xlink:href="#__RefHeading__54_1257360368">9. <text:s text:c="3"/>Projects<text:tab/>5</text:a></text:p>
          <text:p text:style-name="P42"><text:soft-page-break/><text:a xlink:type="simple" xlink:href="#__RefHeading__54_1257360368">9. <text:s text:c="3"/>Projects<text:tab/>5</text:a></text:p>
          <text:p text:style-name="P42"><text:a xlink:type="simple" xlink:href="#__RefHeading__56_1257360368">10. <text:s text:c="3"/>Packages<text:tab/>9</text:a></text:p>
          <text:p text:style-name="P42"><text:a xlink:type="simple" xlink:href="#__RefHeading__56_1257360368">10. <text:s text:c="3"/>Packages<text:tab/>9</text:a></text:p>
          <text:p text:style-name="P42"><text:a xlink:type="simple" xlink:href="#__RefHeading__58_1257360368">11. <text:s text:c="3"/>Classes and Types<text:tab/>11</text:a></text:p>
          <text:p text:style-name="P42"><text:a xlink:type="simple" xlink:href="#__RefHeading__58_1257360368">11. <text:s text:c="3"/>Classes and Types<text:tab/>11</text:a></text:p>
          <text:p text:style-name="P42"><text:a xlink:type="simple" xlink:href="#__RefHeading__60_1257360368">12. <text:s text:c="3"/>Attributes<text:tab/>19</text:a></text:p>
          <text:p text:style-name="P42"><text:a xlink:type="simple" xlink:href="#__RefHeading__60_1257360368">12. <text:s text:c="3"/>Attributes<text:tab/>19</text:a></text:p>
          <text:p text:style-name="P42"><text:a xlink:type="simple" xlink:href="#__RefHeading__62_1257360368">13. <text:s text:c="3"/>Methods<text:tab/>29</text:a></text:p>
          <text:p text:style-name="P42"><text:a xlink:type="simple" xlink:href="#__RefHeading__62_1257360368">13. <text:s text:c="3"/>Methods<text:tab/>29</text:a></text:p>
          <text:p text:style-name="P42"><text:a xlink:type="simple" xlink:href="#__RefHeading__64_1257360368">14. <text:s text:c="3"/>Comments<text:tab/>45</text:a></text:p>
          <text:p text:style-name="P42"><text:a xlink:type="simple" xlink:href="#__RefHeading__64_1257360368">14. <text:s text:c="3"/>Comments<text:tab/>45</text:a></text:p>
          <text:p text:style-name="P42"><text:a xlink:type="simple" xlink:href="#__RefHeading__66_1257360368">15. <text:s text:c="3"/>References<text:tab/>49</text:a></text:p>
          <text:p text:style-name="P42"><text:a xlink:type="simple" xlink:href="#__RefHeading__66_1257360368">15. <text:s text:c="3"/>References<text:tab/>49</text:a></text:p>
        </text:index-body>
      </text:table-of-content>
      <text:p text:style-name="P43"/>
      <text:p text:style-name="D-Body_20_Text"/>
      <text:p text:style-name="D-Body_20_Text"/>
      <text:list xml:id="list1739720648246656190" text:style-name="WW8Num4">
        <text:list-item>
          <text:p text:style-name="P65"><text:bookmark-start text:name="__RefHeading__38_1257360368"/>Introduction<text:bookmark-end text:name="__RefHeading__38_1257360368"/></text:p>
          <text:list>
            <text:list-item>
              <text:p text:style-name="P73"><text:bookmark-start text:name="__RefHeading__40_1257360368"/>Purpose<text:bookmark-end text:name="__RefHeading__40_1257360368"/></text:p>
            </text:list-item>
          </text:list>
        </text:list-item>
      </text:list>
      <text:p text:style-name="D-Body_20_Text">The Java Programming and Style Standard describes the standards that a<text:span text:style-name="T1"> </text:span>development team will follow regarding aspects of the Java programming language, including projects, packages, classes, attributes, methods, white space, comments, and other coding practices. It is intended to be a template for the team to modify to better fit their own coding and style standards and still maintain consistency among developers. This standard is expected to reduce errors, smooth implementation time, and facilitate communication by making code more readable and efficient.</text:p>
      <text:list xml:id="list2178909097" text:continue-numbering="true" text:style-name="WW8Num4">
        <text:list-item>
          <text:list>
            <text:list-item>
              <text:p text:style-name="P74"><text:bookmark-start text:name="__RefHeading__42_1257360368"/>Scope<text:bookmark-end text:name="__RefHeading__42_1257360368"/></text:p>
            </text:list-item>
          </text:list>
        </text:list-item>
      </text:list>
      <text:p text:style-name="D-Body_20_Text">The <text:span text:style-name="T5">Java P</text:span>rogramming and Style Standard borrows heavily from other guidelines and standards, including the standards from Sun Microsystems, and especially from the <text:span text:style-name="T2">Java Programming Style Guideline</text:span> <text:a xlink:type="simple" xlink:href="#References"><text:span text:style-name="Internet_20_link">[6]</text:span></text:a>. As described in the Sun Microsystems standards, there is an inherent need for a coding standard because 80% of software changes occur in maintenance over the life of the product, and rarely is software maintained by the original author. </text:p>
      <text:p text:style-name="D-Body_20_Text">This document lists many of the coding recommendations common in the Java development community. These recommendations are based on established standards collected from a number of sources, individual experience, and local requirements or needs, as well as suggestions given in [1], [2], [3], [4] and [5] (see the <text:a xlink:type="simple" xlink:href="#References"><text:span text:style-name="Internet_20_link">References</text:span></text:a> section). Because the referenced guides are too general in scope, however, more <text:span text:style-name="T5">specific rules (especially naming rules) need to be established for the project team</text:span>. In addition, Java has been updated somewhat since these guidelines were written, so this standard takes advantage of those newer features. Some of the standards indicate programming preferences, which are included here as idioms that are recommended for the development team.</text:p>
      <text:p text:style-name="D-Body_20_Text">Carolla Development recommends the Eclipse Interactive Development Environment (IDE) as the development tool of choice. Eclipse can improve the readability of code by access visibility, color-coding, automatic formatting, and use of other marking techniques. However, programmers should never rely on such features. Source code should always be considered larger than the IDE within which it is developed and should be written in a way that maximizes its readability independent of any IDE.</text:p>
      <text:list xml:id="list1225585074" text:continue-numbering="true" text:style-name="WW8Num4">
        <text:list-item>
          <text:p text:style-name="D-Heading_20_2_20__23_"><text:bookmark-start text:name="__RefHeading__44_1257360368"/><text:soft-page-break/>Java Coding Recommendations<text:bookmark-end text:name="__RefHeading__44_1257360368"/></text:p>
          <text:list>
            <text:list-item>
              <text:p text:style-name="D-Heading_20_3_20__23_"><text:bookmark-start text:name="__RefHeading__46_1257360368"/>Layout<text:bookmark-end text:name="__RefHeading__46_1257360368"/></text:p>
            </text:list-item>
          </text:list>
        </text:list-item>
      </text:list>
      <text:p text:style-name="D-Body_20_Text">Recommendations are grouped by topic and numbered ([n]) for ease of reference during technical reviews. Each guideline consists of three elements, as shown in the following example:</text:p>
      <text:p text:style-name="P30"><text:span text:style-name="D-Cross_20_Reference"><text:span text:style-name="T8">[n] Guideline description in bold blue text</text:span></text:span></text:p>
      <text:p text:style-name="P30"><text:span text:style-name="D-Code"><text:span text:style-name="T11">Example, if applicable, in Courier New font</text:span></text:span></text:p>
      <text:p text:style-name="P29">Motivation, background, justification, or additional information</text:p>
      <text:p text:style-name="D-Body_20_Text">Coding standards and guidelines tend to start emotional controversy because of the personal nature of programming, so it is important to state the background for the recommendation.</text:p>
      <text:list xml:id="list1084220780" text:continue-numbering="true" text:style-name="WW8Num4">
        <text:list-item>
          <text:list>
            <text:list-item>
              <text:p text:style-name="P75"><text:bookmark-start text:name="__RefHeading__48_1257360368"/>Importance<text:bookmark-end text:name="__RefHeading__48_1257360368"/></text:p>
            </text:list-item>
          </text:list>
        </text:list-item>
      </text:list>
      <text:p text:style-name="D-Body_20_Text_20_Before_20_Bullet">Within this Java coding standard, the terms <text:span text:style-name="T2">must</text:span>, <text:span text:style-name="T2">should</text:span> and <text:span text:style-name="T2">can</text:span> have special meaning. </text:p>
      <text:list xml:id="list4804324897257140949" text:style-name="L1">
        <text:list-item>
          <text:p text:style-name="P51">A <text:span text:style-name="T2">must</text:span> recommendation is mandatory and will be enforced by the Quality Assurance (QA) team. Violations will not be accepted.</text:p>
        </text:list-item>
        <text:list-item>
          <text:p text:style-name="P51">A <text:span text:style-name="T2">should</text:span> recommendation is a strong, but not mandatory, recommendation or best practice. Only certain justified exceptions are permitted.</text:p>
        </text:list-item>
        <text:list-item>
          <text:p text:style-name="P51">A <text:span text:style-name="T2">can</text:span> recommendation denotes a general guideline or suggestion that may be integrated into the program code at the developer’s discretion.</text:p>
        </text:list-item>
      </text:list>
      <text:list xml:id="list291445104" text:continue-list="list1084220780" text:style-name="WW8Num4">
        <text:list-item>
          <text:list>
            <text:list-item>
              <text:p text:style-name="P75"><text:bookmark-start text:name="__RefHeading__50_1257360368"/>General Java Coding Recommendations<text:bookmark-end text:name="__RefHeading__50_1257360368"/></text:p>
            </text:list-item>
          </text:list>
        </text:list-item>
      </text:list>
      <text:p text:style-name="D-Body_20_Text">This section identifies the general Java coding standards to which the development team adheres.</text:p>
      <text:list xml:id="list5267109458831250556" text:style-name="WW8Num5">
        <text:list-item>
          <text:p text:style-name="D-Javadoc_20_Standard">A violation of a Java coding guideline is permissible if it <text:span text:style-name="D-Cross_20_Reference">enhances</text:span> readability and the understanding of the reader.</text:p>
        </text:list-item>
      </text:list>
      <text:p text:style-name="D-Body_20_Text">The main goal of the recommendation is to improve readability and thereby improve the understanding, maintainability, and general quality of the code. It is impossible to cover all of the specific cases in a general guide, and the programmer should be flexible.</text:p>
      <text:list xml:id="list1246688207" text:continue-numbering="true" text:style-name="WW8Num5">
        <text:list-item>
          <text:p text:style-name="P76">Violations of the Java coding standard must be commented in detail. </text:p>
        </text:list-item>
      </text:list>
      <text:p text:style-name="D-Body_20_Text">Readability is key, and if there is an excellent reason to vary from the standard, the next person to read the code should know what that reason is. If he or she does not know the reason for varying from the standard, they may introduce a bug by putting the code back to standard.</text:p>
      <text:list xml:id="list1429775356" text:continue-list="list291445104" text:style-name="WW8Num4">
        <text:list-item>
          <text:p text:style-name="D-Heading_20_2_20__23_"><text:bookmark-start text:name="Definitions"/><text:bookmark-start text:name="__RefHeading__52_1257360368"/>Definitions<text:bookmark-end text:name="Definitions"/><text:bookmark-end text:name="__RefHeading__52_1257360368"/></text:p>
        </text:list-item>
      </text:list>
      <text:p text:style-name="D-Body_20_Text">This section contains a list of definitions for specialized terms used within this document. Refer to the Glossary, a standalone document, for a complete listing of terms and acronyms to the project.</text:p>
      <text:list xml:id="list7543585942369193755" text:style-name="L2">
        <text:list-item>
          <text:p text:style-name="P52"><text:span text:style-name="T8">CIV (Component Interface Validator):</text:span> The collection of code classes, contained within a Java package of the same name, that is responsible for validating and filtering all inputs and outputs between the other components and the problem domain component (PDC). The CIV serves as a gateway, and minimizes the coupling, between the PDC and other components. The CIV is key to allowing automated JUnit testing because it provides a socket to bypass the graphical user interface (GUI) code, which JUnit does not test well.</text:p>
        </text:list-item>
        <text:list-item>
          <text:p text:style-name="P52"><text:span text:style-name="T8">DMC (Data Management Component):</text:span> The collection of code classes, contained within a Java package of the same name, that is responsible for all interfacing to storage media, such as databases, the file system, and CD-ROMs. The data management component is one of four functional areas within an application's software architecture and one of the major components of a good three-tiered software architecture.</text:p>
        </text:list-item>
        <text:list-item>
          <text:p text:style-name="P52"><text:span text:style-name="T8">HIC (Human Interface Component):</text:span> The collection of code classes, contained within a Java package of the same name, that is responsible for all interfacing to human users. The HIC includes all graphical user interface (GUI) artifacts, such as menus, drop-down boxes, and input dialog windows. The HIC is one of four functional areas within the software architecture and one of the major components of a good three-tiered software architecture.</text:p>
        </text:list-item>
        <text:list-item>
          <text:p text:style-name="P52"><text:span text:style-name="T8">IDE (Interactive Development Environment)</text:span>: An application that enables and supports the developer to develop code and perform testing by making a collection of tools available. Interactive development environments are often visually oriented for better productivity. Eclipse is one example of an IDE.</text:p>
        </text:list-item>
        <text:list-item>
          <text:p text:style-name="P52"><text:span text:style-name="T8">JDK (Java Development Kit):</text:span> The general term for the various Java compilers and support libraries. The <text:span text:style-name="T6">project team uses </text:span>Java SE (Standard Edition) JDK for typical applications. </text:p>
        </text:list-item>
        <text:list-item>
          <text:p text:style-name="P52"><text:span text:style-name="T8">PDC (Problem Domain Component):</text:span> The collection of code classes, contained within a Java package of the same name, that is responsible for the business and <text:soft-page-break/>application logic of the application. The problem domain component classes contain the major design factors and are kept as independent as possible from the most implementation-centered components, such as the HIC or DMC. The PDC is one of four functional areas within the software architecture and one of the major components of a good three-tiered software architecture.</text:p>
        </text:list-item>
        <text:list-item>
          <text:p text:style-name="P58"><text:span text:style-name="T8">QA (Quality Assurance):</text:span> The systematic process by which the quality of the project and product will be evaluated and enforced. The team's quality assurance policies and standards also include all validation and verification procedures, including JUnit unit testing and formal testing. Quality Control (QC) is the product-testing aspect of the project's QA. </text:p>
        </text:list-item>
        <text:list-item>
          <text:p text:style-name="P58"><text:span text:style-name="T8">SIC (Systems Interface Component):</text:span> The collection of code classes, contained within a Java package of the same name, that is responsible for all interfacing to external systems, such as Internet connections. The systems interface component is one of four functional areas within the software architecture and one of the major components of a good three-tiered software architecture.</text:p>
        </text:list-item>
      </text:list>
      <text:p text:style-name="D-Body_20_Text"/>
      <text:list xml:id="list1231422448" text:continue-list="list1429775356" text:style-name="WW8Num4">
        <text:list-item>
          <text:p text:style-name="P66"><text:bookmark-start text:name="_Getting_Started"/><text:bookmark-start text:name="__RefHeading__54_1257360368"/>Projects<text:bookmark-end text:name="_Getting_Started"/><text:bookmark-end text:name="__RefHeading__54_1257360368"/></text:p>
        </text:list-item>
      </text:list>
      <text:p text:style-name="D-Body_20_Text">This section identifies the Java coding standards associated with projects.</text:p>
      <text:list xml:id="list408717836" text:continue-list="list1246688207" text:style-name="WW8Num5">
        <text:list-item>
          <text:p text:style-name="D-Javadoc_20_Standard">Organize the project’s source code by its architectural components.</text:p>
        </text:list-item>
      </text:list>
      <text:p text:style-name="D-Body_20_Text">This naming convention will increase code maintainability and facilitate the location of classes and methods. Each application contains source code and unit test code.</text:p>
      <text:p text:style-name="D-Body_20_Text">Regardless of the name of the project, Eclipse requires code to be in a directory that is better named <text:span text:style-name="D-Code">src</text:span>, from which the Java compiler, through Eclipse, will find all Java files. Use the following directory structure when setting up the related Java packages, each in its own directory, as shown below. </text:p>
      <text:p text:style-name="P11"><text:span text:style-name="D-Code"><text:span text:style-name="T1">Application_Name </text:span></text:span></text:p>
      <text:p text:style-name="P11"><text:span text:style-name="D-Code"><text:span text:style-name="T9"><text:s/>∟</text:span></text:span><text:span text:style-name="D-Code"> bin</text:span></text:p>
      <text:p text:style-name="P11"><text:span text:style-name="D-Code"><text:span text:style-name="T9"><text:s/>∟</text:span></text:span><text:span text:style-name="D-Code"> doc</text:span></text:p>
      <text:p text:style-name="P11"><text:span text:style-name="D-Code"><text:span text:style-name="T9"><text:s/>∟</text:span></text:span><text:span text:style-name="D-Code"> resources</text:span></text:p>
      <text:p text:style-name="P11"><text:span text:style-name="D-Code"><text:span text:style-name="T9"><text:s/>∟</text:span></text:span><text:span text:style-name="D-Code"> src</text:span></text:p>
      <text:p text:style-name="P31"><text:span text:style-name="D-Code"><text:span text:style-name="T9">∟</text:span></text:span><text:span text:style-name="D-Code"> civ</text:span></text:p>
      <text:p text:style-name="P11"><text:span text:style-name="D-Code"><text:tab/></text:span><text:span text:style-name="D-Code"><text:span text:style-name="T9">∟</text:span></text:span><text:span text:style-name="D-Code"> dmc</text:span></text:p>
      <text:p text:style-name="P11"><text:span text:style-name="D-Code"><text:tab/></text:span><text:span text:style-name="D-Code"><text:span text:style-name="T9">∟</text:span></text:span><text:span text:style-name="D-Code"> hic</text:span></text:p>
      <text:p text:style-name="P11"><text:span text:style-name="D-Code"><text:tab/></text:span><text:span text:style-name="D-Code"><text:span text:style-name="T9">∟</text:span></text:span><text:span text:style-name="D-Code"> pdc</text:span></text:p>
      <text:p text:style-name="P11"><text:span text:style-name="D-Code"><text:tab/></text:span><text:span text:style-name="D-Code"><text:span text:style-name="T9">∟</text:span></text:span><text:span text:style-name="D-Code"> sic</text:span></text:p>
      <text:p text:style-name="P11"><text:span text:style-name="D-Code"><text:tab/></text:span><text:span text:style-name="D-Code"><text:span text:style-name="T9">∟</text:span></text:span><text:span text:style-name="D-Code"> test</text:span></text:p>
      <text:p text:style-name="P11"><text:span text:style-name="D-Code"><text:tab/><text:tab/></text:span><text:span text:style-name="D-Code"><text:span text:style-name="T9">∟</text:span></text:span><text:span text:style-name="D-Code"> civ</text:span></text:p>
      <text:p text:style-name="P11"><text:span text:style-name="D-Code"><text:tab/><text:tab/></text:span><text:span text:style-name="D-Code"><text:span text:style-name="T9">∟</text:span></text:span><text:span text:style-name="D-Code"> dmc</text:span></text:p>
      <text:p text:style-name="P11"><text:span text:style-name="D-Code"><text:tab/><text:tab/></text:span><text:span text:style-name="D-Code"><text:span text:style-name="T9">∟</text:span></text:span><text:span text:style-name="D-Code"> pdc</text:span></text:p>
      <text:p text:style-name="P11"><text:span text:style-name="D-Code"><text:tab/><text:tab/></text:span><text:span text:style-name="D-Code"><text:span text:style-name="T9">∟</text:span></text:span><text:span text:style-name="D-Code"> sic</text:span></text:p>
      <text:p text:style-name="D-Body_20_Text"><text:span text:style-name="D-Code"/></text:p>
      <text:p text:style-name="D-Body_20_Text">The acronyms <text:span text:style-name="D-Code">pdc</text:span>, <text:span text:style-name="D-Code">hic</text:span>, <text:span text:style-name="D-Code">dmc</text:span>, and <text:span text:style-name="D-Code">sic</text:span> refer to the software architectural components of Problem Domain Component (PDC), Human Interface Component (HIC), Data Management Component (DMC), and the external System Interface Component (SIC). Refer to the <text:a xlink:type="simple" xlink:href="#Definitions"><text:span text:style-name="Internet_20_link">Definitions</text:span></text:a> section of this document for the meanings of the acronyms used for package folders. More detail is given in the directory usages below.</text:p>
      <text:list xml:id="list2845187934664085800" text:style-name="L3">
        <text:list-item>
          <text:p text:style-name="P53"><text:span text:style-name="D-Code"><text:span text:style-name="T8">bin</text:span></text:span><text:span text:style-name="D-Code"><text:span text:style-name="T10">:</text:span></text:span> The binary <text:span text:style-name="D-Code">.class</text:span> files are put here by the Java compiler.</text:p>
        </text:list-item>
        <text:list-item>
          <text:p text:style-name="P53"><text:span text:style-name="D-Code"><text:span text:style-name="T8">doc</text:span></text:span><text:span text:style-name="T8">:</text:span> HTML text files are put here by the Javadoc tool in a directory structure that mirrors the source folder.</text:p>
        </text:list-item>
        <text:list-item>
          <text:p text:style-name="P53"><text:soft-page-break/><text:span text:style-name="D-Code"><text:span text:style-name="T8">resources</text:span></text:span><text:span text:style-name="T8">:</text:span> Non-source items such as pictures, XML files, and project data are kept in this folder.</text:p>
        </text:list-item>
        <text:list-item>
          <text:p text:style-name="P59"><text:span text:style-name="D-Code"><text:span text:style-name="T13">src</text:span></text:span><text:span text:style-name="T13">:</text:span><text:span text:style-name="T12"> Root for all the hierarchical source folders.</text:span></text:p>
        </text:list-item>
        <text:list-item>
          <text:p text:style-name="P59"><text:span text:style-name="D-Code"><text:span text:style-name="T13">src/civ</text:span></text:span><text:span text:style-name="T13">:</text:span><text:span text:style-name="T12"> Source files related to validating the HIC Graphical User Interface widgets.</text:span></text:p>
        </text:list-item>
        <text:list-item>
          <text:p text:style-name="P59"><text:span text:style-name="D-Code"><text:span text:style-name="T13">src/dmc</text:span></text:span><text:span text:style-name="T13">:</text:span><text:span text:style-name="T12"> Source files related to data management features.</text:span></text:p>
        </text:list-item>
        <text:list-item>
          <text:p text:style-name="P59"><text:span text:style-name="D-Code"><text:span text:style-name="T13">src/hic</text:span></text:span><text:span text:style-name="T13">:</text:span><text:span text:style-name="T12"> Source files related to human interface features.</text:span></text:p>
        </text:list-item>
        <text:list-item>
          <text:p text:style-name="P59"><text:span text:style-name="D-Code"><text:span text:style-name="T13">src/pdc</text:span></text:span><text:span text:style-name="T13">:</text:span><text:span text:style-name="T12"> Source files related to the problem domain. </text:span></text:p>
        </text:list-item>
        <text:list-item>
          <text:p text:style-name="P59"><text:span text:style-name="D-Code"><text:span text:style-name="T13">src/sic</text:span></text:span><text:span text:style-name="T13">:</text:span><text:span text:style-name="T12"> Source files related to interfacing to external systems.</text:span></text:p>
        </text:list-item>
        <text:list-item>
          <text:p text:style-name="P59"><text:span text:style-name="D-Code"><text:span text:style-name="T13">src/test</text:span></text:span><text:span text:style-name="T13">:</text:span><text:span text:style-name="T12"> The root folder for all source files related to testing. The subfolders mirror the </text:span><text:span text:style-name="D-Code"><text:span text:style-name="T12">src</text:span></text:span><text:span text:style-name="T12"> folders. </text:span></text:p>
        </text:list-item>
        <text:list-item>
          <text:p text:style-name="P59"><text:span text:style-name="D-Code"><text:span text:style-name="T13">src/test/civ</text:span></text:span><text:span text:style-name="T13">:</text:span><text:span text:style-name="T12"> Source files related to testing </text:span><text:span text:style-name="D-Code"><text:span text:style-name="T12">civ</text:span></text:span><text:span text:style-name="T12"> source.</text:span></text:p>
        </text:list-item>
        <text:list-item>
          <text:p text:style-name="P59"><text:span text:style-name="D-Code"><text:span text:style-name="T13">src/test/dmc</text:span></text:span><text:span text:style-name="T13">:</text:span><text:span text:style-name="T12"> Source files related to testing </text:span><text:span text:style-name="D-Code"><text:span text:style-name="T12">dmc</text:span></text:span><text:span text:style-name="T12"> source.</text:span></text:p>
        </text:list-item>
        <text:list-item>
          <text:p text:style-name="P59"><text:span text:style-name="D-Code"><text:span text:style-name="T13">src/test/pdc</text:span></text:span><text:span text:style-name="T13">:</text:span><text:span text:style-name="T12"><text:tab/>Source files related to testing </text:span><text:span text:style-name="D-Code"><text:span text:style-name="T12">pdc</text:span></text:span><text:span text:style-name="T12"> source.</text:span></text:p>
        </text:list-item>
        <text:list-item>
          <text:p text:style-name="P59"><text:span text:style-name="D-Code"><text:span text:style-name="T13">src/test/sic</text:span></text:span><text:span text:style-name="T13">:</text:span><text:span text:style-name="T12"> Source files related to testing</text:span><text:span text:style-name="T12"> </text:span><text:span text:style-name="D-Code"><text:span text:style-name="T12">sic</text:span></text:span><text:span text:style-name="T12"> source.</text:span></text:p>
        </text:list-item>
      </text:list>
      <text:list xml:id="list859506985" text:continue-list="list408717836" text:style-name="WW8Num5">
        <text:list-item>
          <text:p text:style-name="D-Javadoc_20_Standard">Place the <text:span text:style-name="D-Code">main()</text:span> method and <text:span text:style-name="D-Code">public static</text:span> constants and global <text:span text:style-name="D-Code">static</text:span> utility methods in a single source file. </text:p>
        </text:list-item>
      </text:list>
      <text:p text:style-name="D-Body_20_Text"><text:span text:style-name="T5">Most </text:span>Java programs start with a <text:span text:style-name="D-Code">main()</text:span> method that calls the GUI to display the user interface. This bootstrap point also contains the global constants (<text:span text:style-name="D-Code">public static final</text:span>) and methods needed by all code modules. Global utility functions that do not logically fit well in other components should be placed here. If the developer has a collection of logically related constants or methods, then those items should be placed in a logically related class. </text:p>
      <text:p text:style-name="P3">Example: Many common static mathematical functions are placed in the <text:span text:style-name="D-Code">Math</text:span> class. Static methods that all other classes may access, such as audit and debug functions, fit well in the common class <text:span text:style-name="D-Code"><text:span text:style-name="T16">Application.</text:span></text:span><text:span text:style-name="D-Code">java</text:span>.</text:p>
      <text:list xml:id="list950427612" text:continue-numbering="true" text:style-name="WW8Num5">
        <text:list-item>
          <text:p text:style-name="D-Javadoc_20_Standard">All source code and comments must be written in English.</text:p>
        </text:list-item>
      </text:list>
      <text:p text:style-name="D-Body_20_Text">English is the preferred language for international development.</text:p>
      <text:list xml:id="list45048937" text:continue-numbering="true" text:style-name="WW8Num5">
        <text:list-item>
          <text:p text:style-name="D-Javadoc_20_Standard">Java source files must have the extension <text:span text:style-name="D-Code"><text:span text:style-name="T11">.java</text:span></text:span>. Java bytecode has the extension <text:span text:style-name="D-Code"><text:span text:style-name="T11">.class</text:span></text:span>.</text:p>
        </text:list-item>
      </text:list>
      <text:p text:style-name="P21"><text:span text:style-name="D-Code"><text:span text:style-name="T11">Point.java<text:tab/><text:tab/><text:tab/>// before compile</text:span></text:span></text:p>
      <text:p text:style-name="D-Body_20_Text"><text:soft-page-break/><text:span text:style-name="D-Code"><text:span text:style-name="T11">Point.class<text:tab/><text:tab/>// after compile</text:span></text:span></text:p>
      <text:list xml:id="list414780854" text:continue-numbering="true" text:style-name="WW8Num5">
        <text:list-item>
          <text:p text:style-name="D-Javadoc_20_Standard">Java File Formatting (overview). Each Java file contains key statements, and they must be organized in the following sequence, where appropriate. Details about these statements are given in the remainder of this standard.</text:p>
        </text:list-item>
      </text:list>
      <text:list xml:id="list6664887326819030392" text:style-name="WW8Num15">
        <text:list-item>
          <text:p text:style-name="D-Steps">Non-Javadoc comments containing the filename and copyright notice. For government projects, the Distribution C Statement, and the ITAR warning statement must be used instead of the copyright statement.</text:p>
        </text:list-item>
        <text:list-item>
          <text:p text:style-name="D-Steps">Package statement </text:p>
        </text:list-item>
        <text:list-item>
          <text:p text:style-name="D-Steps">Import list </text:p>
        </text:list-item>
        <text:list-item>
          <text:p text:style-name="D-Steps">Javadoc comments describing the purpose of the class, and any special notes that the reader should know</text:p>
        </text:list-item>
        <text:list-item>
          <text:p text:style-name="D-Steps">Class Definition statement, line 1. The class proper starts here, and extends to the end of the file. The class's closing brace should be the last line in the file (not counting a few blank lines) followed by a tabbed, non-Javadoc comment that says</text:p>
        </text:list-item>
      </text:list>
      <text:p text:style-name="P23"><text:span text:style-name="D-Code"><text:span text:style-name="T14"><text:tab/>}<text:tab/><text:tab/>// end of class [ClassName]</text:span></text:span></text:p>
      <text:p text:style-name="P64"><text:span text:style-name="D-Code"><text:span text:style-name="T19"><text:tab/></text:span></text:span></text:p>
      <text:p text:style-name="P64"><text:span text:style-name="D-Code"><text:span text:style-name="T12">EXAMPLE: Protective statements in [ClassName].java file </text:span></text:span></text:p>
      <text:p text:style-name="P64"><text:span text:style-name="D-Code"><text:span text:style-name="T12">The example shows the government protective headers. For private corporation projects like Carolla Development project, then this header is replacyed with the copyright paragraph shown in the front matter of this document.</text:span></text:span></text:p>
      <text:p text:style-name="D-Code_20_Block"><text:span text:style-name="D-Code"><text:span text:style-name="T14">/**</text:span></text:span></text:p>
      <text:p text:style-name="D-Code_20_Block"><text:span text:style-name="D-Code"><text:span text:style-name="T14"><text:s/>* [ClassName].java</text:span></text:span></text:p>
      <text:p text:style-name="D-Code_20_Block"><text:span text:style-name="D-Code"><text:span text:style-name="T14"><text:s/>*</text:span></text:span></text:p>
      <text:p text:style-name="D-Code_20_Block"><text:span text:style-name="D-Code"><text:span text:style-name="T14"><text:s/>* Distribution Statement C: Distribution authorized to U.S. Government</text:span></text:span></text:p>
      <text:p text:style-name="D-Code_20_Block"><text:span text:style-name="D-Code"><text:span text:style-name="T14"><text:s/>* Agencies and their contractors due to Administrative or Operation</text:span></text:span></text:p>
      <text:p text:style-name="D-Code_20_Block"><text:span text:style-name="D-Code"><text:span text:style-name="T14"><text:s/>* Use as determined on 24 February 2010. Other requests for this</text:span></text:span></text:p>
      <text:p text:style-name="D-Code_20_Block"><text:span text:style-name="D-Code"><text:span text:style-name="T14"><text:s/>* document shall be referred to ASC/XRE, 1970 </text:span></text:span><text:span text:style-name="D-Code"><text:span text:style-name="T15">Monahan</text:span></text:span><text:span text:style-name="D-Code"><text:span text:style-name="T14"> Way, WPAFB, OH</text:span></text:span></text:p>
      <text:p text:style-name="D-Code_20_Block"><text:span text:style-name="D-Code"><text:span text:style-name="T14"><text:s/>* 45433-7902.</text:span></text:span></text:p>
      <text:p text:style-name="D-Code_20_Block"><text:span text:style-name="D-Code"><text:span text:style-name="T14"><text:s/>*</text:span></text:span></text:p>
      <text:p text:style-name="D-Code_20_Block"><text:span text:style-name="D-Code"><text:span text:style-name="T14"><text:s/>* ITAR Statement: WARNING: This document contains technical data whose</text:span></text:span></text:p>
      <text:p text:style-name="D-Code_20_Block"><text:span text:style-name="D-Code"><text:span text:style-name="T14"><text:s/>* export is restricted by the Arms Export Control Act (Title 22,</text:span></text:span></text:p>
      <text:p text:style-name="D-Code_20_Block"><text:span text:style-name="D-Code"><text:span text:style-name="T14"><text:s/>* U.S.C., </text:span></text:span><text:span text:style-name="D-Code"><text:span text:style-name="T15">sec</text:span></text:span><text:span text:style-name="D-Code"><text:span text:style-name="T14"> 2751, </text:span></text:span><text:span text:style-name="D-Code"><text:span text:style-name="T15">et</text:span></text:span><text:span text:style-name="D-Code"><text:span text:style-name="T14"> </text:span></text:span><text:span text:style-name="D-Code"><text:span text:style-name="T15">seq</text:span></text:span><text:span text:style-name="D-Code"><text:span text:style-name="T14">.) or the Export Administration Act of</text:span></text:span></text:p>
      <text:p text:style-name="D-Code_20_Block"><text:soft-page-break/><text:span text:style-name="D-Code"><text:span text:style-name="T14"><text:s/>* 1979, as amended, Title 50, U.S.C., </text:span></text:span><text:span text:style-name="D-Code"><text:span text:style-name="T15">App</text:span></text:span><text:span text:style-name="D-Code"><text:span text:style-name="T14">. 2401 </text:span></text:span><text:span text:style-name="D-Code"><text:span text:style-name="T15">et</text:span></text:span><text:span text:style-name="D-Code"><text:span text:style-name="T14"> </text:span></text:span><text:span text:style-name="D-Code"><text:span text:style-name="T15">seq</text:span></text:span><text:span text:style-name="D-Code"><text:span text:style-name="T14">. Violation of</text:span></text:span></text:p>
      <text:p text:style-name="D-Code_20_Block"><text:span text:style-name="D-Code"><text:span text:style-name="T14"><text:s/>* these export laws are subject to severe criminal penalties.</text:span></text:span></text:p>
      <text:p text:style-name="D-Code_20_Block"><text:span text:style-name="D-Code"><text:span text:style-name="T14"><text:s/>* Disseminate in accordance with the provisions of DoD Directive</text:span></text:span></text:p>
      <text:p text:style-name="D-Code_20_Block"><text:span text:style-name="D-Code"><text:span text:style-name="T14"><text:s/>* 5230.25.</text:span></text:span></text:p>
      <text:p text:style-name="D-Code_20_Block"><text:span text:style-name="D-Code"><text:span text:style-name="T14"><text:s/>*/</text:span></text:span></text:p>
      <text:p text:style-name="D-Code_20_Block"><text:span text:style-name="D-Code"><text:span text:style-name="T20"/></text:span></text:p>
      <text:p text:style-name="D-Code_20_Block"><text:span text:style-name="D-Code"><text:span text:style-name="T14">package java.awt;</text:span></text:span></text:p>
      <text:p text:style-name="D-Code_20_Block"><text:span text:style-name="D-Code"><text:span text:style-name="T14"/></text:span></text:p>
      <text:p text:style-name="D-Code_20_Block"><text:span text:style-name="D-Code"><text:span text:style-name="T14">import java.mylib.MsgCtrl;</text:span></text:span></text:p>
      <text:p text:style-name="D-Code_20_Block"><text:span text:style-name="D-Code"><text:span text:style-name="T14"/></text:span></text:p>
      <text:p text:style-name="D-Code_20_Block"><text:span text:style-name="D-Code"><text:span text:style-name="T14">/** </text:span></text:span></text:p>
      <text:p text:style-name="D-Code_20_Block"><text:span text:style-name="D-Code"><text:span text:style-name="T14">* Purpose and use of the Class</text:span></text:span></text:p>
      <text:p text:style-name="D-Code_20_Block"><text:span text:style-name="D-Code"><text:span text:style-name="T14">*/</text:span></text:span></text:p>
      <text:p text:style-name="D-Code_20_Block"><text:span text:style-name="D-Code"><text:span text:style-name="T14">public class MyClass </text:span></text:span></text:p>
      <text:p text:style-name="D-Code_20_Block"><text:span text:style-name="D-Code"><text:span text:style-name="T14">{</text:span></text:span></text:p>
      <text:p text:style-name="D-Code_20_Block"><text:span text:style-name="D-Code"><text:span text:style-name="T14"><text:tab/>...</text:span></text:span></text:p>
      <text:p text:style-name="D-Code_20_Block"><text:span text:style-name="D-Code"><text:span text:style-name="T14">}<text:tab/>// end of MyClass class</text:span></text:span></text:p>
      <text:p text:style-name="D-Code_20_Block"/>
      <text:p text:style-name="D-Code_20_Block"/>
      <text:list xml:id="list1828919102" text:continue-list="list1231422448" text:style-name="WW8Num4">
        <text:list-item>
          <text:p text:style-name="P67"><text:bookmark-start text:name="__RefHeading__56_1257360368"/>Packages<text:bookmark-end text:name="__RefHeading__56_1257360368"/></text:p>
        </text:list-item>
      </text:list>
      <text:list xml:id="list901448242" text:continue-list="list414780854" text:style-name="WW8Num5">
        <text:list-item>
          <text:p text:style-name="D-Javadoc_20_Standard">Names representing packages should all be in lower case. Packages will use one of the names listed in the directory structure in the Project section, or subsets thereof.</text:p>
        </text:list-item>
      </text:list>
      <text:p text:style-name="D-Code_20_Block"><text:span text:style-name="D-Code"><text:span text:style-name="T21">pdc.test</text:span></text:span></text:p>
      <text:p text:style-name="D-Code_20_Block"><text:span text:style-name="D-Code"><text:span text:style-name="T21">library.hic.widgets</text:span></text:span></text:p>
      <text:p text:style-name="D-Code_20_Block"><text:span text:style-name="D-Code"><text:span text:style-name="T21">com.company.application.ui<text:tab/><text:tab/>// only necessary for Internet apps</text:span></text:span></text:p>
      <text:p text:style-name="D-Code_20_Block"><text:span text:style-name="D-Code"/></text:p>
      <text:p text:style-name="D-Body_20_Text">This is the package-naming convention used by Sun for the Java core packages. The initial package name representing a web address for the domain name (third example) must be in lower case.</text:p>
      <text:p text:style-name="D-Body_20_Text">Each package has a name that matches its source directory and is categorized by the kind of functioning code in that package. This naming convention will increase the maintainability of the code and enable programmers to find classes and methods easily. </text:p>
      <text:list xml:id="list1482497795" text:continue-numbering="true" text:style-name="WW8Num5">
        <text:list-item>
          <text:p text:style-name="D-Javadoc_20_Standard">The <text:span text:style-name="D-Code">package</text:span> statement must be the first non-comment statement of the file. All files must belong to a specific package.</text:p>
        </text:list-item>
      </text:list>
      <text:p text:style-name="D-Body_20_Text">The <text:span text:style-name="D-Code">package</text:span> statement location is enforced by the Java language. Letting all files belong to an actual package (do not use the Java <text:span text:style-name="D-Code">default</text:span>) hekps to enforce Java language object-oriented programming techniques.</text:p>
      <text:list xml:id="list426708510" text:continue-numbering="true" text:style-name="WW8Num5">
        <text:list-item>
          <text:p text:style-name="D-Javadoc_20_Standard">The <text:span text:style-name="D-Code">import</text:span> statements must follow the <text:span text:style-name="D-Code">package</text:span> statement. <text:span text:style-name="D-Code">import</text:span> statements should be sorted with the most fundamental packages first, grouped with associated packages together, and spaced with one blank line between groups.</text:p>
        </text:list-item>
      </text:list>
      <text:p text:style-name="P21"><text:span text:style-name="D-Code">import java.io.IOException;</text:span></text:p>
      <text:p text:style-name="P21"><text:span text:style-name="D-Code">import java.net.URL; </text:span></text:p>
      <text:p text:style-name="P21"><text:span text:style-name="D-Code">import java.rmi.RmiServer; </text:span></text:p>
      <text:p text:style-name="P21"><text:span text:style-name="D-Code">import java.rmi.server.Server;</text:span></text:p>
      <text:p text:style-name="P21"><text:span text:style-name="D-Code"><text:s/></text:span></text:p>
      <text:p text:style-name="P21"><text:span text:style-name="D-Code">import javax.swing.JPanel; </text:span></text:p>
      <text:p text:style-name="P21"><text:span text:style-name="D-Code">import javax.swing.event.ActionEvent; </text:span></text:p>
      <text:p text:style-name="P21"><text:span text:style-name="D-Code"/></text:p>
      <text:p text:style-name="P32"><text:soft-page-break/><text:span text:style-name="D-Code">import org.linux.apache.server.SoapServer;</text:span></text:p>
      <text:p text:style-name="D-Body_20_Text">The <text:span text:style-name="D-Code">import</text:span> statement location is enforced by the Java language. Sorting makes it simple to browse the list when there are many imports and facilitates determination of the dependencies of the present package. The grouping reduces complexity by collapsing related information into a common unit.</text:p>
      <text:p text:style-name="P34">Eclipse supports the "Organize Imports" hotkey (Ctrl-Shift-O) such that the proper imports are removed or added as the code requires. Use it frequently. If that Eclipse operations puts the <text:span text:style-name="D-Code"><text:span text:style-name="T16">import </text:span></text:span>statements into a different order than specified by this standard, use the Eclipse way of listing them. </text:p>
      <text:list xml:id="list433570676" text:continue-numbering="true" text:style-name="WW8Num5">
        <text:list-item>
          <text:p text:style-name="D-Javadoc_20_Standard">Imported classes should always be listed explicitly.</text:p>
        </text:list-item>
      </text:list>
      <text:p text:style-name="P21"><text:span text:style-name="D-Code">import java.util.List; <text:tab/><text:tab/><text:tab/>// NOT: import java.util.*; </text:span></text:p>
      <text:p text:style-name="P21"><text:span text:style-name="D-Code">import java.util.ArrayList; </text:span></text:p>
      <text:p text:style-name="P32"><text:span text:style-name="D-Code">import java.util.HashSet;</text:span></text:p>
      <text:p text:style-name="D-Body_20_Text_20_After_20_Bullet">Importing classes explicitly gives an excellent documentation value for the class at hand and makes the class easier to comprehend as well as maintain. Eclipse will give warnings when the import statements are not ideal; always keep the import list minimal and up to date.</text:p>
      <text:p text:style-name="D-Body_20_Text"/>
      <text:p text:style-name="D-Body_20_Text"/>
      <text:list xml:id="list1949361347" text:continue-list="list1828919102" text:style-name="WW8Num4">
        <text:list-item>
          <text:p text:style-name="P68"><text:bookmark-start text:name="__RefHeading__58_1257360368"/>Classes and Types<text:bookmark-end text:name="__RefHeading__58_1257360368"/></text:p>
        </text:list-item>
      </text:list>
      <text:list xml:id="list97180836" text:continue-list="list433570676" text:style-name="WW8Num5">
        <text:list-item>
          <text:p text:style-name="D-Javadoc_20_Standard">Names representing <text:span text:style-name="D-Code">class</text:span> and <text:span text:style-name="D-Code">interface</text:span> types must be nouns and written in mixed case starting with upper case (UpperCamelCase or UpperMixedCase). Derived classes should give the base Type name, qualified with a prefix adjective, whenever practical.</text:p>
        </text:list-item>
      </text:list>
      <text:p text:style-name="P21"><text:span text:style-name="D-Code">AudioSystem </text:span></text:p>
      <text:p text:style-name="P21"><text:span text:style-name="D-Code">Vehicle</text:span></text:p>
      <text:p text:style-name="P21"><text:span text:style-name="D-Code">AirVehicle<text:tab/><text:tab/>// derived from Vehicle</text:span></text:p>
      <text:p text:style-name="P21"><text:span text:style-name="D-Code">Table</text:span></text:p>
      <text:p text:style-name="D-Body_20_Text"><text:span text:style-name="D-Code">HashTable<text:tab/><text:tab/>// derived from Table</text:span></text:p>
      <text:p text:style-name="D-Body_20_Text">This is a common practice in the Java development community and also the type naming convention used by Sun for the Java core packages.</text:p>
      <text:list xml:id="list422279371" text:continue-numbering="true" text:style-name="WW8Num5">
        <text:list-item>
          <text:p text:style-name="D-Javadoc_20_Standard">Exception classes should be suffixed with <text:span text:style-name="D-Code">Exception</text:span>.</text:p>
        </text:list-item>
      </text:list>
      <text:p text:style-name="P21"><text:span text:style-name="D-Code">class AccessException extends Exception </text:span></text:p>
      <text:p text:style-name="P21"><text:span text:style-name="D-Code">{ </text:span></text:p>
      <text:p text:style-name="P21"><text:span text:style-name="D-Code"><text:tab/>...</text:span></text:p>
      <text:p text:style-name="D-Body_20_Text"><text:span text:style-name="D-Code">}</text:span></text:p>
      <text:p text:style-name="D-Body_20_Text">Exception classes are really not part of the main design of the program, and naming them like this makes them stand out relative to the other classes. This standard is followed in the basic Java library.</text:p>
      <text:list xml:id="list1154959148" text:continue-numbering="true" text:style-name="WW8Num5">
        <text:list-item>
          <text:p text:style-name="D-Javadoc_20_Standard">Default interface implementations can be prefixed by <text:span text:style-name="D-Code">Default</text:span>.</text:p>
        </text:list-item>
      </text:list>
      <text:p text:style-name="P21"><text:span text:style-name="D-Code">class DefaultTableCellRenderer implements TableCellRenderer </text:span></text:p>
      <text:p text:style-name="P21"><text:span text:style-name="D-Code">{</text:span></text:p>
      <text:p text:style-name="P21"><text:span text:style-name="D-Code"><text:tab/>...</text:span></text:p>
      <text:p text:style-name="D-Body_20_Text"><text:span text:style-name="D-Code">}</text:span></text:p>
      <text:p text:style-name="D-Body_20_Text">It is not uncommon to create a simplistic class implementation of an <text:span text:style-name="D-Code">Interface</text:span> providing default behavior to the interface methods. The convention of prefixing these classes by <text:span text:style-name="D-Code">Default</text:span> has been adopted for the Java library.</text:p>
      <text:list xml:id="list1632739289" text:continue-numbering="true" text:style-name="WW8Num5">
        <text:list-item>
          <text:p text:style-name="D-Javadoc_20_Standard"><text:soft-page-break/>Singleton classes should return their sole instance through the method <text:span text:style-name="D-Code">getInstance()</text:span>.</text:p>
        </text:list-item>
      </text:list>
      <text:p text:style-name="P22"><text:span text:style-name="D-Code">class UnitManager </text:span></text:p>
      <text:p text:style-name="P22"><text:span text:style-name="D-Code">{ </text:span></text:p>
      <text:p text:style-name="P37"><text:span text:style-name="D-Code"><text:tab/>// Internal reference to this class<text:line-break/><text:tab/>private final static UnitManager _instance; </text:span></text:p>
      <text:p text:style-name="P22"><text:span text:style-name="D-Code"/></text:p>
      <text:p text:style-name="P36"><text:span text:style-name="D-Code"><text:tab/>// Constructor called if singleton doesn't already exist</text:span></text:p>
      <text:p text:style-name="P22"><text:span text:style-name="D-Code"><text:s/><text:tab/>private UnitManager() { } </text:span></text:p>
      <text:p text:style-name="P37"><text:span text:style-name="D-Code"><text:tab/>// Actual check to create instance, or return the reference</text:span></text:p>
      <text:p text:style-name="P37"><text:span text:style-name="D-Code"><text:tab/>// NOT: get() or instance() or UnitManager() etc.<text:line-break/><text:tab/>public static UnitManager getInstance() </text:span></text:p>
      <text:p text:style-name="P37"><text:span text:style-name="D-Code"><text:tab/>{</text:span></text:p>
      <text:p text:style-name="P22"><text:span text:style-name="D-Code"><text:tab/><text:tab/>if (_instance == null) {</text:span></text:p>
      <text:p text:style-name="P22"><text:span text:style-name="D-Code"><text:tab/><text:tab/><text:tab/>_instance = UnitManager();</text:span></text:p>
      <text:p text:style-name="P22"><text:span text:style-name="D-Code"><text:tab/><text:tab/>}</text:span></text:p>
      <text:p text:style-name="P22"><text:span text:style-name="D-Code"><text:tab/><text:tab/>return _instance;</text:span></text:p>
      <text:p text:style-name="P22"><text:span text:style-name="D-Code"><text:tab/>}</text:span></text:p>
      <text:p text:style-name="P33"><text:span text:style-name="D-Code">}<text:tab/><text:tab/>// end of UnitManager class</text:span></text:p>
      <text:p text:style-name="D-Body_20_Text">This is a common practice in the Java community, though it is not consistently followed in the Java Development Kit (JDK). The layout shown above is the preferred pattern.</text:p>
      <text:list xml:id="list94729296" text:continue-numbering="true" text:style-name="WW8Num5">
        <text:list-item>
          <text:p text:style-name="D-Javadoc_20_Standard">Classes that create instances on behalf of others (factories) can do so through the method <text:span text:style-name="D-Code">create[ClassName]</text:span>.</text:p>
        </text:list-item>
      </text:list>
      <text:p text:style-name="P21"><text:span text:style-name="D-Code">class PointFactory </text:span></text:p>
      <text:p text:style-name="P21"><text:span text:style-name="D-Code">{ </text:span></text:p>
      <text:p text:style-name="P21"><text:span text:style-name="D-Code"><text:tab/>public Point create(String subclassName) </text:span></text:p>
      <text:p text:style-name="P21"><text:span text:style-name="D-Code"><text:tab/>{</text:span></text:p>
      <text:p text:style-name="P15"><text:span text:style-name="D-Code"><text:tab/><text:tab/>Point point = class.getName(subclassName).newInstance();</text:span></text:p>
      <text:p text:style-name="P21"><text:span text:style-name="D-Code"><text:tab/>}</text:span></text:p>
      <text:p text:style-name="P32"><text:span text:style-name="D-Code">}<text:tab/><text:tab/>// end of PointFactory class</text:span></text:p>
      <text:p text:style-name="D-Body_20_Text">The code statement indicates that the instance is created by <text:span text:style-name="D-Code">new</text:span><text:span text:style-name="D-Code"><text:span text:style-name="T10"> </text:span></text:span>inside the factory method and that the construct is a controlled replacement of <text:span text:style-name="D-Code">new subclassName()</text:span>. This <text:soft-page-break/>pattern will call the zero-argument constructor for the <text:span text:style-name="D-Code">Point</text:span> subclass. There are other, less common, ways of calling constructors that have arguments.</text:p>
      <text:list xml:id="list2168919531" text:continue-numbering="true" text:style-name="WW8Num5">
        <text:list-item>
          <text:p text:style-name="D-Javadoc_20_Standard">Public classes must be declared in individual files with the filename matching the class name. Secondary private classes can be declared as inner classes and reside in the file of the class to which they belong.</text:p>
        </text:list-item>
      </text:list>
      <text:p text:style-name="P21"><text:span text:style-name="D-Code">// Primary class Swinger containing inner class Ropeset,</text:span></text:p>
      <text:p text:style-name="P21"><text:span text:style-name="D-Code">// <text:tab/>which is nested within Swinger, in file Swinger.java</text:span></text:p>
      <text:p text:style-name="P21"><text:span text:style-name="D-Code">public class Swinger </text:span></text:p>
      <text:p text:style-name="P21"><text:span text:style-name="D-Code">{</text:span></text:p>
      <text:p text:style-name="P21"><text:span text:style-name="D-Code"><text:tab/>...</text:span></text:p>
      <text:p text:style-name="P21"><text:span text:style-name="D-Code"><text:tab/>// Inner class Rope has access to all Swinger's elements, including <text:tab/>those marked private</text:span></text:p>
      <text:p text:style-name="P21"><text:span text:style-name="D-Code"><text:tab/>class Rope </text:span></text:p>
      <text:p text:style-name="P21"><text:span text:style-name="D-Code"><text:tab/>{</text:span></text:p>
      <text:p text:style-name="P21"><text:span text:style-name="D-Code"><text:tab/><text:tab/>...</text:span></text:p>
      <text:p text:style-name="P21"><text:span text:style-name="D-Code"><text:tab/>}<text:tab/>// end of Rope inner class</text:span></text:p>
      <text:p text:style-name="P32"><text:span text:style-name="D-Code">}<text:tab/>// end of Swinger outer class</text:span></text:p>
      <text:p text:style-name="D-Body_20_Text">Inner classes allow the expedience of having code immediately available, and this applies when the inner class is not accessed from outside the outer class. Inner classes are particularly useful as Mock objects for JUnit testing because they can access the outer class object, even if <text:span text:style-name="D-Code">private</text:span>, and the product code does not need to change the scope qualifier.</text:p>
      <text:list xml:id="list834673778" text:continue-numbering="true" text:style-name="WW8Num5">
        <text:list-item>
          <text:p text:style-name="D-Javadoc_20_Standard">File content must be kept within 80 columns, and should be less than 1000 lines. If larger, break them down into multiple files or classes.</text:p>
        </text:list-item>
      </text:list>
      <text:p text:style-name="D-Body_20_Text">Eighty columns (characters) is the common dimension for editors, terminal emulators, printers, and debuggers. This line width is easily printable, and avoids scrolling horizontally when reading code on the screen. Keep files that are shared between several developers within these constraints. Avoiding unintentional line breaks when passing a file between programmers improves readability. </text:p>
      <text:p text:style-name="D-Body_20_Text">Overly large files are cumbersome and should be avoided. They also can be a symptom that the class contains too many methods or long procedural methods. Investigate whether the source file reflects the actual logical necessity of the class, or can be broken into multiple files. </text:p>
      <text:p text:style-name="D-Body_20_Text"><text:soft-page-break/><text:span text:style-name="T5">Many </text:span>QA tools will track class size (average size and largest) because large classes often are key indicators of poor logical design that generate more defects than smaller classes.</text:p>
      <text:list xml:id="list190545081" text:continue-numbering="true" text:style-name="WW8Num5">
        <text:list-item>
          <text:p text:style-name="D-Javadoc_20_Standard">Special characters like TAB, NEWLINE, and page break must be avoided.</text:p>
        </text:list-item>
      </text:list>
      <text:p text:style-name="D-Body_20_Text">These characters are likely to cause problems for editors, printers, terminal emulators, and/or debuggers when used in a multi-platform environment. These "control characters" are not consistent across platforms. Convert the TAB character to four spaces (use Eclipse preferences) and use the Java generic named constant for TAB, NEWLINE, and other special characters in your code.</text:p>
      <text:list xml:id="list1932082776" text:continue-numbering="true" text:style-name="WW8Num5">
        <text:list-item>
          <text:p text:style-name="D-Javadoc_20_Standard">The incompleteness of split lines must be made obvious [1].</text:p>
        </text:list-item>
      </text:list>
      <text:p text:style-name="D-Code_20_Block"><text:span text:style-name="D-Code"><text:span text:style-name="T11">// Split the line after an operator</text:span></text:span></text:p>
      <text:p text:style-name="P46">totalSum = a + b + c +</text:p>
      <text:p text:style-name="P46"><text:tab/><text:tab/><text:tab/>d + e; </text:p>
      <text:p text:style-name="P46"/>
      <text:p text:style-name="P46">// Strings must be split by making two Strings and </text:p>
      <text:p text:style-name="P46">// concatenating them across lines</text:p>
      <text:p text:style-name="P46">setText ("Long line split" +</text:p>
      <text:p text:style-name="P46"><text:tab/><text:tab/><text:tab/>"into two parts."); </text:p>
      <text:p text:style-name="P46"/>
      <text:p text:style-name="P46">// Split long "for" loops at expressions, and indent appropriately</text:p>
      <text:p text:style-name="P46">for (int tableNo = 0; tableNo &lt; nTables; </text:p>
      <text:p text:style-name="P46"><text:tab/><text:tab/>tableNo += tableStep) { </text:p>
      <text:p text:style-name="P17"><text:tab/><text:tab/>// some code here</text:p>
      <text:p text:style-name="D-Body_20_Text">Split lines occur when a statement exceeds the standard column limit given above. It is difficult to set rigid rules for how lines should be split, but the examples above should provide general guidance. </text:p>
      <text:p text:style-name="D-Body_20_Text_20_Before_20_Bullet">Typically programmers should:</text:p>
      <text:list xml:id="list6384978294404355180" text:style-name="L4">
        <text:list-item>
          <text:p text:style-name="P54">Break after a comma or other separator</text:p>
        </text:list-item>
        <text:list-item>
          <text:p text:style-name="P54">Break after an operator </text:p>
        </text:list-item>
        <text:list-item>
          <text:p text:style-name="P54">Use the "+" operator when splitting strings</text:p>
        </text:list-item>
        <text:list-item>
          <text:p text:style-name="P54">Align the new line with the beginning of the <text:span text:style-name="T2">expression</text:span> on the previous line.</text:p>
        </text:list-item>
      </text:list>
      <text:list xml:id="list1754014031" text:continue-list="list1932082776" text:style-name="WW8Num5">
        <text:list-item>
          <text:p text:style-name="D-Javadoc_20_Standard"><text:soft-page-break/>Basic indentation should be four (4) spaces, NOT the Tab character.</text:p>
        </text:list-item>
      </text:list>
      <text:p text:style-name="P46">for (i = 0; i &lt; nElements; i++) {</text:p>
      <text:p text:style-name="P46"><text:s text:c="4"/>a[i] = 0;</text:p>
      <text:p text:style-name="P17">}</text:p>
      <text:p text:style-name="D-Body_20_Text">Indentation is used to emphasize the logical structure of the code. An indentation of one or two spaces is too small to achieve this. Indentations larger than four spaces make deeply nested code difficult to read and increase the chance that the line must be split. Sun recommends four spaces.</text:p>
      <text:list xml:id="list397337087" text:continue-numbering="true" text:style-name="WW8Num5">
        <text:list-item>
          <text:p text:style-name="D-Javadoc_20_Standard"><text:span text:style-name="D-Code">Class</text:span> and <text:span text:style-name="D-Code">interface</text:span> definitions should use the block layout shown below.</text:p>
        </text:list-item>
      </text:list>
      <text:p text:style-name="P46">/** </text:p>
      <text:p text:style-name="P46"><text:s/>* A Javadoc comment explaining the purpose of the class </text:p>
      <text:p text:style-name="P46"><text:s/>* must go above the class definition.</text:p>
      <text:p text:style-name="P46"><text:s/>*/</text:p>
      <text:p text:style-name="P46">public class GoodOne</text:p>
      <text:p text:style-name="P46">{ </text:p>
      <text:p text:style-name="P46"><text:tab/>. . .</text:p>
      <text:p text:style-name="P17">}<text:tab/><text:tab/>// end of GoodOne class</text:p>
      <text:p text:style-name="D-Body_20_Text"><text:span text:style-name="D-Code">Classes</text:span>, <text:span text:style-name="D-Code">interface</text:span>s, and <text:span text:style-name="D-Code">method</text:span> definitions are emphasized by their contents within braces on a line by themselves. </text:p>
      <text:list xml:id="list709303125" text:continue-numbering="true" text:style-name="WW8Num5">
        <text:list-item>
          <text:p text:style-name="D-Javadoc_20_Standard">The <text:span text:style-name="D-Code">class</text:span> and <text:span text:style-name="D-Code">interface</text:span> declarations should have the following form:</text:p>
        </text:list-item>
      </text:list>
      <text:p text:style-name="P46">/** </text:p>
      <text:p text:style-name="P46"><text:s/>*<text:tab/>A Javadoc comment explaining the purpose of the class </text:p>
      <text:p text:style-name="P46"><text:s/>* must go above the class definition.</text:p>
      <text:p text:style-name="P46"><text:s/>*/</text:p>
      <text:p text:style-name="P46">class Rectangle extends Shape implements Cloneable, Serializable </text:p>
      <text:p text:style-name="P46">{ </text:p>
      <text:p text:style-name="P46"><text:tab/>... </text:p>
      <text:p text:style-name="P17">}<text:tab/><text:tab/>// end of Rectangle class</text:p>
      <text:p text:style-name="D-Body_20_Text">This rule follows from the general block rule [22]. Although it is common to write the opening bracket at the end of the line of the class keyword, it is not recommended. It is <text:soft-page-break/>also recommended to place a closing class comment on the same line as the closing brace.</text:p>
      <text:list xml:id="list1914921464" text:continue-numbering="true" text:style-name="WW8Num5">
        <text:list-item>
          <text:p text:style-name="D-Javadoc_20_Standard">Generic classes should have indefinite types specified, and the letter T is the standard convention. Indefinite types of K and V are often used for Collections.</text:p>
        </text:list-item>
      </text:list>
      <text:p text:style-name="P46">ArrayList&lt;T&gt;<text:tab/>myList;<text:tab/><text:tab/><text:tab/>// NOT: ArrayList myList;</text:p>
      <text:p text:style-name="D-Code_20_Block_20_Last"><text:span text:style-name="T11">HashMap&lt;K,V&gt;<text:tab/></text:span><text:span text:style-name="D-Code"><text:span text:style-name="T11">myMap</text:span></text:span><text:span text:style-name="T11"> = new HashMap(Key key, Value value);</text:span></text:p>
      <text:p text:style-name="D-Body_20_Text">The Java documentation uses various letters to indicate generic class types, such as &lt;T&gt; sometimes, and sometimes &lt;E&gt;, and usually &lt;K,V&gt; for key-value pairs, as shown in the example. The Java standard library also uses Class&lt;?&gt; sometimes to indicate that the Class is not known. The important point is that the indefinite type should be specified instead of omitted.</text:p>
      <text:list xml:id="list1086651945" text:continue-numbering="true" text:style-name="WW8Num5">
        <text:list-item>
          <text:p text:style-name="D-Javadoc_20_Standard">Methods should be organized in the following order:</text:p>
        </text:list-item>
      </text:list>
      <text:list xml:id="list8992036190482000839" text:style-name="L5">
        <text:list-item>
          <text:p text:style-name="P55">Constructors and constructor helpers: </text:p>
        </text:list-item>
        <text:list-item>
          <text:p text:style-name="P60"><text:span text:style-name="D-Code"><text:span text:style-name="T12">Groups of</text:span></text:span><text:span text:style-name="D-Code"> public</text:span>, <text:span text:style-name="D-Code">protected</text:span>, then <text:span text:style-name="D-Code">private</text:span> scope</text:p>
        </text:list-item>
        <text:list-item>
          <text:p text:style-name="P55">Methods with <text:span text:style-name="D-Code">default</text:span> scope should be avoided, but when absolutely necessary, comment and place them after the constructors. It is not clear that default is <text:span text:style-name="T2">ever</text:span> necessary.</text:p>
        </text:list-item>
        <text:list-item>
          <text:p text:style-name="P55">Alphabetize the methods within the scope order. The Eclipse outline view allows one to rearrange methods by simple drag-and-drop.</text:p>
        </text:list-item>
        <text:list-item>
          <text:p text:style-name="P61">Put overloaded methods in the order of the number of parameters, fewest first (most important for overloaded constructors).</text:p>
        </text:list-item>
      </text:list>
      <text:p text:style-name="D-Body_20_Text">Reduce complexity by making the location of each class element predictable. Methods should be grouped in the above preferred order. Javadoc will place the methods in alphabetical order automatically, regardless of how they are ordered in the source file.</text:p>
      <text:p text:style-name="D-Body_20_Text"/>
      <text:list xml:id="list349845966" text:continue-list="list1949361347" text:style-name="WW8Num4">
        <text:list-item>
          <text:p text:style-name="P69"><text:bookmark-start text:name="__RefHeading__60_1257360368"/>Attributes<text:bookmark-end text:name="__RefHeading__60_1257360368"/></text:p>
        </text:list-item>
      </text:list>
      <text:list xml:id="list1389949162" text:continue-list="list1086651945" text:style-name="WW8Num5">
        <text:list-item>
          <text:p text:style-name="D-Javadoc_20_Standard">Type conversions must always be done explicitly. Never rely on implicit type conversion.</text:p>
        </text:list-item>
      </text:list>
      <text:p text:style-name="P46">floatValue = (float) intValue; <text:tab/>// NOT: floatValue = intValue;</text:p>
      <text:p text:style-name="D-Body_20_Text">By using this rule, the programmer indicates awareness of the different types involved and that the mix is intentional.</text:p>
      <text:list xml:id="list1887477754" text:continue-numbering="true" text:style-name="WW8Num5">
        <text:list-item>
          <text:p text:style-name="D-Javadoc_20_Standard">Array specifiers must be attached to the type, not the variable.</text:p>
        </text:list-item>
      </text:list>
      <text:p text:style-name="P46">int[] a = new int[20]; <text:tab/><text:tab/>// NOT: int a[] = new int[20];</text:p>
      <text:p text:style-name="P17">double[] <text:tab/>vertex; <text:tab/><text:tab/><text:tab/>// NOT: double vertex[];</text:p>
      <text:p text:style-name="P46">public static void main(String[] arguments) </text:p>
      <text:p text:style-name="P17">public double[] <text:tab/>computeVertex()</text:p>
      <text:p text:style-name="D-Body_20_Text">The reason for this rule is twofold. First, the <text:span text:style-name="T2">array</text:span> is a feature of the class type, not the variable. Second, when returning an array from a method, it is not possible to have the brackets with other than the type (as shown in the last two examples). Why the Java compiler allows both forms is unknown.</text:p>
      <text:list xml:id="list1549202080" text:continue-numbering="true" text:style-name="WW8Num5">
        <text:list-item>
          <text:p text:style-name="D-Javadoc_20_Standard">Class variables should never be declared <text:span text:style-name="D-Code">public</text:span>.</text:p>
        </text:list-item>
      </text:list>
      <text:p text:style-name="D-Body_20_Text">The concept of Java information hiding and encapsulation is violated by public variables. Use <text:span text:style-name="D-Code">private</text:span> variables. Avoid public “getter” and “setter” functions that sidestep the class's encapsulation by merely returning the private attribute. Exceptions to this rule are few but well documented. For example, <text:span text:style-name="D-Code">public static final</text:span> constants are one of the exceptions. Learn when and when not to use them.</text:p>
      <text:list xml:id="list539162771" text:continue-numbering="true" text:style-name="WW8Num5">
        <text:list-item>
          <text:p text:style-name="D-Javadoc_20_Standard">Names representing constants (<text:span text:style-name="T22">final</text:span> variables) must be all uppercase using an underscore to separate words.</text:p>
        </text:list-item>
      </text:list>
      <text:p text:style-name="P46">private final MAX_ITERATIONS = 100;</text:p>
      <text:p text:style-name="P17">private final COLOR_RED = 3;</text:p>
      <text:p text:style-name="D-Body_20_Text">This is common practice in the Java development community and also the naming convention used by Sun for the Java core packages. </text:p>
      <text:list xml:id="list666725943" text:continue-numbering="true" text:style-name="WW8Num5">
        <text:list-item>
          <text:p text:style-name="P77"><text:soft-page-break/>Variable names must be in mixed case starting with lower case (lowerCamelCase or lowerMixedCase)</text:p>
        </text:list-item>
      </text:list>
      <text:p text:style-name="P9">lineItem </text:p>
      <text:p text:style-name="P9">audioSystem</text:p>
      <text:p text:style-name="P17">registry</text:p>
      <text:p text:style-name="D-Body_20_Text">This is common practice in the Java development community and also the naming convention for variables used for the Java core packages. This practice makes variables easy to distinguish from types, and effectively resolves potential naming collisions, as in the declaration: </text:p>
      <text:p text:style-name="P17">Line line;</text:p>
      <text:p text:style-name="D-Body_20_Text">See the rules below for additional examples.</text:p>
      <text:list xml:id="list1432278041" text:continue-numbering="true" text:style-name="WW8Num5">
        <text:list-item>
          <text:p text:style-name="D-Javadoc_20_Standard">Class variables must have an underscore prefix.</text:p>
        </text:list-item>
      </text:list>
      <text:p text:style-name="D-Code_20_Block">class Person </text:p>
      <text:p text:style-name="D-Code_20_Block">{</text:p>
      <text:p text:style-name="D-Code_20_Block"><text:tab/>String _name;</text:p>
      <text:p text:style-name="D-Code_20_Block"><text:tab/>...</text:p>
      <text:p text:style-name="D-Code_20_Block">}<text:tab/>// end of Person class</text:p>
      <text:p text:style-name="D-Code_20_Block"/>
      <text:p text:style-name="D-Code_20_Block">// Preferred</text:p>
      <text:p text:style-name="D-Code_20_Block">public StringfindCar(String name)</text:p>
      <text:p text:style-name="D-Code_20_Block">{</text:p>
      <text:p text:style-name="D-Code_20_Block"><text:s/>_name = name;</text:p>
      <text:p text:style-name="D-Code_20_Block"><text:tab/>...</text:p>
      <text:p text:style-name="D-Code_20_Block">}</text:p>
      <text:p text:style-name="D-Code_20_Block"/>
      <text:p text:style-name="D-Code_20_Block">// Alternative style, not preferred </text:p>
      <text:p text:style-name="D-Code_20_Block">public StringfindCar(String name)</text:p>
      <text:p text:style-name="D-Code_20_Block">{</text:p>
      <text:p text:style-name="D-Code_20_Block"><text:s/>this.name = name;</text:p>
      <text:p text:style-name="D-Code_20_Block"><text:tab/>...</text:p>
      <text:p text:style-name="D-Code_20_Block">}</text:p>
      <text:p text:style-name="D-Code_20_Block"/>
      <text:p text:style-name="D-Body_20_Text"><text:soft-page-break/>Apart from its name and its type, the <text:span text:style-name="T2">scope</text:span> of a variable is its most important feature. Indicating class scope by using an underscore makes it easy to distinguish class variables from local variables. This is important because class variables are considered to have higher significance than method variables, and should be treated with special care by the programmer. Class variables are also shared among methods (they act as “global” values within the class), so the prefix indicates their higher volatility.</text:p>
      <text:p text:style-name="D-Body_20_Text">The alternative approach (using the <text:span text:style-name="D-Code">this</text:span> keyword) works fine, but only one approach must be used for consistency. <text:s/></text:p>
      <text:list xml:id="list344376303" text:continue-numbering="true" text:style-name="WW8Num5">
        <text:list-item>
          <text:p text:style-name="D-Javadoc_20_Standard">Inner class variables must use the <text:span text:style-name="D-Code">this</text:span> keyword to access outer class elements.</text:p>
        </text:list-item>
      </text:list>
      <text:p text:style-name="P3">Despite the standard to not use the <text:span text:style-name="D-Code">this</text:span> keyword for class variables, the <text:span text:style-name="D-Code">this</text:span> keyword should be used for an inner class method to wrap an outer class method, which is critical for JUnit testing. (There are other methods, such as <text:span text:style-name="T23">EnclosingClass.method(), </text:span><text:span text:style-name="T12">but the </text:span><text:span text:style-name="T23">OuterClass.this.someMethod() </text:span><text:span text:style-name="T12">structure is DaVinci's standard.)</text:span></text:p>
      <text:p text:style-name="D-Code_20_Block">/**</text:p>
      <text:p text:style-name="D-Code_20_Block"><text:s/>* The outer class Outer contains a private someMethod()which cannot be</text:p>
      <text:p text:style-name="D-Code_20_Block"><text:s/>* tested without a mock. </text:p>
      <text:p text:style-name="D-Code_20_Block"><text:s/>*/</text:p>
      <text:p text:style-name="D-Code_20_Block">public class Outer</text:p>
      <text:p text:style-name="D-Code_20_Block">{</text:p>
      <text:p text:style-name="D-Code_20_Block"><text:tab/>private boolean someMethod()</text:p>
      <text:p text:style-name="D-Code_20_Block"><text:tab/>{</text:p>
      <text:p text:style-name="D-Code_20_Block"><text:tab/><text:tab/>...</text:p>
      <text:p text:style-name="D-Code_20_Block"><text:tab/>}</text:p>
      <text:p text:style-name="D-Code_20_Block"/>
      <text:p text:style-name="D-Code_20_Block"><text:tab/>/** </text:p>
      <text:p text:style-name="D-Code_20_Block"><text:s/><text:tab/> * The public InnerMock class someMethod() is used for JUnit <text:tab/> <text:s/><text:tab/><text:tab/> * testing, to access the private methods.</text:p>
      <text:p text:style-name="D-Code_20_Block"><text:tab/> */</text:p>
      <text:p text:style-name="D-Code_20_Block"><text:tab/>class InnerMock</text:p>
      <text:p text:style-name="D-Code_20_Block"><text:tab/>{</text:p>
      <text:p text:style-name="D-Code_20_Block"><text:tab/><text:tab/>public boolean someMethod(...)</text:p>
      <text:p text:style-name="D-Code_20_Block"><text:tab/><text:tab/>{</text:p>
      <text:p text:style-name="D-Code_20_Block"><text:tab/><text:tab/><text:tab/>Outer.this.someMethod();</text:p>
      <text:p text:style-name="D-Code_20_Block"><text:tab/><text:tab/>}</text:p>
      <text:p text:style-name="D-Code_20_Block"><text:soft-page-break/><text:tab/>}<text:tab/><text:tab/>// end of InnerMock class</text:p>
      <text:p text:style-name="D-Code_20_Block">}<text:tab/><text:tab/>// end of Outer class</text:p>
      <text:p text:style-name="D-Code_20_Block"/>
      <text:p text:style-name="D-Body_20_Text">For inner classes, the <text:span text:style-name="D-Code">this</text:span> keyword is required for mock objects if the inner mock class overrides or wraps the outer class's private method. A convenient way to do this is through the <text:span text:style-name="D-Code">OuterClass.this.method()</text:span> idiom when the mock method is the same as the outer class method to be tested. </text:p>
      <text:list xml:id="list1803119942" text:continue-numbering="true" text:style-name="WW8Num5">
        <text:list-item>
          <text:p text:style-name="D-Javadoc_20_Standard">Generic variables (method parms) should have the same name as their type.</text:p>
        </text:list-item>
      </text:list>
      <text:p text:style-name="D-Code_20_Block">void setTopic(Topic topic);</text:p>
      <text:p text:style-name="D-Code_20_Block">// NOT: void setTopic(Topic value);</text:p>
      <text:p text:style-name="D-Code_20_Block">// NOT: void setTopic(Topic aTopic);</text:p>
      <text:p text:style-name="D-Code_20_Block_20_Last">// NOT: void setTopic(Topic t);</text:p>
      <text:p text:style-name="D-Code_20_Block">void connect(Database database);</text:p>
      <text:p text:style-name="D-Code_20_Block">// NOT: void connect(Database db);</text:p>
      <text:p text:style-name="D-Code_20_Block_20_Last">// NOT: void connect(Database oracleDB);</text:p>
      <text:p text:style-name="D-Body_20_Text">Reduce complexity by reducing the number of terms and names used. This also makes it easy to deduce the type, given a variable name only. If for some reason this convention doesn't seem to fit, it is a strong indication that the type name is badly chosen. </text:p>
      <text:p text:style-name="D-Body_20_Text">Non-generic variables have a role. These variables can often be named by combining role and type:</text:p>
      <text:p text:style-name="P46">Point startingPoint;</text:p>
      <text:p text:style-name="P46">Point centerPoint;</text:p>
      <text:p text:style-name="P17">Name loginName;</text:p>
      <text:list xml:id="list1086662816" text:continue-numbering="true" text:style-name="WW8Num5">
        <text:list-item>
          <text:p text:style-name="D-Javadoc_20_Standard">Variables with a large scope should have long names; variables with a small scope can have short names [1].</text:p>
        </text:list-item>
      </text:list>
      <text:p text:style-name="D-Body_20_Text">Local (scratch) variables used for temporary storage or indices are best kept short. A programmer reading such variables should be able to assume that its value is not used outside a few lines of code. Common scratch variables for integers are <text:span text:style-name="D-Code">k</text:span>, <text:span text:style-name="D-Code">m</text:span>, <text:span text:style-name="D-Code">n</text:span>; common scratch variables for characters are <text:span text:style-name="D-Code">c</text:span> and <text:span text:style-name="D-Code">d</text:span>. </text:p>
      <text:list xml:id="list532554863" text:continue-numbering="true" text:style-name="WW8Num5">
        <text:list-item>
          <text:p text:style-name="D-Javadoc_20_Standard">Variables should be kept alive for as short a time as possible.</text:p>
        </text:list-item>
      </text:list>
      <text:p text:style-name="D-Body_20_Text"><text:soft-page-break/>Keeping the operations on a variable within a small scope makes it easier to control the effects and side effects of the variable.</text:p>
      <text:list xml:id="list1276765831" text:continue-numbering="true" text:style-name="WW8Num5">
        <text:list-item>
          <text:p text:style-name="D-Javadoc_20_Standard">The <text:span text:style-name="D-Code">is-</text:span> prefix should be used for boolean variables and methods.</text:p>
        </text:list-item>
      </text:list>
      <text:p text:style-name="P18">isSet, isVisible, isFinished, isFound(), or isOpen()</text:p>
      <text:p text:style-name="D-Body_20_Text">Using the <text:span text:style-name="D-Code">is-</text:span> prefix solves a common problem of choosing bad boolean names like <text:span text:style-name="D-Code">status</text:span> or <text:span text:style-name="D-Code">flag</text:span>. The names <text:span text:style-name="D-Code">isStatus</text:span> or <text:span text:style-name="D-Code">isFlag</text:span> simply don't fit, and the programmer is forced to choose more meaningful names.</text:p>
      <text:p text:style-name="D-Body_20_Text">There are a few acceptable alternatives to the <text:span text:style-name="D-Code">is-</text:span> prefix that fit better in some situations. There are <text:span text:style-name="D-Code">has-</text:span>, <text:span text:style-name="D-Code">can-</text:span> and <text:span text:style-name="D-Code">should-</text:span> prefixes:</text:p>
      <text:p text:style-name="P4">boolean shouldAbort = false;</text:p>
      <text:p text:style-name="P4">boolean canPrint = true;</text:p>
      <text:p text:style-name="D-Body_20_Text"/>
      <text:p text:style-name="D-Body_20_Text">Choose one that applies best.</text:p>
      <text:list xml:id="list138261232" text:continue-numbering="true" text:style-name="WW8Num5">
        <text:list-item>
          <text:p text:style-name="D-Javadoc_20_Standard">Java Swing variables should be suffixed by the element type.</text:p>
        </text:list-item>
      </text:list>
      <text:p text:style-name="D-Code_20_Block_20_Last">widthScale, nameTextField, leftScrollbar, mainPanel, fileToggle, minLabel, printerDialog</text:p>
      <text:p text:style-name="D-Body_20_Text">These suffixes enhance readability since the name gives the user an immediate clue to the type of the variable and, as a result, the available resources of the object. This is especially important for Swing because of plethera of GUI widget classes.</text:p>
      <text:list xml:id="list1518244256" text:continue-numbering="true" text:style-name="WW8Num5">
        <text:list-item>
          <text:p text:style-name="D-Javadoc_20_Standard">Plural form should be used on names representing a collection of objects.</text:p>
        </text:list-item>
      </text:list>
      <text:p text:style-name="D-Code_20_Block">Collection&lt;Point&gt; points; </text:p>
      <text:p text:style-name="D-Code_20_Block_20_Last">int[] values;</text:p>
      <text:p text:style-name="D-Body_20_Text">This procedure enhances readability since the name gives the user an immediate clue to the type of the variable and the operations that can be performed on its elements.</text:p>
      <text:list xml:id="list2069541024" text:continue-numbering="true" text:style-name="WW8Num5">
        <text:list-item>
          <text:p text:style-name="P78">The <text:span text:style-name="D-Code">nbr-</text:span> prefix should be used for variables representing the number of objects.</text:p>
        </text:list-item>
      </text:list>
      <text:p text:style-name="D-Code_20_Block">int nbrPoints;</text:p>
      <text:p text:style-name="D-Code_20_Block_20_Last"><text:soft-page-break/>int nbrLines;</text:p>
      <text:p text:style-name="P3"><text:span text:style-name="T12">Do not use the </text:span><text:span text:style-name="D-Code"><text:span text:style-name="T12">num</text:span></text:span><text:span text:style-name="T12"> prefix must not be used. Even the </text:span><text:span text:style-name="T18">n-</text:span><text:span text:style-name="T12"> prefix is better, as </text:span>in <text:span text:style-name="T17">nLines</text:span>.</text:p>
      <text:list xml:id="list1322383995" text:continue-numbering="true" text:style-name="WW8Num5">
        <text:list-item>
          <text:p text:style-name="D-Javadoc_20_Standard">The <text:span text:style-name="D-Code">No</text:span> suffix should be used for variables representing an entity number.</text:p>
        </text:list-item>
      </text:list>
      <text:p text:style-name="D-Code_20_Block">tableNo;</text:p>
      <text:p text:style-name="D-Code_20_Block_20_Last">employeeNo;</text:p>
      <text:p text:style-name="D-Body_20_Text">This notation is taken from mathematics, where it is an established convention for indicating an entity number.</text:p>
      <text:list xml:id="list191081601" text:continue-numbering="true" text:style-name="WW8Num5">
        <text:list-item>
          <text:p text:style-name="D-Javadoc_20_Standard">Iterators should be prefixed with <text:span text:style-name="D-Code">iter</text:span>.</text:p>
        </text:list-item>
      </text:list>
      <text:p text:style-name="D-Code_20_Block">// An iterator traverses through a set of points</text:p>
      <text:p text:style-name="D-Code_20_Block">for (Iterator iter = points.iterator(); iter.hasNext(); ) {</text:p>
      <text:p text:style-name="D-Code_20_Block"><text:tab/>...</text:p>
      <text:p text:style-name="D-Code_20_Block_20_Last">}</text:p>
      <text:p text:style-name="D-Body_20_Text">Use an <text:span text:style-name="D-Code">iter-</text:span> suffix for Iterator variables to make it clear that this particular pattern (Visitor pattern) is being used. </text:p>
      <text:list xml:id="list211956181" text:continue-numbering="true" text:style-name="WW8Num5">
        <text:list-item>
          <text:p text:style-name="D-Javadoc_20_Standard">Complement names must be used for complement entities [1].</text:p>
        </text:list-item>
      </text:list>
      <text:p text:style-name="D-Code_20_Block_20_Last">get/set, add/remove, create/destroy, start/stop, insert/delete, increment/decrement, old/new, begin/end, first/last, up/down, min/max, next/previous, old/new, open/close, show/hide, suspend/resume</text:p>
      <text:p text:style-name="D-Body_20_Text">These names reduce complexity by symmetry.</text:p>
      <text:list xml:id="list1011187780" text:continue-numbering="true" text:style-name="WW8Num5">
        <text:list-item>
          <text:p text:style-name="D-Javadoc_20_Standard">Abbreviations in names should be avoided.</text:p>
        </text:list-item>
      </text:list>
      <text:p text:style-name="D-Code_20_Block">computeAverage(); <text:tab/><text:tab/>// NOT: compAvg(); </text:p>
      <text:p text:style-name="D-Code_20_Block_20_Last">ActionEvent event; <text:tab/><text:tab/>// NOT: ActionEvent e; </text:p>
      <text:p text:style-name="P47">There are two types of words to consider. First are the common words listed in a language dictionary; these should not be abbreviated. There are a few exceptions to this rule:</text:p>
      <text:list xml:id="list6236929742079911203" text:style-name="L6">
        <text:list-item>
          <text:p text:style-name="P56"><text:span text:style-name="D-Code">init</text:span> can be used for <text:span text:style-name="D-Code">initialize</text:span></text:p>
        </text:list-item>
        <text:list-item>
          <text:p text:style-name="P56"><text:soft-page-break/><text:span text:style-name="D-Code">cmd</text:span> can be used for <text:span text:style-name="D-Code">command</text:span> (especially as a prefix)</text:p>
        </text:list-item>
        <text:list-item>
          <text:p text:style-name="P62"><text:span text:style-name="D-Code">ex</text:span> can be used for <text:span text:style-name="D-Code">exception</text:span></text:p>
        </text:list-item>
      </text:list>
      <text:p text:style-name="D-Body_20_Text">Other reasonable abbreviations can be used, especially if they occur frequently in the code. </text:p>
      <text:p text:style-name="D-Body_20_Text">Secondly, there are domain-specific phrases that are more naturally known through their acronym or abbreviations. These phrases should be kept abbreviated. Never write:</text:p>
      <text:p text:style-name="P3">HypertextMarkupLanguage <text:span text:style-name="T12">instead of</text:span> html</text:p>
      <text:p text:style-name="P3">CentralProcessingUnit <text:span text:style-name="T12">instead of</text:span> cpu</text:p>
      <text:list xml:id="list1186460188" text:continue-list="list1011187780" text:style-name="WW8Num5">
        <text:list-item>
          <text:p text:style-name="D-Javadoc_20_Standard">Negated boolean variable names must be avoided.</text:p>
        </text:list-item>
      </text:list>
      <text:p text:style-name="D-Code_20_Block">boolean isError; <text:tab/><text:tab/>// NOT: isNotError</text:p>
      <text:p text:style-name="D-Code_20_Block_20_Last">boolean isFound; <text:tab/><text:tab/>// NOT: isNotFound</text:p>
      <text:p text:style-name="D-Body_20_Text">The problem arises when the logical <text:span text:style-name="D-Code">not</text:span> operator is used and double negatives occur. The meaning of <text:span text:style-name="D-Code">!isNotError</text:span> is not immediately apparent.</text:p>
      <text:list xml:id="list642257760" text:continue-numbering="true" text:style-name="WW8Num5">
        <text:list-item>
          <text:p text:style-name="D-Javadoc_20_Standard">Associated constants (final variables) should be prefixed by a common type name.</text:p>
        </text:list-item>
      </text:list>
      <text:p text:style-name="D-Code_20_Block">final int COLOR_RED = <text:tab/>1; </text:p>
      <text:p text:style-name="D-Code_20_Block">final int COLOR_GREEN = 2; </text:p>
      <text:p text:style-name="D-Code_20_Block_20_Last">final int COLOR_BLUE = <text:tab/>3;</text:p>
      <text:p text:style-name="D-Body_20_Text">This indicates that the constants belong together, and what concept the constants represent.</text:p>
      <text:p text:style-name="P3">A less preferred alternative to this approach is to put the constants inside an <text:span text:style-name="D-Code">interface </text:span><text:span text:style-name="D-Code"><text:span text:style-name="T12">or</text:span></text:span><text:span text:style-name="D-Code"> enum</text:span>, effectively prefixing their names with the name of the interface:</text:p>
      <text:p text:style-name="D-Code_20_Block">enum Color</text:p>
      <text:p text:style-name="D-Code_20_Block">{</text:p>
      <text:p text:style-name="D-Code_20_Block"><text:tab/>final int RED = 1;</text:p>
      <text:p text:style-name="D-Code_20_Block"><text:tab/>final int GREEN = 2;</text:p>
      <text:p text:style-name="D-Code_20_Block"><text:tab/>final int BLUE = 3;</text:p>
      <text:p text:style-name="D-Code_20_Block_20_Last">}</text:p>
      <text:list xml:id="list364902937" text:continue-numbering="true" text:style-name="WW8Num5">
        <text:list-item>
          <text:p text:style-name="P76">Variables should be initialized where they are declared and they should be declared in the smallest scope possible.</text:p>
        </text:list-item>
      </text:list>
      <text:p text:style-name="D-Body_20_Text">This ensures that variables are valid at any time. Otherwise, it may be impossible to initialize a variable to a valid value where it is declared. Sometimes a variable should be left uninitialized rather than initialized to some inappropriate value (although the compiler may send a warning about uninitialized variables).</text:p>
      <text:list xml:id="list1049390413" text:continue-numbering="true" text:style-name="WW8Num5">
        <text:list-item>
          <text:p text:style-name="D-Javadoc_20_Standard">Variables must never have dual meaning. (Don't confuse data variables with control variables.) </text:p>
        </text:list-item>
      </text:list>
      <text:p text:style-name="P7">// AVOID</text:p>
      <text:p text:style-name="P7">// if weight doesn't exist, then weight is set to -1</text:p>
      <text:p text:style-name="P7">float weight = hasWeight();<text:tab/><text:tab/></text:p>
      <text:p text:style-name="P7"><text:s/>if (weight == -1) {</text:p>
      <text:p text:style-name="P7"><text:tab/>do something;</text:p>
      <text:p text:style-name="P7">} else {</text:p>
      <text:p text:style-name="P7"><text:tab/>addToPack(weight);</text:p>
      <text:p text:style-name="D-Code_20_Block_20_Last">}</text:p>
      <text:p text:style-name="P7">// BETTER</text:p>
      <text:p text:style-name="P7">boolean isEmpty = hasWeight();</text:p>
      <text:p text:style-name="P7">float weight;<text:tab/><text:tab/></text:p>
      <text:p text:style-name="P7"><text:s/>if (isEmpty == true) {</text:p>
      <text:p text:style-name="P7"><text:tab/>do something;</text:p>
      <text:p text:style-name="P7">} else {</text:p>
      <text:p text:style-name="P7"><text:tab/>addToPack(weight);</text:p>
      <text:p text:style-name="D-Code_20_Block_20_Last">}</text:p>
      <text:p text:style-name="D-Body_20_Text">Keeping controls (flags) separated from data enhances readability by ensuring that all concepts are represented uniquely and reduces the chance of error by reducing side effects. When a data value is being used dually as a data value and a control flag, as shown in the poor example, there can be confusion. </text:p>
      <text:list xml:id="list1160502566" text:continue-numbering="true" text:style-name="WW8Num5">
        <text:list-item>
          <text:p text:style-name="D-Javadoc_20_Standard">The use of "magic numbers" in the code must be avoided. </text:p>
        </text:list-item>
      </text:list>
      <text:p text:style-name="P9">private final int TEAM_SIZE = 11; </text:p>
      <text:p text:style-name="P9"><text:s/>. . .</text:p>
      <text:p text:style-name="P12">Player[] players = new Player[TEAM_SIZE]; </text:p>
      <text:p text:style-name="P17">// NOT: Player[] players = new Player[11];</text:p>
      <text:p text:style-name="D-Body_20_Text"><text:soft-page-break/>Magic numbers are fixed literals inline in the code. If the number does not have an obvious meaning by itself, readability is enhanced by introducing a named constant instead. Also, during maintenance editing, identical bare numbers can easily be replaced incorrectly if the same literal represents two different things. Named constants are best placed at the top of the class. </text:p>
      <text:p text:style-name="P13">// Exceptional case of justifiable public constants in global <text:span text:style-name="T1">DaVinci </text:span></text:p>
      <text:p text:style-name="P13">// constants library file</text:p>
      <text:p text:style-name="D-Code_20_Block">public static final ERROR = -1;</text:p>
      <text:p text:style-name="D-Code_20_Block_20_Last">public static final OK = 0;</text:p>
      <text:p text:style-name="D-Code_20_Block">// ...and when used...</text:p>
      <text:p text:style-name="D-Code_20_Block">if (someMethod() == MyClass.ERROR) {</text:p>
      <text:p text:style-name="D-Code_20_Block"><text:tab/>...</text:p>
      <text:p text:style-name="D-Code_20_Block_20_Last">}</text:p>
      <text:p text:style-name="D-Body_20_Text">When deciding on a name for a constant, check the <text:span text:style-name="T1">DaVinci </text:span>library file first—there might be one already waiting for use.</text:p>
      <text:list xml:id="list311685147" text:continue-numbering="true" text:style-name="WW8Num5">
        <text:list-item>
          <text:p text:style-name="D-Javadoc_20_Standard">Floating point constants should always be written with a decimal point and at least one decimal place.</text:p>
        </text:list-item>
      </text:list>
      <text:p text:style-name="D-Code_20_Block">double total = 0.0; <text:tab/><text:tab/><text:tab/>// NOT: double total = 0;</text:p>
      <text:p text:style-name="D-Code_20_Block">double speed = 3.0e8; <text:tab/><text:tab/>// NOT: double speed = 3e8;</text:p>
      <text:p text:style-name="D-Code_20_Block">double sum; </text:p>
      <text:p text:style-name="D-Code_20_Block"><text:tab/>. . .</text:p>
      <text:p text:style-name="P14">sum = (a + b) * 12.0;<text:tab/><text:tab/><text:tab/>// better: sum = (a + b) * DOZEN;</text:p>
      <text:p text:style-name="D-Body_20_Text">This rule emphasizes the different nature of integer and floating point numbers. Mathematically the two model completely different and non-compatible concepts. Also, the last example above emphasizes the type of the assigned variable (sum) at a point in the code where this might not be evident. Of course, the number 12.0 shouldn’t be there as a magic number; it should be replaced with a named constant.</text:p>
      <text:list xml:id="list2118674682" text:continue-numbering="true" text:style-name="WW8Num5">
        <text:list-item>
          <text:p text:style-name="P76">Floating point constants should always be written with a digit before the decimal point.</text:p>
        </text:list-item>
      </text:list>
      <text:p text:style-name="D-Code_20_Block">double total = 0.5; <text:tab/><text:tab/>// NOT: double total = .5;</text:p>
      <text:p text:style-name="D-Code_20_Block">// Even better</text:p>
      <text:p text:style-name="D-Code_20_Block_20_Last">double total = HALF;</text:p>
      <text:p text:style-name="D-Body_20_Text">The number and expression system in Java is borrowed from mathematics, and one should adhere to mathematical conventions for syntax wherever possible. Also, 0.5 is much more readable than .5 and precludes confusion with the integer 5. Again, the issue disappears with named constants.</text:p>
      <text:list xml:id="list330569906" text:continue-numbering="true" text:style-name="WW8Num5">
        <text:list-item>
          <text:p text:style-name="D-Javadoc_20_Standard">Each variable must have its own line and should be right-aligned for readability. </text:p>
        </text:list-item>
      </text:list>
      <text:p text:style-name="D-Code_20_Block">// NOT: double x, y;<text:tab/></text:p>
      <text:p text:style-name="D-Code_20_Block">double x;</text:p>
      <text:p text:style-name="D-Code_20_Block_20_Last">double y;<text:tab/><text:tab/><text:tab/></text:p>
      <text:p text:style-name="D-Code_20_Block">// Right (variable) aligned</text:p>
      <text:p text:style-name="D-Code_20_Block">TextFile file; </text:p>
      <text:p text:style-name="D-Code_20_Block_20_Last">int <text:tab/><text:tab/>nPoints; </text:p>
      <text:p text:style-name="D-Body_20_Text">Right-aligning variables on their own lines makes the variables easier to distinguish from the types, thus enhancing readability.</text:p>
      <text:list xml:id="list1687239439" text:continue-numbering="true" text:style-name="WW8Num5">
        <text:list-item>
          <text:p text:style-name="D-Javadoc_20_Standard">Casts should be followed by a space for readability. </text:p>
        </text:list-item>
      </text:list>
      <text:p text:style-name="D-Code_20_Block_20_Last">float y = (float) (15 / 2); <text:tab/></text:p>
      <text:p text:style-name="D-Code_20_Block">// NOT </text:p>
      <text:p text:style-name="D-Code_20_Block_20_Last">float y = (float)(15 / 2); </text:p>
      <text:p text:style-name="D-Body_20_Text">If followed by a space the casts are easier to distinguish from the types, thus enhancing readability.</text:p>
      <text:p text:style-name="D-Body_20_Text"/>
      <text:list xml:id="list1250716724" text:continue-list="list349845966" text:style-name="WW8Num4">
        <text:list-item>
          <text:p text:style-name="P70"><text:bookmark-start text:name="__RefHeading__62_1257360368"/>Methods<text:bookmark-end text:name="__RefHeading__62_1257360368"/></text:p>
        </text:list-item>
      </text:list>
      <text:list xml:id="list417583871" text:continue-list="list1687239439" text:style-name="WW8Num5">
        <text:list-item>
          <text:p text:style-name="D-Javadoc_20_Standard">Names representing methods must be verbs and written in lowerMixedCase.</text:p>
        </text:list-item>
      </text:list>
      <text:p text:style-name="D-Code_20_Block">getName();</text:p>
      <text:p text:style-name="D-Code_20_Block_20_Last">computeTotalWidth();</text:p>
      <text:p text:style-name="D-Body_20_Text">This naming technique is a common practice in the Java development community and also is the naming convention used by Sun for the Java core packages. This rule is identical to that for variable names, but methods in Java are already distinguishable from variables by their specific form.</text:p>
      <text:list xml:id="list1694585587" text:continue-numbering="true" text:style-name="WW8Num5">
        <text:list-item>
          <text:p text:style-name="D-Javadoc_20_Standard">Abbreviations and acronyms should not be uppercase when used as part of a name.</text:p>
        </text:list-item>
      </text:list>
      <text:p text:style-name="D-Code_20_Block">exportHtmlSource(); <text:tab/><text:tab/>// NOT: exportHTMLSource(); </text:p>
      <text:p text:style-name="D-Code_20_Block_20_Last">openDvdPlayer(); <text:tab/><text:tab/><text:tab/>// NOT: openDVDPlayer();</text:p>
      <text:p text:style-name="D-Body_20_Text">Using all uppercase for the base name will conflict with naming conventions given above, thus decreasing readability. A variable of this type would be named dVD, hTML, etc., which is not very readable. The examples above illustrate another problem: When the name is connected to another, the word following the acronym does not stand out as clearly as it should.</text:p>
      <text:list xml:id="list163374634" text:continue-numbering="true" text:style-name="WW8Num5">
        <text:list-item>
          <text:p text:style-name="D-Javadoc_20_Standard">The name of the object is implicit, and should be avoided in a method name.</text:p>
        </text:list-item>
      </text:list>
      <text:p text:style-name="D-Code_20_Block_20_Last">line.getLength(); <text:tab/><text:tab/>// NOT: line.getLineLength();</text:p>
      <text:p text:style-name="D-Body_20_Text">The latter might seem natural in the class declaration, but proves superfluous in use, as shown in the example.</text:p>
      <text:list xml:id="list544913211" text:continue-numbering="true" text:style-name="WW8Num5">
        <text:list-item>
          <text:p text:style-name="D-Javadoc_20_Standard">If getters and setters (methods to read or set an attribute directly with no other functionality), cannot be avoided, then the terms <text:span text:style-name="D-Code">get</text:span> or <text:span text:style-name="D-Code">set</text:span> must be used. </text:p>
        </text:list-item>
      </text:list>
      <text:p text:style-name="D-Code_20_Block">employee.getName(); </text:p>
      <text:p text:style-name="D-Code_20_Block_20_Last">employee.setName(name); </text:p>
      <text:p text:style-name="D-Code_20_Block"/>
      <text:p text:style-name="D-Code_20_Block"><text:soft-page-break/>matrix.getElement(2, 4); </text:p>
      <text:p text:style-name="D-Code_20_Block_20_Last">matrix.setElement(2, 4, value);</text:p>
      <text:p text:style-name="D-Body_20_Text">This is a common practice in the Java community and the convention used by Sun for the Java core packages. If the method does more than access the class variable, such as a calculation or a table lookup, the <text:span text:style-name="D-Code">get</text:span> and <text:span text:style-name="D-Code">set</text:span> terms should NOT be used.</text:p>
      <text:p text:style-name="D-Body_20_Text">This procedure also helps to automatically separate methods that do not need to be JUnit tested. JUnit is typically not used to test setters and getters because they are too trivial.</text:p>
      <text:p text:style-name="D-Code_20_Block_20_Last">void setFound(boolean isFound);</text:p>
      <text:list xml:id="list677606908" text:continue-numbering="true" text:style-name="WW8Num5">
        <text:list-item>
          <text:p text:style-name="D-Javadoc_20_Standard">The <text:span text:style-name="D-Code">is-</text:span> prefix should be used for methods that return a <text:span text:style-name="D-Code">boolean</text:span> type.</text:p>
        </text:list-item>
      </text:list>
      <text:p text:style-name="P35">This rule is identical to that for variable names, and as in that case, there are a few acceptable alternatives to the <text:span text:style-name="D-Code">is-</text:span> prefix that fit better in some situations. They are <text:span text:style-name="D-Code">has-</text:span>, <text:span text:style-name="D-Code">can-</text:span> and <text:span text:style-name="D-Code">should-</text:span> prefixes:</text:p>
      <text:p text:style-name="D-Code_20_Block">boolean hasLicense();</text:p>
      <text:p text:style-name="D-Code_20_Block_20_Last">boolean canEvaluate();</text:p>
      <text:p text:style-name="D-Body_20_Text">Choose one that applies best to enhance readability.</text:p>
      <text:list xml:id="list1772546801" text:continue-numbering="true" text:style-name="WW8Num5">
        <text:list-item>
          <text:p text:style-name="D-Javadoc_20_Standard">The term <text:span text:style-name="D-Code">calc</text:span> can be used in methods where something is computed.</text:p>
        </text:list-item>
      </text:list>
      <text:p text:style-name="D-Code_20_Block">valueSet.calcAverage(); </text:p>
      <text:p text:style-name="D-Code_20_Block_20_Last">matrix.calcInverse();</text:p>
      <text:p text:style-name="D-Body_20_Text">Using the <text:span text:style-name="D-Code">calc</text:span> term gives the reader an immediate clue that this is a potentially time-consuming operation. Consistent use of the term enhances readability.</text:p>
      <text:list xml:id="list492473662" text:continue-numbering="true" text:style-name="WW8Num5">
        <text:list-item>
          <text:p text:style-name="D-Javadoc_20_Standard">The term <text:span text:style-name="D-Code">find</text:span> can be used in methods where something is looked up.</text:p>
        </text:list-item>
      </text:list>
      <text:p text:style-name="D-Code_20_Block">vertex.findNearestVertex(); </text:p>
      <text:p text:style-name="D-Code_20_Block">matrix.findSmallestElement(); </text:p>
      <text:p text:style-name="D-Code_20_Block_20_Last">node.findShortestPath(Node destinationNode);</text:p>
      <text:p text:style-name="D-Body_20_Text">Using the <text:span text:style-name="D-Code">find</text:span> term gives the reader an immediate clue that this is a simple look-up method with a minimum of computations involved. Consistent use of the term enhances readability.</text:p>
      <text:list xml:id="list1941885782" text:continue-numbering="true" text:style-name="WW8Num5">
        <text:list-item>
          <text:p text:style-name="D-Javadoc_20_Standard"><text:soft-page-break/>The term <text:span text:style-name="D-Code">initialize</text:span> can be used where an object or a concept is established.</text:p>
        </text:list-item>
      </text:list>
      <text:p text:style-name="D-Code_20_Block_20_Last">printer.initializeFontSet();</text:p>
      <text:p text:style-name="D-Code_20_Block">// Also acceptable</text:p>
      <text:p text:style-name="D-Code_20_Block_20_Last">printer.initFontSet();</text:p>
      <text:p text:style-name="D-Body_20_Text">The term <text:span text:style-name="D-Code">initialize</text:span> and <text:span text:style-name="D-Code">init</text:span> are both frequently used; use whichever one would be the most acceptable. Consistent use of the term enhances readability.</text:p>
      <text:list xml:id="list1156895054" text:continue-numbering="true" text:style-name="WW8Num5">
        <text:list-item>
          <text:p text:style-name="D-Javadoc_20_Standard">Functions (methods returning an object) should be named after what they return, and procedures (<text:span text:style-name="D-Code">void</text:span> methods) should be named after what they do.</text:p>
        </text:list-item>
      </text:list>
      <text:p text:style-name="D-Code_20_Block">// Returns a value</text:p>
      <text:p text:style-name="D-Code_20_Block_20_Last">float squareRoot(float area)</text:p>
      <text:p text:style-name="D-Code_20_Block">// Returns a SystemElement model from a repository</text:p>
      <text:p text:style-name="D-Code_20_Block_20_Last">SystemElement retrieveModel()</text:p>
      <text:p text:style-name="D-Code_20_Block">// Sends a batch job out</text:p>
      <text:p text:style-name="D-Code_20_Block_20_Last">void<text:tab/>sendBatchJob(Server destination)</text:p>
      <text:p text:style-name="D-Body_20_Text">This naming convention increases readability by clarifying what the function should do, and especially all the things it is <text:span text:style-name="T2">not</text:span> supposed to do. It enables programmers to keep the code clean of side effects.</text:p>
      <text:list xml:id="list1957256726" text:continue-numbering="true" text:style-name="WW8Num5">
        <text:list-item>
          <text:p text:style-name="D-Javadoc_20_Standard">Method modifiers should be given in the following order:</text:p>
        </text:list-item>
      </text:list>
      <text:p text:style-name="D-Code_20_Block_20_Last">&lt;access&gt; static abstract synchronized &lt;unusual&gt; final native</text:p>
      <text:p text:style-name="D-Body_20_Text">&lt;<text:span text:style-name="D-Code">access</text:span>&gt; is one of <text:span text:style-name="D-Code">public</text:span>, <text:span text:style-name="D-Code">protected</text:span>, or <text:span text:style-name="D-Code">private</text:span>, while &lt;<text:span text:style-name="D-Code">unusual</text:span>&gt; is one of <text:span text:style-name="D-Code">volatile</text:span> or <text:span text:style-name="D-Code">transient</text:span>. </text:p>
      <text:p text:style-name="D-Body_20_Text">The &lt;<text:span text:style-name="D-Code">access</text:span>&gt; modifier (if present) must be the first modifier.</text:p>
      <text:p text:style-name="D-Code_20_Block">public static double square(double a); </text:p>
      <text:p text:style-name="D-Code_20_Block">// NOT: </text:p>
      <text:p text:style-name="D-Code_20_Block_20_Last">static public double square(double a);</text:p>
      <text:p text:style-name="D-Body_20_Text"><text:soft-page-break/>Using this method modifier declaration pattern will enhance readability and foster consistency in the code.</text:p>
      <text:list xml:id="list1798313222" text:continue-numbering="true" text:style-name="WW8Num5">
        <text:list-item>
          <text:p text:style-name="D-Javadoc_20_Standard">Do not include non-loop control statements in loop constructs. </text:p>
        </text:list-item>
      </text:list>
      <text:p text:style-name="D-Code_20_Block">// Non-loop variable "sum" is omitted from loop control</text:p>
      <text:p text:style-name="D-Code_20_Block">sum = 0; <text:tab/></text:p>
      <text:p text:style-name="D-Code_20_Block">for (int i = 0; i &lt; 100; i++) {</text:p>
      <text:p text:style-name="D-Code_20_Block"><text:tab/>sum += value[i];</text:p>
      <text:p text:style-name="D-Code_20_Block_20_Last">}</text:p>
      <text:p text:style-name="D-Code_20_Block">// NOT: Non-loop variable "sum" is contained in the loop control </text:p>
      <text:p text:style-name="D-Code_20_Block">//<text:tab/>initializer</text:p>
      <text:p text:style-name="D-Code_20_Block">for (int i = 0, sum = 0; i &lt; 100; i++) {</text:p>
      <text:p text:style-name="D-Code_20_Block"><text:tab/>sum += value[i];</text:p>
      <text:p text:style-name="D-Code_20_Block_20_Last">}</text:p>
      <text:p text:style-name="D-Body_20_Text">This rule increases maintainability and readability by making a clear distinction of what controls and what is contained in the loop.</text:p>
      <text:list xml:id="list1904498362" text:continue-numbering="true" text:style-name="WW8Num5">
        <text:list-item>
          <text:p text:style-name="D-Javadoc_20_Standard">The use of <text:span text:style-name="D-Code">do-while</text:span> loops should be avoided.</text:p>
        </text:list-item>
      </text:list>
      <text:p text:style-name="D-Body_20_Text"><text:span text:style-name="D-Code">do-while</text:span> loops are less readable than ordinary <text:span text:style-name="D-Code">while</text:span> loops and <text:span text:style-name="D-Code">for</text:span> loops since the conditional is at the bottom of the loop. The reader must scan the entire loop in order to understand the scope of the loop. <text:s/>In addition, <text:span text:style-name="D-Code">do-while</text:span> <text:s/>loops are not needed. Any <text:span text:style-name="D-Code">do-while</text:span> <text:s/>loop can easily be rewritten into a <text:span text:style-name="D-Code">while</text:span> loop or a <text:span text:style-name="D-Code">for</text:span> loop. This convention will reduce the number of constructs used and enhance readability.</text:p>
      <text:p text:style-name="D-Body_20_Text">As a rule of thumb, if the loop involves counting, use a <text:span text:style-name="D-Code">for</text:span> loop. If the loop involves conditions, such as change of state, use a <text:span text:style-name="D-Code">while</text:span> loop.</text:p>
      <text:p text:style-name="D-Code_20_Block">// NOT:</text:p>
      <text:p text:style-name="D-Code_20_Block">boolean moreData = true;</text:p>
      <text:p text:style-name="D-Code_20_Block">do {</text:p>
      <text:p text:style-name="D-Code_20_Block"><text:tab/>readFile();</text:p>
      <text:p text:style-name="D-Code_20_Block"><text:tab/>. . .</text:p>
      <text:p text:style-name="D-Code_20_Block_20_Last">} while (moreData);</text:p>
      <text:p text:style-name="D-Code_20_Block">// PREFERRED for condition or state</text:p>
      <text:p text:style-name="D-Code_20_Block"><text:soft-page-break/>boolean moreData = true;</text:p>
      <text:p text:style-name="D-Code_20_Block">while (moreData) {</text:p>
      <text:p text:style-name="D-Code_20_Block"><text:tab/>readFile();</text:p>
      <text:p text:style-name="D-Code_20_Block"><text:tab/>. . .</text:p>
      <text:p text:style-name="D-Code_20_Block_20_Last">}</text:p>
      <text:p text:style-name="D-Code_20_Block">// PREFERRED for counting</text:p>
      <text:p text:style-name="D-Code_20_Block">for (int k=0; k &lt; list.size(); k++) {</text:p>
      <text:p text:style-name="D-Code_20_Block"><text:tab/>char c = getByte[k];</text:p>
      <text:p text:style-name="D-Code_20_Block_20_Last">}</text:p>
      <text:list xml:id="list1999235685" text:continue-numbering="true" text:style-name="WW8Num5">
        <text:list-item>
          <text:p text:style-name="D-Javadoc_20_Standard">The use of <text:span text:style-name="D-Code">break</text:span> and <text:span text:style-name="D-Code">continue</text:span> in loops should be avoided.</text:p>
        </text:list-item>
      </text:list>
      <text:p text:style-name="D-Body_20_Text">These statements should be used only if they prove to give higher readability than their structured counterparts.</text:p>
      <text:list xml:id="list816557272" text:continue-numbering="true" text:style-name="WW8Num5">
        <text:list-item>
          <text:p text:style-name="D-Javadoc_20_Standard">Complex conditional expressions must be avoided. Introduce temporary <text:span text:style-name="D-Code">boolean</text:span> variables instead [1].</text:p>
        </text:list-item>
      </text:list>
      <text:p text:style-name="P7">// Using two temporary variables to simplify a complex expression</text:p>
      <text:p text:style-name="P7">boolean isFinished = ((elementNo &lt; 0) || (elementNo &gt; maxElement)); </text:p>
      <text:p text:style-name="P7">boolean isRepeatedEntry = (elementNo == lastElement); </text:p>
      <text:p text:style-name="P7">if (isFinished || isRepeatedEntry) { </text:p>
      <text:p text:style-name="P7"><text:tab/>. . . </text:p>
      <text:p text:style-name="D-Code_20_Block_20_Last">} </text:p>
      <text:p text:style-name="P7">// NOT:</text:p>
      <text:p text:style-name="P7">if ((elementNo &lt; 0) || (elementNo &gt; maxElement)</text:p>
      <text:p text:style-name="P7"><text:tab/>|| (elementNo == lastElement))</text:p>
      <text:p text:style-name="P7">{</text:p>
      <text:p text:style-name="P7"><text:tab/>. . .</text:p>
      <text:p text:style-name="D-Code_20_Block_20_Last">}</text:p>
      <text:p text:style-name="D-Body_20_Text">By assigning <text:span text:style-name="D-Code">boolean</text:span> variables to expressions, the program gets automatic documentation. The construction will be easier to read, debug, and maintain. If the variables are used more than once, declare them at the top of the method.</text:p>
      <text:list xml:id="list649106613" text:continue-numbering="true" text:style-name="WW8Num5">
        <text:list-item>
          <text:p text:style-name="D-Javadoc_20_Standard">The nominal case should be put in the <text:span text:style-name="D-Code">if-</text:span>part and the exception in the <text:span text:style-name="D-Code">else-</text:span>part of an <text:span text:style-name="D-Code">if</text:span> statement [1].</text:p>
        </text:list-item>
      </text:list>
      <text:p text:style-name="P7"><text:soft-page-break/>boolean isOk = readFile(fileName); </text:p>
      <text:p text:style-name="P7">if (isOk) { </text:p>
      <text:p text:style-name="P7"><text:tab/>. . .</text:p>
      <text:p text:style-name="P7">} else { </text:p>
      <text:p text:style-name="P7"><text:tab/>. . . </text:p>
      <text:p text:style-name="D-Code_20_Block_20_Last">}<text:tab/>//end if</text:p>
      <text:p text:style-name="D-Body_20_Text">Ensure that the exceptions do not obscure the normal path of execution. This is important for both readability and performance.</text:p>
      <text:p text:style-name="D-Body_20_Text"/>
      <text:list xml:id="list1656942017" text:continue-numbering="true" text:style-name="WW8Num5">
        <text:list-item>
          <text:p text:style-name="D-Javadoc_20_Standard">The conditional should be put on a separate line.</text:p>
        </text:list-item>
      </text:list>
      <text:p text:style-name="P7">// Flag is used to clean up or do more work</text:p>
      <text:p text:style-name="P7">if (isDone) {</text:p>
      <text:p text:style-name="P7"><text:tab/>doCleanup();</text:p>
      <text:p text:style-name="P7">{</text:p>
      <text:p text:style-name="D-Code_20_Block_20_Last">doMoreWork();</text:p>
      <text:p text:style-name="P7">// NOT: </text:p>
      <text:p text:style-name="D-Code_20_Block_20_Last">if (isDone) doCleanup(); doMoreWork();</text:p>
      <text:p text:style-name="D-Body_20_Text">This rule is for human debugging purposes. When writing on a single line, the result of the test is not apparent, and it is more difficult to determine the action.</text:p>
      <text:list xml:id="list995569509" text:continue-numbering="true" text:style-name="WW8Num5">
        <text:list-item>
          <text:p text:style-name="D-Javadoc_20_Standard">Executable statements in conditionals must be avoided.</text:p>
        </text:list-item>
      </text:list>
      <text:p text:style-name="P7">InputStream stream = File.open(fileName, "w"); </text:p>
      <text:p text:style-name="P7">if (stream != null) {</text:p>
      <text:p text:style-name="P7"><text:tab/>. . .</text:p>
      <text:p text:style-name="D-Code_20_Block_20_Last">} </text:p>
      <text:p text:style-name="P7">// NOT:</text:p>
      <text:p text:style-name="P7"><text:s/>if (File.open(fileName, "w") != null)) { </text:p>
      <text:p text:style-name="P7"><text:tab/>. . .</text:p>
      <text:p text:style-name="D-Code_20_Block_20_Last">}</text:p>
      <text:p text:style-name="D-Body_20_Text">Conditionals with executable statements are simply very difficult to read. This is especially true for programmers new to Java.</text:p>
      <text:list xml:id="list683184425" text:continue-numbering="true" text:style-name="WW8Num5">
        <text:list-item>
          <text:p text:style-name="D-Javadoc_20_Standard"><text:soft-page-break/>Static variables or methods must always be referred to through the class name, and never through an instance variable.</text:p>
        </text:list-item>
      </text:list>
      <text:p text:style-name="D-Code_20_Block">Thread.sleep(1000); <text:tab/><text:tab/>// NOT: this.sleep(1000);</text:p>
      <text:p text:style-name="D-Code_20_Block_20_Last">Math.sqrt(someNumber);<text:tab/>// NOT: myMathObject.sqrt(someNumber);</text:p>
      <text:p text:style-name="D-Body_20_Text">This rule emphasizes that the element reference is static and independent of any particular instance. For the same reason, the class name should also be included when a variable or method is accessed from within the same class.</text:p>
      <text:list xml:id="list1024594552" text:continue-numbering="true" text:style-name="WW8Num5">
        <text:list-item>
          <text:p text:style-name="D-Javadoc_20_Standard">Method definitions should have the following form:</text:p>
        </text:list-item>
      </text:list>
      <text:p text:style-name="P7">// Example: method definition</text:p>
      <text:p text:style-name="P7">public void someMethod() throws SomeException </text:p>
      <text:p text:style-name="P7">{ </text:p>
      <text:p text:style-name="P7"><text:tab/>... </text:p>
      <text:p text:style-name="D-Code_20_Block_20_Last">}</text:p>
      <text:p text:style-name="D-Body_20_Text">Classes, interfaces, and method definitions are emphasized by their contents within braces on a line by themselves. (The comment shown is for instruction; it is not a comment describing the method. For that case, a Javadoc comment must be used describing the method, purpose, and possible return value and parameters. See also the section below on Comments, and the Javadoc standard [7].)</text:p>
      <text:list xml:id="list1028294257" text:continue-numbering="true" text:style-name="WW8Num5">
        <text:list-item>
          <text:p text:style-name="D-Javadoc_20_Standard">Block layout should have the following form.</text:p>
        </text:list-item>
      </text:list>
      <text:p text:style-name="P7">// Example: code block</text:p>
      <text:p text:style-name="P7">while (!done) { </text:p>
      <text:p text:style-name="P7"><text:tab/>doSomething(); </text:p>
      <text:p text:style-name="P7"><text:tab/>done = moreToDo();</text:p>
      <text:p text:style-name="P7">}</text:p>
      <text:p text:style-name="P7">// NOT</text:p>
      <text:p text:style-name="D-Code_20_Block_20_Last">while (!done) { doSomething(); done = moreToDo(); }</text:p>
      <text:p text:style-name="D-Body_20_Text">Classes, interfaces, and method definitions are emphasized by their contents within braces on a line by themselves. Code blocks, such as used for <text:span text:style-name="T22">if</text:span> statements, are compressed slightly to allow more logic to show on the screen. </text:p>
      <text:list xml:id="list932210429" text:continue-numbering="true" text:style-name="WW8Num5">
        <text:list-item>
          <text:p text:style-name="D-Javadoc_20_Standard">Braces should be used for a single statement that follows <text:span text:style-name="D-Code">if-else</text:span>, <text:span text:style-name="D-Code">for</text:span>, or <text:span text:style-name="D-Code">while</text:span> statements.</text:p>
        </text:list-item>
      </text:list>
      <text:p text:style-name="P7"><text:soft-page-break/>if (condition) {</text:p>
      <text:p text:style-name="P7"><text:tab/>statement; </text:p>
      <text:p text:style-name="P7">}</text:p>
      <text:p text:style-name="P7">while (condition) {</text:p>
      <text:p text:style-name="P7"><text:tab/>statement; </text:p>
      <text:p text:style-name="P7">}</text:p>
      <text:p text:style-name="P7">for (initialization; condition; update) {</text:p>
      <text:p text:style-name="P7"><text:tab/>statement;</text:p>
      <text:p text:style-name="D-Code_20_Block_20_Last">}</text:p>
      <text:p text:style-name="D-Body_20_Text">This convention is a common recommendation (including the Sun Java recommendation) that braces should always be used in these cases. A common source of error occurs when these kinds of conditional and loop blocks change, and statements are added to the block. The braces are often forgotten, thereby breaking the code.</text:p>
      <text:list xml:id="list959015777" text:continue-numbering="true" text:style-name="WW8Num5">
        <text:list-item>
          <text:p text:style-name="D-Javadoc_20_Standard">The <text:span text:style-name="D-Code">if-else</text:span> group of statements should have the following form:</text:p>
        </text:list-item>
      </text:list>
      <text:p text:style-name="P7">// Block Example 1</text:p>
      <text:p text:style-name="P7">if (condition) { </text:p>
      <text:p text:style-name="P7"><text:tab/>statements; </text:p>
      <text:p text:style-name="D-Code_20_Block_20_Last">}</text:p>
      <text:p text:style-name="P7">// Block Example 2</text:p>
      <text:p text:style-name="P7">if (condition){ </text:p>
      <text:p text:style-name="P7"><text:tab/>statements; </text:p>
      <text:p text:style-name="P7">} else { </text:p>
      <text:p text:style-name="P7"><text:tab/>statements; </text:p>
      <text:p text:style-name="D-Code_20_Block_20_Last">} </text:p>
      <text:p text:style-name="P7">// Block Example 3</text:p>
      <text:p text:style-name="P7">if (condition) { </text:p>
      <text:p text:style-name="P7"><text:tab/>statements; </text:p>
      <text:p text:style-name="P7">} </text:p>
      <text:p text:style-name="P7">else if (condition) { </text:p>
      <text:p text:style-name="P7"><text:tab/>statements; </text:p>
      <text:p text:style-name="P7"><text:tab/>...</text:p>
      <text:p text:style-name="P7">} </text:p>
      <text:p text:style-name="P7">else { </text:p>
      <text:p text:style-name="P7"><text:tab/>statements;</text:p>
      <text:p text:style-name="D-Code_20_Block_20_Last">}</text:p>
      <text:p text:style-name="D-Body_20_Text"><text:soft-page-break/>Short code blocks may have the <text:span text:style-name="D-Code">else</text:span> on the line with the closing brace of the preceding <text:span text:style-name="D-Code">if</text:span> (Example 2). However, long blocks or chains of <text:span text:style-name="D-Code">if-else</text:span> statements should have the <text:span text:style-name="D-Code">else</text:span> on its own line (Example 3). This follows partly from the general block rule above, and is considered better in the way that each part of the <text:span text:style-name="D-Code">if-else</text:span> statement is written on separate lines of the file. It is then easier to manipulate the statement, as when moving <text:span text:style-name="D-Code">else</text:span> clauses around.</text:p>
      <text:list xml:id="list504933743" text:continue-numbering="true" text:style-name="WW8Num5">
        <text:list-item>
          <text:p text:style-name="D-Javadoc_20_Standard">The <text:span text:style-name="D-Code">for</text:span> statement should have the following form:</text:p>
        </text:list-item>
      </text:list>
      <text:p text:style-name="D-Code_20_Block">for (initialization; condition; update) { </text:p>
      <text:p text:style-name="D-Code_20_Block"><text:tab/>statements; </text:p>
      <text:p text:style-name="D-Code_20_Block_20_Last">}</text:p>
      <text:p text:style-name="D-Body_20_Text">This follows from the general block rule above.</text:p>
      <text:list xml:id="list905069743" text:continue-numbering="true" text:style-name="WW8Num5">
        <text:list-item>
          <text:p text:style-name="D-Javadoc_20_Standard">An empty <text:span text:style-name="D-Code">for</text:span> statement should have the following form:</text:p>
        </text:list-item>
      </text:list>
      <text:p text:style-name="D-Code_20_Block">for (initialization; condition; update) {</text:p>
      <text:p text:style-name="D-Code_20_Block"><text:tab/><text:tab/>;</text:p>
      <text:p text:style-name="D-Code_20_Block_20_Last">}</text:p>
      <text:p text:style-name="D-Body_20_Text">The semi-colon on its own line emphasizes the fact that the <text:span text:style-name="D-Code">for</text:span> statement is empty and shows the reader that this is intentional.</text:p>
      <text:list xml:id="list72039339" text:continue-numbering="true" text:style-name="WW8Num5">
        <text:list-item>
          <text:p text:style-name="D-Javadoc_20_Standard">The <text:span text:style-name="D-Code">while</text:span> statement should have the following form:</text:p>
        </text:list-item>
      </text:list>
      <text:p text:style-name="D-Code_20_Block">while (condition) { </text:p>
      <text:p text:style-name="D-Code_20_Block"><text:tab/>statements; </text:p>
      <text:p text:style-name="D-Code_20_Block_20_Last">} // end while</text:p>
      <text:p text:style-name="D-Body_20_Text">This follows from the general block rule above.</text:p>
      <text:list xml:id="list923417751" text:continue-numbering="true" text:style-name="WW8Num5">
        <text:list-item>
          <text:p text:style-name="D-Javadoc_20_Standard">Avoid the <text:span text:style-name="D-Code">do-while</text:span> statement, but in the rare case where it must be used, it should have the following form:</text:p>
        </text:list-item>
      </text:list>
      <text:p text:style-name="D-Code_20_Block">do { </text:p>
      <text:p text:style-name="D-Code_20_Block"><text:tab/>statements; </text:p>
      <text:p text:style-name="D-Code_20_Block_20_Last">} while (condition);</text:p>
      <text:p text:style-name="D-Body_20_Text"><text:soft-page-break/>This follows from the general block rule above. As stated elsewhere, <text:span text:style-name="D-Code">while</text:span> loops are much preferred over <text:span text:style-name="D-Code">do-while</text:span> loops. When using this kind of loop, commented justifications need to be precise.</text:p>
      <text:list xml:id="list1356848274" text:continue-numbering="true" text:style-name="WW8Num5">
        <text:list-item>
          <text:p text:style-name="D-Javadoc_20_Standard">Avoid the <text:span text:style-name="D-Code">switch</text:span> statement, but in the rare case where it must be used, it should have the following form and must include a default case:</text:p>
        </text:list-item>
      </text:list>
      <text:p text:style-name="P7">switch (condition) </text:p>
      <text:p text:style-name="P7">{ </text:p>
      <text:p text:style-name="P7"><text:tab/>case ABC:<text:tab/>statement; <text:tab/><text:tab/>// Intentional Fallthrough </text:p>
      <text:p text:style-name="P7"><text:tab/>case DEF: <text:tab/>statement; </text:p>
      <text:p text:style-name="P7"><text:tab/><text:tab/><text:tab/>break; </text:p>
      <text:p text:style-name="P7"><text:tab/>case XYZ: <text:tab/>statement; </text:p>
      <text:p text:style-name="P7"><text:tab/><text:tab/><text:tab/><text:tab/><text:tab/>statement;</text:p>
      <text:p text:style-name="P7"><text:tab/><text:tab/><text:tab/><text:tab/><text:tab/>statement;</text:p>
      <text:p text:style-name="P7"><text:tab/><text:tab/><text:tab/>break; </text:p>
      <text:p text:style-name="P7"><text:tab/>default : <text:tab/>statement; </text:p>
      <text:p text:style-name="P7"><text:tab/><text:tab/><text:tab/>break; </text:p>
      <text:p text:style-name="D-Code_20_Block_20_Last">} // end switch</text:p>
      <text:p text:style-name="D-Body_20_Text">This differs slightly from the Sun recommendation both in indentation and spacing. In particular, each case keyword is indented relative to the <text:span text:style-name="D-Code">switch</text:span> statement as a whole. This makes the entire <text:span text:style-name="D-Code">switch</text:span> statement stand out. Also, note the colons are aligned. The explicit "Intentional Fallthrough" comment should be included whenever there is a <text:span text:style-name="D-Code">case</text:span> statement without a <text:span text:style-name="D-Code">break</text:span> statement. Omitting the <text:span text:style-name="T23">break</text:span> statement is a common error, and it must be made clear that it is intentional when it is not there. The <text:span text:style-name="D-Code">break</text:span> should go on its own line.</text:p>
      <text:p text:style-name="D-Body_20_Text">In general, the <text:span text:style-name="D-Code">switch</text:span> statement should be avoided. It is often misused in place of polymorphism, which serves the purpose better and automatically without conditional branching.</text:p>
      <text:list xml:id="list1759117711" text:continue-numbering="true" text:style-name="WW8Num5">
        <text:list-item>
          <text:p text:style-name="D-Javadoc_20_Standard">A <text:span text:style-name="D-Code">try-catch</text:span> statement should have the following form:</text:p>
        </text:list-item>
      </text:list>
      <text:p text:style-name="P7">// Example Block 1</text:p>
      <text:p text:style-name="P7">try { </text:p>
      <text:p text:style-name="P7"><text:tab/>statements; </text:p>
      <text:p text:style-name="P7">} catch (Exception exception) { </text:p>
      <text:p text:style-name="P7"><text:tab/>statements; </text:p>
      <text:p text:style-name="D-Code_20_Block_20_Last">} // end try</text:p>
      <text:p text:style-name="P7">// Example Block 2</text:p>
      <text:p text:style-name="P7"><text:soft-page-break/>try { </text:p>
      <text:p text:style-name="P7"><text:tab/>statements; </text:p>
      <text:p text:style-name="P7"><text:tab/>. . .</text:p>
      <text:p text:style-name="P7">} </text:p>
      <text:p text:style-name="P7">catch (Exception exception) { </text:p>
      <text:p text:style-name="P7"><text:tab/>statements; </text:p>
      <text:p text:style-name="P7">} </text:p>
      <text:p text:style-name="P7">finally { </text:p>
      <text:p text:style-name="P7"><text:tab/>statements; </text:p>
      <text:p text:style-name="D-Code_20_Block_20_Last">} // end try</text:p>
      <text:p text:style-name="D-Body_20_Text">This rule follows partly from the <text:span text:style-name="D-Code">if-else</text:span> block rule above. Put <text:span text:style-name="D-Code">catch</text:span> statements on their own line for long try blocks, but note that <text:span text:style-name="D-Code">catch</text:span> statements can be on their own lines if the try block is short. Put <text:span text:style-name="D-Code">finally</text:span> statements on their own line because of their rarity. NOTE: Keep in mind that <text:span text:style-name="D-Code">finally</text:span> blocks are always executed, even if the executing block has a <text:span text:style-name="D-Code">return</text:span> statement in it.</text:p>
      <text:list xml:id="list275540967" text:continue-numbering="true" text:style-name="WW8Num5">
        <text:list-item>
          <text:p text:style-name="D-Javadoc_20_Standard">Operators should be surrounded by a space character. <text:line-break/>– Java reserved words should be followed by a single space. <text:line-break/>– Commas should be followed by a single space. <text:line-break/>– Colons should be surrounded by single space. <text:line-break/>– Semicolons, in <text:span text:style-name="D-Code">for</text:span> statements, should be followed by a space character.</text:p>
        </text:list-item>
      </text:list>
      <text:p text:style-name="D-Code_20_Block">a = (b + c) * d; <text:tab/><text:tab/><text:tab/><text:tab/><text:tab/>// NOT: a=(b+c)*d</text:p>
      <text:p text:style-name="D-Code_20_Block">while (true) { <text:tab/><text:tab/><text:tab/><text:tab/><text:tab/>// NOT: while(true){</text:p>
      <text:p text:style-name="D-Code_20_Block"><text:tab/>doSomething(a, b, c, d); <text:tab/>// NOT: doSomething(a,b,c,d);</text:p>
      <text:p text:style-name="D-Code_20_Block">}</text:p>
      <text:p text:style-name="D-Code_20_Block"/>
      <text:p text:style-name="D-Code_20_Block">// Allowable exception</text:p>
      <text:p text:style-name="D-Code_20_Block">for (i=0; i&lt;10; i++) { </text:p>
      <text:p text:style-name="D-Code_20_Block"/>
      <text:p text:style-name="D-Body_20_Text">This allows the individual components of the statements to stand out and enhance readability. It is difficult to give a complete list of the suggested uses of whitespace in Java code. The examples above, however, should give a general idea of the intentions. The <text:span text:style-name="D-Code">for</text:span> statement spacing has become such an idiom that the exception is permitted.</text:p>
      <text:list xml:id="list233829876" text:continue-numbering="true" text:style-name="WW8Num5">
        <text:list-item>
          <text:p text:style-name="P76">A method name should not be followed by a single space when it is followed by another name.</text:p>
        </text:list-item>
      </text:list>
      <text:p text:style-name="D-Code_20_Block_20_Last">doSomething(currentFile);</text:p>
      <text:p text:style-name="P7">// NOT</text:p>
      <text:p text:style-name="D-Code_20_Block_20_Last">doSomething (currentFile);</text:p>
      <text:p text:style-name="D-Body_20_Text">Although the individual names stand out, it is unusual and does not enhance readability. </text:p>
      <text:list xml:id="list1422676008" text:continue-numbering="true" text:style-name="WW8Num5">
        <text:list-item>
          <text:p text:style-name="D-Javadoc_20_Standard">Logical units within a block should be separated by one blank line.</text:p>
        </text:list-item>
      </text:list>
      <text:p text:style-name="D-Code_20_Block">// Create a new identity matrix </text:p>
      <text:p text:style-name="D-Code_20_Block_20_Last">Matrix4x4 matrix = new Matrix4x4(); </text:p>
      <text:p text:style-name="D-Code_20_Block">// Precompute angles for efficiency </text:p>
      <text:p text:style-name="D-Code_20_Block">double cosAngle = Math.cos(angle); </text:p>
      <text:p text:style-name="D-Code_20_Block_20_Last">double sinAngle = Math.sin(angle); </text:p>
      <text:p text:style-name="D-Code_20_Block">// Specify matrix as a rotation transformation </text:p>
      <text:p text:style-name="D-Code_20_Block">matrix.setElement(1, 1, cosAngle); </text:p>
      <text:p text:style-name="D-Code_20_Block">matrix.setElement(1, 2, sinAngle); </text:p>
      <text:p text:style-name="D-Code_20_Block">matrix.setElement(2, 1, -sinAngle); </text:p>
      <text:p text:style-name="D-Code_20_Block_20_Last">matrix.setElement(2, 2, cosAngle); </text:p>
      <text:p text:style-name="D-Code_20_Block">// Apply rotation </text:p>
      <text:p text:style-name="D-Code_20_Block_20_Last">transformation.multiply(matrix);</text:p>
      <text:p text:style-name="D-Body_20_Text">This convention enhances readability by introducing single spaces between logical units. Each block should be introduced by a comment to highlight the logical grouping, as indicated in the example above.</text:p>
      <text:list xml:id="list2171764844" text:continue-numbering="true" text:style-name="WW8Num5">
        <text:list-item>
          <text:p text:style-name="D-Javadoc_20_Standard">Methods should be separated by two blank lines.</text:p>
        </text:list-item>
      </text:list>
      <text:p text:style-name="D-Body_20_Text">By making the vertical white space larger than white space within a method, the methods will stand out within the class.</text:p>
      <text:list xml:id="list1411209135" text:continue-numbering="true" text:style-name="WW8Num5">
        <text:list-item>
          <text:p text:style-name="D-Javadoc_20_Standard"><text:soft-page-break/>Statements should be aligned wherever this enhances readability.</text:p>
        </text:list-item>
      </text:list>
      <text:p text:style-name="P7">// if-else chain with aligned method calls</text:p>
      <text:p text:style-name="P7">if (a == lowValue) {</text:p>
      <text:p text:style-name="P7"><text:tab/>calcSomething(); </text:p>
      <text:p text:style-name="P7">}</text:p>
      <text:p text:style-name="P7">else if (a == mediumValue) {</text:p>
      <text:p text:style-name="P7"><text:tab/>computeSomethingElse(); </text:p>
      <text:p text:style-name="P7">}</text:p>
      <text:p text:style-name="P7">else if (a == highValue) {</text:p>
      <text:p text:style-name="P7"><text:tab/>computeSomethingElseYet(); </text:p>
      <text:p text:style-name="D-Code_20_Block_20_Last">}</text:p>
      <text:p text:style-name="P7">// Long expression broken into lines and aligned</text:p>
      <text:p text:style-name="P7">value = (potential * oilDensity) / constant1 +</text:p>
      <text:p text:style-name="P8"><text:tab/>(depth * waterDensity) / constant2 +</text:p>
      <text:p text:style-name="P16"><text:tab/>(zCoordinateValue * gasDensity) / constant3; </text:p>
      <text:p text:style-name="P7">// Statements are aligned after the equal sign</text:p>
      <text:p text:style-name="P7">minPosition<text:tab/> <text:tab/><text:tab/>= computeDistance(min, x, y, z); </text:p>
      <text:p text:style-name="D-Code_20_Block_20_Last">averagePosition<text:tab/>= computeDistance(average, x, y, z); </text:p>
      <text:p text:style-name="D-Body_20_Text">There are a number of places in the code where white space can be included to enhance readability, even if this violates common guidelines. Many of these cases have to do with code alignment. General guidelines on code alignment are difficult to give, but the examples above should provide some general guidance. In short, any construction that enhances readability should be allowed.</text:p>
      <text:list xml:id="list574074916" text:continue-numbering="true" text:style-name="WW8Num5">
        <text:list-item>
          <text:p text:style-name="D-Javadoc_20_Standard">Use parentheses around the conditional expression of the tertiary operator. </text:p>
        </text:list-item>
      </text:list>
      <text:p text:style-name="D-Code_20_Block">// Single space around parts outside the parentheses</text:p>
      <text:p text:style-name="D-Code_20_Block_20_Last">int absValue = (x &gt; 0) ? x : -x;</text:p>
      <text:p text:style-name="D-Code_20_Block">// NOT</text:p>
      <text:p text:style-name="D-Code_20_Block">int absValue = x &gt; 0 ? x : -x;</text:p>
      <text:p text:style-name="D-Code_20_Block_20_Last">int absValue = x&gt;0? x:-x;<text:tab/><text:tab/><text:tab/>// even worse!</text:p>
      <text:p text:style-name="D-Body_20_Text">Put a space character around the '?' and ':' parts of the operator, but not within the conditional parentheses.</text:p>
      <text:list xml:id="list1172111327" text:continue-numbering="true" text:style-name="WW8Num5">
        <text:list-item>
          <text:p text:style-name="D-Javadoc_20_Standard"><text:soft-page-break/>Each statement must have its own line.</text:p>
        </text:list-item>
      </text:list>
      <text:p text:style-name="D-Code_20_Block">int x = 0;</text:p>
      <text:p text:style-name="D-Code_20_Block_20_Last">int y = 0;</text:p>
      <text:p text:style-name="D-Code_20_Block">// NOT</text:p>
      <text:p text:style-name="D-Code_20_Block_20_Last">int x = y = 0;</text:p>
      <text:p text:style-name="D-Code_20_Block">// NOT</text:p>
      <text:p text:style-name="D-Code_20_Block_20_Last">int x = 10; int y = 5;</text:p>
      <text:list xml:id="list2146603044" text:continue-numbering="true" text:style-name="WW8Num5">
        <text:list-item>
          <text:p text:style-name="D-Javadoc_20_Standard">Do not use the comma operator. </text:p>
        </text:list-item>
      </text:list>
      <text:p text:style-name="D-Code_20_Block">if (err) {</text:p>
      <text:p text:style-name="D-Code_20_Block_20_Last"><text:tab/>Format.print(System.out. “error”), exit(1);<text:tab/>// VERY WRONG!<text:tab/></text:p>
      <text:p text:style-name="D-Body_20_Text">The comma operator is confusing and easily misconstrued for a typo (or semicolon) by anyone coming along later to read the code.</text:p>
      <text:p text:style-name="D-Body_20_Text"/>
      <text:p text:style-name="D-Body_20_Text"/>
      <text:list xml:id="list1571114994" text:continue-list="list1250716724" text:style-name="WW8Num4">
        <text:list-item>
          <text:p text:style-name="P71"><text:bookmark-start text:name="__RefHeading__64_1257360368"/>Comments<text:bookmark-end text:name="__RefHeading__64_1257360368"/></text:p>
        </text:list-item>
      </text:list>
      <text:p text:style-name="D-Body_20_Text">The standard for Comments is defined in the Javadoc Standard [7], but a few guidelines that are frequently included in Java programming standards are given here. </text:p>
      <text:list xml:id="list1609804732" text:continue-list="list2146603044" text:style-name="WW8Num5">
        <text:list-item>
          <text:p text:style-name="D-Javadoc_20_Standard">Comments should be written to explain <text:span text:style-name="T2">why</text:span> the following code does what it does, and not so much as <text:span text:style-name="T2">what</text:span> it does. </text:p>
        </text:list-item>
      </text:list>
      <text:p text:style-name="D-Body_20_Text">A programmer reading the code can usually understand 'what' the code does by reading it—and if not, the code should be rewritten. The 'why' of the code in the comment ensures that any changes will maintain the intent of the code. </text:p>
      <text:list xml:id="list1180686257" text:continue-numbering="true" text:style-name="WW8Num5">
        <text:list-item>
          <text:p text:style-name="D-Javadoc_20_Standard">Tricky code should not be commented but rewritten [1].</text:p>
        </text:list-item>
      </text:list>
      <text:p text:style-name="D-Body_20_Text">In general, the use of comments should be minimized by making the code self-documenting through appropriate name choices and an explicit logical structure. If tricky code is absolutely necessary, comment liberally with Javadoc comments. </text:p>
      <text:list xml:id="list236563558" text:continue-numbering="true" text:style-name="WW8Num5">
        <text:list-item>
          <text:p text:style-name="D-Javadoc_20_Standard">All comments must be written in English, without slang or foreign phrases, in first person present tense, without indicating the method.</text:p>
        </text:list-item>
      </text:list>
      <text:p text:style-name="D-Body_20_Text">In an international environment, English is the preferred language.</text:p>
      <text:p text:style-name="D-Code_20_Block">/** Calculates the force of an approaching vehicle */</text:p>
      <text:p text:style-name="D-Code_20_Block">/** Displays the reaction times per person */</text:p>
      <text:p text:style-name="D-Code_20_Block">// NOT</text:p>
      <text:p text:style-name="D-Code_20_Block">/** This method does ...something or other */</text:p>
      <text:list xml:id="list123029148" text:continue-numbering="true" text:style-name="WW8Num5">
        <text:list-item>
          <text:p text:style-name="D-Javadoc_20_Standard">Javadoc comments should have the following form:</text:p>
        </text:list-item>
      </text:list>
      <text:p text:style-name="P7">/** </text:p>
      <text:p text:style-name="P7">* Returns lateral location of the specified position. </text:p>
      <text:p text:style-name="P7">* If the position is unset, NaN is returned. </text:p>
      <text:p text:style-name="P7">* </text:p>
      <text:p text:style-name="P7">* @param x X coordinate of position. </text:p>
      <text:p text:style-name="P7">* @param y Y coordinate of position. </text:p>
      <text:p text:style-name="P7">* @param zone Zone of position. </text:p>
      <text:p text:style-name="P7">* @return Lateral location. </text:p>
      <text:p text:style-name="P7">* @throws IllegalArgumentException if zone is &lt;= 0. </text:p>
      <text:p text:style-name="P7">*/ </text:p>
      <text:p text:style-name="P7">public double computeLocation(double x, double y, int zone) </text:p>
      <text:p text:style-name="P7"><text:soft-page-break/><text:tab/><text:tab/><text:tab/><text:tab/>throws IllegalArgumentException </text:p>
      <text:p text:style-name="P7">{</text:p>
      <text:p text:style-name="P7"><text:tab/>...</text:p>
      <text:p text:style-name="D-Code_20_Block_20_Last">}</text:p>
      <text:p text:style-name="D-Body_20_Text_20_Before_20_Bullet">A readable form is important because this type of documentation is typically read inside the code more often than it is read as processed Javadoc text. Note in the example above these particular conventions:</text:p>
      <text:list xml:id="list4033232457450510681" text:style-name="L7">
        <text:list-item>
          <text:p text:style-name="P57">The opening <text:span text:style-name="D-Code">/**</text:span> begins on a separate line for Javadoc comments (/* is the start of a non-Javadoc Java internal comment)<text:span text:style-name="D-Code"><text:span text:style-name="T10">.</text:span></text:span></text:p>
        </text:list-item>
        <text:list-item>
          <text:p text:style-name="P57">Each subsequent <text:span text:style-name="D-Code">*</text:span> is aligned with the first <text:span text:style-name="D-Code">*</text:span><text:span text:style-name="D-Code"><text:span text:style-name="T10">.</text:span></text:span></text:p>
        </text:list-item>
        <text:list-item>
          <text:p text:style-name="P57">There is a single space after each <text:span text:style-name="D-Code">*</text:span><text:span text:style-name="D-Code"><text:span text:style-name="T10">.</text:span></text:span></text:p>
        </text:list-item>
        <text:list-item>
          <text:p text:style-name="P57">There is an empty line between the description and the parameter section.</text:p>
        </text:list-item>
        <text:list-item>
          <text:p text:style-name="P57">The parameter descriptions are aligned.</text:p>
        </text:list-item>
        <text:list-item>
          <text:p text:style-name="P57">Punctuation follows each parameter description.</text:p>
        </text:list-item>
        <text:list-item>
          <text:p text:style-name="P63">There is no blank line between the documentation block and the method/class.</text:p>
        </text:list-item>
      </text:list>
      <text:list xml:id="list1063162461" text:continue-list="list123029148" text:style-name="WW8Num5">
        <text:list-item>
          <text:p text:style-name="P79">Javadoc of class attributes can be specified on a single line as follows:</text:p>
        </text:list-item>
      </text:list>
      <text:p text:style-name="D-Body_20_Text"><text:span text:style-name="D-Code">/** Number of connections to this database */<text:line-break/>private int _nConnections;</text:span></text:p>
      <text:list xml:id="list699079426" text:continue-numbering="true" text:style-name="WW8Num5">
        <text:list-item>
          <text:p text:style-name="D-Javadoc_20_Standard">There should be a space after the comment identifier.</text:p>
        </text:list-item>
      </text:list>
      <text:p text:style-name="P7">// This is a comment <text:tab/>NOT: //This is a comment </text:p>
      <text:p text:style-name="P7">/** <text:tab/></text:p>
      <text:p text:style-name="P7">* This is a Javadoc multi-line</text:p>
      <text:p text:style-name="P7">* comment </text:p>
      <text:p text:style-name="D-Code_20_Block_20_Last">*/</text:p>
      <text:p text:style-name="P11">NOT: </text:p>
      <text:p text:style-name="P7">/**This is a Javadocmulti-line</text:p>
      <text:p text:style-name="D-Code_20_Block_20_Last">*comment*/</text:p>
      <text:p text:style-name="D-Body_20_Text">This convention improves readability by making the text stand out.</text:p>
      <text:list xml:id="list1883904131" text:continue-numbering="true" text:style-name="WW8Num5">
        <text:list-item>
          <text:p text:style-name="D-Javadoc_20_Standard">Single-line, non-Javadoc comments <text:s/>should use // over the <text:s/>/* */ format.</text:p>
        </text:list-item>
      </text:list>
      <text:p text:style-name="P7"><text:soft-page-break/>// Comment spanning one line.</text:p>
      <text:p text:style-name="D-Code_20_Block_20_Last">/* Comment spanning a single line. */</text:p>
      <text:p text:style-name="P7">/* Comment spanning multiple lines</text:p>
      <text:p text:style-name="P7">* is written in this format, preferably</text:p>
      <text:p text:style-name="P10">* instead of a series of // comment lines. </text:p>
      <text:p text:style-name="D-Code_20_Block_20_Last">*/</text:p>
      <text:p text:style-name="D-Body_20_Text">The first example works better as an end-of-line comment because the programmer does not need to jump to the end line to finish the comment. </text:p>
      <text:p text:style-name="D-Body_20_Text">Warning: Comments that use the /* */ format may be more easily confused with Javadoc comments because of similar formatting; these are not preferred. </text:p>
      <text:p text:style-name="D-Body_20_Text">Note that Eclipse will allow you to select and comment out a block of contiguous statements with the <text:span text:style-name="D-Code">Shift-Command-/</text:span>.</text:p>
      <text:list xml:id="list1616862435" text:continue-numbering="true" text:style-name="WW8Num5">
        <text:list-item>
          <text:p text:style-name="D-Javadoc_20_Standard">Comments should be indented relative to their position in the code [1].</text:p>
        </text:list-item>
      </text:list>
      <text:p text:style-name="P7">while (true) {<text:tab/><text:tab/><text:tab/><text:tab/><text:tab/></text:p>
      <text:p text:style-name="P7"><text:tab/>// Do something <text:tab/><text:tab/><text:tab/><text:tab/></text:p>
      <text:p text:style-name="P7"><text:tab/>something(); <text:tab/><text:tab/><text:tab/><text:tab/><text:tab/><text:tab/></text:p>
      <text:p text:style-name="D-Code_20_Block_20_Last">} <text:tab/><text:tab/><text:tab/><text:tab/><text:tab/><text:tab/><text:tab/><text:tab/><text:tab/><text:tab/><text:tab/></text:p>
      <text:p text:style-name="P7">// NOT: </text:p>
      <text:p text:style-name="P7">while (true) { </text:p>
      <text:p text:style-name="P7">// Do something </text:p>
      <text:p text:style-name="P7"><text:tab/>something(); </text:p>
      <text:p text:style-name="D-Code_20_Block_20_Last">}</text:p>
      <text:p text:style-name="D-Body_20_Text">This practice avoids comments that break the logical structure of the program.</text:p>
      <text:list xml:id="list1687899993" text:continue-numbering="true" text:style-name="WW8Num5">
        <text:list-item>
          <text:p text:style-name="D-Javadoc_20_Standard">The declaration of anonymous collection variables should be followed by a comment stating the common type of the elements of the collection.</text:p>
        </text:list-item>
      </text:list>
      <text:p text:style-name="P7">private Vector _points; <text:tab/><text:tab/>// of Point</text:p>
      <text:p text:style-name="D-Code_20_Block_20_Last">private Set _shapes; <text:tab/><text:tab/><text:tab/>// of Shape</text:p>
      <text:p text:style-name="D-Body_20_Text">Without the extra comment it can be hard to figure out what comprises the collection, and thus how to treat the elements of the collection. In methods taking collection variables as input, the common type of the elements should be given in the associated <text:soft-page-break/>Javadoc comment. Whenever possible programmers should qualify the collection with the type to make the comment superfluous:</text:p>
      <text:p text:style-name="P7">private Vector&lt;Point&gt; points_;</text:p>
      <text:p text:style-name="D-Code_20_Block_20_Last">private Set&lt;Shape&gt; shapes_;</text:p>
      <text:p text:style-name="D-Body_20_Text"/>
      <text:list xml:id="list1615229567" text:continue-numbering="true" text:style-name="WW8Num5">
        <text:list-item>
          <text:p text:style-name="D-Javadoc_20_Standard">All <text:span text:style-name="D-Code">public</text:span> classes, and <text:span text:style-name="D-Code">public</text:span> and <text:span text:style-name="D-Code">protected</text:span> functions within <text:span text:style-name="D-Code">public</text:span> classes, must be documented using the Java documentation (Javadoc) conventions.</text:p>
        </text:list-item>
      </text:list>
      <text:p text:style-name="D-Body_20_Text">This makes it easy to keep up-to-date online code documentation.</text:p>
      <text:list xml:id="list2161574928" text:continue-list="list1571114994" text:style-name="WW8Num4">
        <text:list-item>
          <text:p text:style-name="P72"><text:bookmark-start text:name="References"/><text:bookmark-start text:name="__RefHeading__66_1257360368"/>References<text:bookmark-end text:name="References"/><text:bookmark-end text:name="__RefHeading__66_1257360368"/></text:p>
        </text:list-item>
      </text:list>
      <text:p text:style-name="D-Body_20_Text">[1] <text:span text:style-name="T2">Code Complete</text:span>, Steve McConnel — Microsoft Press </text:p>
      <text:p text:style-name="D-Body_20_Text">[2] <text:span text:style-name="T2">Java Code Conventions</text:span>, http://java.sun.com/docs/codeconv/html/CodeConvTOC.doc.html</text:p>
      <text:p text:style-name="D-Body_20_Text">[3] Netscape's <text:span text:style-name="T2">Software Coding Standards for Java</text:span>, http://developer.netscape.com/docs/technote/java/codestyle.html </text:p>
      <text:p text:style-name="D-Body_20_Text">[4] <text:span text:style-name="T2">C / C++ / Java Coding Standards from NASA</text:span>, http://v2ma09.gsfc.nasa.gov/coding_standards.html </text:p>
      <text:p text:style-name="D-Body_20_Text">[5] <text:span text:style-name="T2">Coding Standards for Java</text:span>, AmbySoft, http://www.ambysoft.com/javaCodingStandards.html</text:p>
      <text:p text:style-name="D-Body_20_Text">[6] <text:span text:style-name="T2">Java Programming Style Guideline</text:span>, Geotechnical Software Services, Version 6.1, March 2008, http://geosoft.no/development/javastyle.html</text:p>
      <text:p text:style-name="D-Body_20_Text">[7] <text:span text:style-name="T2">Javadoc Documentation Standard</text:span>, March 24, 2010, Alan Cline, March 24, 2010</text:p>
      <text:p text:style-name="D-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Lucida Sans Unicode1" svg:font-family="'Lucida Sans Unicode'"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D-Body_20_Text" style:class="text">
      <style:paragraph-properties fo:orphans="2" fo:widows="2" style:writing-mode="lr-tb"/>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next-style-name="Standard" style:class="extra">
      <style:paragraph-properties fo:margin-top="0.0835in" fo:margin-bottom="0.25in"/>
      <style:text-properties fo:font-size="9pt" fo:font-weight="bold" style:font-size-asian="9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class="text">
      <style:paragraph-properties fo:margin-top="0in" fo:margin-bottom="0.1665in" fo:break-before="page" fo:keep-with-next="always"/>
      <style:text-properties style:font-name="Lucida Sans Unicode" fo:font-size="18pt" fo:font-weight="bold" style:font-size-asian="18pt" style:font-weight-asian="bold" style:font-name-complex="Lucida Sans Unicode"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keep-with-next="always"/>
      <style:text-properties fo:font-size="10pt" fo:font-weight="bold" style:font-size-asian="10pt" style:font-weight-asian="bold" style:font-weight-complex="bold"/>
    </style:style>
    <style:style style:name="D-Body_20_Text" style:display-name="D-Body Text" style:family="paragraph" style:parent-style-name="Standard">
      <style:paragraph-properties fo:margin-top="0in" fo:margin-bottom="0.1665in"/>
    </style:style>
    <style:style style:name="Entry_20_Date" style:display-name="Entry Date" style:family="paragraph" style:parent-style-name="Standard" style:next-style-name="Standard">
      <style:paragraph-properties fo:margin-top="0.25in" fo:margin-bottom="0.0835in"/>
      <style:text-properties style:font-name="Lucida Sans Unicode" fo:font-size="14pt" fo:font-weight="bold" style:font-size-asian="14pt" style:font-weight-asian="bold" style:font-name-complex="Lucida Sans Unicode"/>
    </style:style>
    <style:style style:name="Text" style:family="paragraph" style:parent-style-name="Standard" style:class="extra">
      <style:paragraph-properties fo:margin-top="0in" fo:margin-bottom="0.1665in"/>
    </style:style>
    <style:style style:name="Normal_20__28_Web_29_" style:display-name="Normal (Web)" style:family="paragraph" style:parent-style-name="Standard">
      <style:paragraph-properties fo:margin-top="0.1945in" fo:margin-bottom="0.0799in"/>
      <style:text-properties style:font-name="Arial Unicode MS" fo:font-size="12pt" style:font-name-asian="Arial Unicode MS" style:font-size-asian="12pt" style:font-name-complex="Arial Unicode MS"/>
    </style:style>
    <style:style style:name="D-Heading_20_1" style:display-name="D-Heading 1" style:family="paragraph" style:parent-style-name="Heading_20_1" style:next-style-name="D-Body_20_Text" style:default-outline-level="" style:list-style-name="">
      <style:paragraph-properties fo:margin="100%" fo:margin-left="0in" fo:margin-right="0in" fo:margin-top="0in" fo:margin-bottom="0in" fo:text-indent="0in" style:auto-text-indent="false"/>
    </style:style>
    <style:style style:name="D-Heading_20_2" style:display-name="D-Heading 2" style:family="paragraph" style:parent-style-name="D-Heading_20_1" style:next-style-name="D-Body_20_Text">
      <style:paragraph-properties fo:margin-top="0.25in" fo:margin-bottom="0.0835in" fo:break-before="auto" fo:break-after="auto"/>
      <style:text-properties fo:font-size="14pt" style:font-size-asian="14pt"/>
    </style:style>
    <style:style style:name="D-Heading_20_3" style:display-name="D-Heading 3" style:family="paragraph" style:parent-style-name="D-Heading_20_2" style:next-style-name="D-Body_20_Text">
      <style:paragraph-properties fo:margin-top="0.25in" fo:margin-bottom="0.0417in"/>
      <style:text-properties fo:font-size="12pt" style:font-size-asian="12pt"/>
    </style:style>
    <style:style style:name="D-Body_20_Text_20_Before_20_Bullet" style:display-name="D-Body Text Before Bullet" style:family="paragraph" style:parent-style-name="D-Body_20_Text" style:next-style-name="D-Bullet_20_1">
      <style:paragraph-properties fo:margin-top="0in" fo:margin-bottom="0.0835in"/>
    </style:style>
    <style:style style:name="D-Bullet_20_1" style:display-name="D-Bullet 1" style:family="paragraph" style:parent-style-name="D-Body_20_Text">
      <style:paragraph-properties fo:margin="100%" fo:margin-left="0.15in" fo:margin-right="0in" fo:margin-top="0in" fo:margin-bottom="0.0835in" fo:text-indent="-0.15in" style:auto-text-indent="false"/>
    </style:style>
    <style:style style:name="D-Body_20_Text_20_After_20_Bullet" style:display-name="D-Body Text After Bullet" style:family="paragraph" style:parent-style-name="D-Body_20_Text" style:next-style-name="D-Body_20_Text">
      <style:paragraph-properties fo:margin-top="0.0835in" fo:margin-bottom="0.1665in"/>
    </style:style>
    <style:style style:name="D-Table-Figure_20_Caption" style:display-name="D-Table-Figure Caption" style:family="paragraph" style:parent-style-name="D-Body_20_Text" style:next-style-name="D-Body_20_Text">
      <style:paragraph-properties fo:margin-top="0.0835in" fo:margin-bottom="0.25in"/>
      <style:text-properties fo:font-size="8pt" fo:font-weight="bold" style:font-size-asian="8pt" style:font-weight-asian="bold"/>
    </style:style>
    <style:style style:name="D-Header" style:family="paragraph" style:parent-style-name="D-Body_20_Text">
      <style:paragraph-properties fo:margin-top="0in" fo:margin-bottom="0in" fo:orphans="0" fo:widows="0"/>
      <style:text-properties fo:color="#999999" fo:font-size="12pt" style:font-size-asian="12pt"/>
    </style:style>
    <style:style style:name="D-Footer" style:family="paragraph" style:parent-style-name="D-Body_20_Text">
      <style:paragraph-properties fo:margin-top="0in" fo:margin-bottom="0.0417in" fo:text-align="justify" style:justify-single-word="false" fo:orphans="0" fo:widows="0">
        <style:tab-stops>
          <style:tab-stop style:position="6.5in" style:type="right"/>
        </style:tab-stops>
      </style:paragraph-properties>
      <style:text-properties fo:font-size="8pt" style:font-size-asian="8pt"/>
    </style:style>
    <style:style style:name="D-TOC_20_1" style:display-name="D-TOC 1" style:family="paragraph" style:parent-style-name="D-Body_20_Text">
      <style:paragraph-properties fo:margin-top="0in" fo:margin-bottom="0.0835in"/>
      <style:text-properties fo:font-variant="small-caps"/>
    </style:style>
    <style:style style:name="D-TOC_20_2" style:display-name="D-TOC 2" style:family="paragraph" style:parent-style-name="D-Body_20_Text">
      <style:paragraph-properties fo:margin="100%" fo:margin-left="0.2in" fo:margin-right="0in" fo:margin-top="0in" fo:margin-bottom="0.0835in" fo:text-indent="0in" style:auto-text-indent="false"/>
      <style:text-properties fo:font-size="10pt" style:font-size-asian="10pt"/>
    </style:style>
    <style:style style:name="D-Bullet" style:family="paragraph" style:parent-style-name="D-Bullet_20_1" style:list-style-name="WW8Num8">
      <style:paragraph-properties>
        <style:tab-stops>
          <style:tab-stop style:position="0.15in"/>
        </style:tab-stops>
      </style:paragraph-properties>
    </style:style>
    <style:style style:name="D-Bullet_20_Last" style:display-name="D-Bullet Last" style:family="paragraph" style:parent-style-name="D-Bullet_20_1" style:next-style-name="D-Body_20_Text" style:list-style-name="WW8Num12">
      <style:paragraph-properties fo:margin-top="0in" fo:margin-bottom="0.1665in">
        <style:tab-stops>
          <style:tab-stop style:position="0.15in"/>
        </style:tab-stops>
      </style:paragraph-properties>
    </style:style>
    <style:style style:name="Contents_20_3" style:display-name="Contents 3" style:family="paragraph" style:parent-style-name="Standard" style:next-style-name="Standard" style:class="index">
      <style:paragraph-properties fo:margin="100%" fo:margin-left="0.3055in" fo:margin-right="0in" fo:margin-top="0in" fo:margin-bottom="0in" fo:text-indent="0in" style:auto-text-indent="false"/>
    </style:style>
    <style:style style:name="D-Body_20_Text_20_Before_20_Table-Figure" style:display-name="D-Body Text Before Table-Figure" style:family="paragraph" style:parent-style-name="D-Body_20_Text">
      <style:paragraph-properties fo:margin-top="0in" fo:margin-bottom="0.3335in"/>
    </style:style>
    <style:style style:name="D-Steps" style:family="paragraph" style:parent-style-name="D-Body_20_Text" style:list-style-name="WW8Num15"/>
    <style:style style:name="D-Steps_20_2" style:display-name="D-Steps 2" style:family="paragraph" style:parent-style-name="D-Steps" style:list-style-name="WW8Num7">
      <style:paragraph-properties fo:margin="100%" fo:margin-left="0.4in" fo:margin-right="0in" fo:margin-top="0in" fo:margin-bottom="0.0835in" fo:text-indent="-0.15in" style:auto-text-indent="false">
        <style:tab-stops>
          <style:tab-stop style:position="0.15in"/>
        </style:tab-stops>
      </style:paragraph-properties>
    </style:style>
    <style:style style:name="Contents_20_1" style:display-name="Contents 1" style:family="paragraph" style:parent-style-name="Standard" style:next-style-name="Standard" style:class="index">
      <style:paragraph-properties fo:margin-top="0in" fo:margin-bottom="0.0835in">
        <style:tab-stops>
          <style:tab-stop style:position="5.9929in" style:type="right" style:leader-style="dotted" style:leader-text="."/>
        </style:tab-stops>
      </style:paragraph-properties>
      <style:text-properties fo:font-variant="small-caps"/>
    </style:style>
    <style:style style:name="Contents_20_2" style:display-name="Contents 2" style:family="paragraph" style:parent-style-name="Standard" style:next-style-name="Standard" style:class="index">
      <style:paragraph-properties fo:margin="100%" fo:margin-left="0.2in" fo:margin-right="0in" fo:margin-top="0in" fo:margin-bottom="0.0835in" fo:text-indent="0in"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100%" fo:margin-left="0.4583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11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7638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0.9165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0693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222in" fo:margin-right="0in" fo:margin-top="0in" fo:margin-bottom="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D-Image" style:family="paragraph" style:parent-style-name="D-Body_20_Text">
      <style:paragraph-properties fo:margin-top="0.25in" fo:margin-bottom="0in"/>
    </style:style>
    <style:style style:name="D-Bullet_20_First" style:display-name="D-Bullet First" style:family="paragraph" style:parent-style-name="D-Bullet_20_Last" style:list-style-name="">
      <style:paragraph-properties fo:margin="100%" fo:margin-left="0in" fo:margin-right="0in" fo:margin-top="0in" fo:margin-bottom="0.0835in" fo:text-indent="0in" style:auto-text-indent="false"/>
    </style:style>
    <style:style style:name="D-Heading_20_1_20__23_" style:display-name="D-Heading 1 #" style:family="paragraph" style:parent-style-name="D-Heading_20_1" style:next-style-name="D-Body_20_Text" style:list-style-name="WW8Num4"/>
    <style:style style:name="D-Heading_20_2_20__23_" style:display-name="D-Heading 2 #" style:family="paragraph" style:parent-style-name="D-Heading_20_2" style:next-style-name="D-Body_20_Text" style:list-style-name="WW8Num4"/>
    <style:style style:name="D-Heading_20_3_20__23_" style:display-name="D-Heading 3 #" style:family="paragraph" style:parent-style-name="D-Heading_20_3" style:next-style-name="D-Body_20_Text" style:list-style-name="WW8Num4"/>
    <style:style style:name="D-TOC_20_Style" style:display-name="D-TOC Style" style:family="paragraph" style:parent-style-name="D-Body_20_Text">
      <style:paragraph-properties fo:break-before="page"/>
      <style:text-properties style:font-name="Lucida Sans Unicode" fo:font-size="18pt" fo:font-weight="bold" style:font-size-asian="18pt" style:font-weight-asian="bold" style:font-name-complex="Lucida Sans Unicode" style:font-weight-complex="bold"/>
    </style:style>
    <style:style style:name="D-Javadoc_20_standard" style:display-name="D-Javadoc standard" style:family="paragraph" style:parent-style-name="D-Body_20_Text" style:next-style-name="D-Body_20_Text">
      <style:text-properties fo:color="#0000ff" fo:font-weight="bold" style:font-weight-asian="bold" style:font-weight-complex="bold"/>
    </style:style>
    <style:style style:name="D-Javadoc_20_Standard" style:display-name="D-Javadoc Standard" style:family="paragraph" style:parent-style-name="D-Body_20_Text" style:next-style-name="D-Body_20_Text" style:list-style-name="WW8Num5">
      <style:paragraph-properties fo:margin="100%" fo:margin-left="0.35in" fo:margin-right="0in" fo:margin-top="0.3335in" fo:margin-bottom="0.1665in" fo:text-indent="-0.35in" style:auto-text-indent="false">
        <style:tab-stops>
          <style:tab-stop style:position="0.35in"/>
        </style:tab-stops>
      </style:paragraph-properties>
      <style:text-properties fo:color="#0000ff" fo:font-weight="bold" style:font-weight-asian="bold" style:font-weight-complex="bold"/>
    </style:style>
    <style:style style:name="D-Code_20_Block" style:display-name="D-Code Block" style:family="paragraph" style:parent-style-name="D-Body_20_Text">
      <style:paragraph-properties fo:margin-top="0in" fo:margin-bottom="0.0835in"/>
      <style:text-properties style:font-name="Courier New" fo:font-size="10pt" style:font-name-complex="Courier New"/>
    </style:style>
    <style:style style:name="D-Code_20_Block_20_Last" style:display-name="D-Code Block Last" style:family="paragraph" style:parent-style-name="D-Code_20_Block" style:next-style-name="D-Body_20_Text">
      <style:paragraph-properties fo:margin-top="0in" fo:margin-bottom="0.2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3z0" style:family="text">
      <style:text-properties style:font-name="Lucida Sans Unicode" fo:font-size="18pt" fo:font-style="normal" fo:font-weight="bold" style:font-size-asian="18pt" style:font-style-asian="normal" style:font-weight-asian="bold" style:font-name-complex="Lucida Sans Unicode"/>
    </style:style>
    <style:style style:name="WW8Num7z0" style:family="text">
      <style:text-properties fo:color="#000000"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fo:color="#000000" style:font-name="Symbol" style:font-name-complex="Symbol"/>
    </style:style>
    <style:style style:name="WW8Num12z2" style:family="text">
      <style:text-properties style:font-name="Wingdings" style:font-name-complex="Wingdings"/>
    </style:style>
    <style:style style:name="WW8Num12z4" style:family="text">
      <style:text-properties style:font-name="Courier New" style:font-name-complex="Courier New"/>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Default_20_Paragraph_20_Font" style:display-name="Default Paragraph Font" style:family="text"/>
    <style:style style:name="D-Code" style:family="text" style:parent-style-name="Default_20_Paragraph_20_Font">
      <style:text-properties style:font-name="Courier New" fo:font-size="10pt" fo:background-color="transparent" style:font-size-asian="10.5pt" style:font-weight-asian="normal" style:font-name-complex="Courier New"/>
    </style:style>
    <style:style style:name="D-Bold" style:family="text" style:parent-style-name="Default_20_Paragraph_20_Font">
      <style:text-properties fo:font-weight="bold" style:font-weight-asian="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font-name="Arial" style:text-underline-style="none" style:font-name-complex="Arial"/>
    </style:style>
    <style:style style:name="D-Cross_20_Reference" style:display-name="D-Cross Reference" style:family="text" style:parent-style-name="Default_20_Paragraph_20_Font">
      <style:text-properties fo:color="#0000ff" style:font-name="Arial" fo:font-size="11pt" style:font-size-asian="11pt" style:font-name-complex="Ari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WenQuanYi Zen Hei1"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z0" style:num-suffix="." style:num-format="1">
        <style:list-level-properties text:list-level-position-and-space-mode="label-alignment">
          <style:list-level-label-alignment text:label-followed-by="space" fo:text-indent="-0.15in" fo:margin-left="0.15in"/>
        </style:list-level-properties>
      </text:outline-level-style>
      <text:outline-level-style text:level="2" style:num-suffix="." style:num-format="1" text:display-levels="2">
        <style:list-level-properties text:list-level-position-and-space-mode="label-alignment">
          <style:list-level-label-alignment text:label-followed-by="listtab" fo:text-indent="-0.3in" fo:margin-left="0.55in"/>
        </style:list-level-properties>
      </text:outline-level-style>
      <text:outline-level-style text:level="3" style:num-suffix="." style:num-format="1" text:display-levels="3">
        <style:list-level-properties text:list-level-position-and-space-mode="label-alignment">
          <style:list-level-label-alignment text:label-followed-by="listtab" fo:text-indent="-0.35in" fo:margin-left="0.85in"/>
        </style:list-level-properties>
      </text:outline-level-style>
      <text:outline-level-style text:level="4" style:num-suffix="." style:num-format="1" text:display-levels="4">
        <style:list-level-properties text:list-level-position-and-space-mode="label-alignment">
          <style:list-level-label-alignment text:label-followed-by="listtab" fo:text-indent="-0.45in" fo:margin-left="1.2in"/>
        </style:list-level-properties>
      </text:outline-level-style>
      <text:outline-level-style text:level="5" style:num-suffix="." style:num-format="1" text:display-levels="5">
        <style:list-level-properties text:list-level-position-and-space-mode="label-alignment">
          <style:list-level-label-alignment text:label-followed-by="listtab" fo:text-indent="-0.55in" fo:margin-left="1.55in"/>
        </style:list-level-properties>
      </text:outline-level-style>
      <text:outline-level-style text:level="6" style:num-suffix="." style:num-format="1" text:display-levels="6">
        <style:list-level-properties text:list-level-position-and-space-mode="label-alignment">
          <style:list-level-label-alignment text:label-followed-by="listtab" fo:text-indent="-0.65in" fo:margin-left="1.9in"/>
        </style:list-level-properties>
      </text:outline-level-style>
      <text:outline-level-style text:level="7" style:num-suffix="." style:num-format="1" text:display-levels="7">
        <style:list-level-properties text:list-level-position-and-space-mode="label-alignment">
          <style:list-level-label-alignment text:label-followed-by="listtab" fo:text-indent="-0.75in" fo:margin-left="2.25in"/>
        </style:list-level-properties>
      </text:outline-level-style>
      <text:outline-level-style text:level="8" style:num-suffix="." style:num-format="1" text:display-levels="8">
        <style:list-level-properties text:list-level-position-and-space-mode="label-alignment">
          <style:list-level-label-alignment text:label-followed-by="listtab" fo:text-indent="-0.85in" fo:margin-left="2.6in"/>
        </style:list-level-properties>
      </text:outline-level-style>
      <text:outline-level-style text:level="9" style:num-suffix="." style:num-format="1" text:display-levels="9">
        <style:list-level-properties text:list-level-position-and-space-mode="label-alignment">
          <style:list-level-label-alignment text:label-followed-by="listtab"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space" fo:text-indent="-0.15in" fo:margin-left="0.1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in" fo:text-indent="-0.45in" fo:margin-left="1.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4in" fo:text-indent="-0.55in" fo:margin-left="1.5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75in" fo:text-indent="-0.65in" fo:margin-left="1.9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5in" fo:text-indent="-0.75in" fo:margin-left="2.2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25in" fo:text-indent="-0.85in" fo:margin-left="2.6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25in" fo:text-indent="-1in" fo:margin-left="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25in" fo:text-indent="-0.1in" fo:margin-left="0.1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in" fo:margin-left="0.2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1" style:num-format="1">
        <style:list-level-properties text:list-level-position-and-space-mode="label-alignment">
          <style:list-level-label-alignment text:label-followed-by="space" fo:text-indent="-0.15in" fo:margin-left="0.1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15in" fo:margin-left="0.15in"/>
        </style:list-level-properties>
      </text:list-level-style-number>
      <text:list-level-style-number text:level="3" style:num-suffix="." style:num-format="1" text:display-levels="3">
        <style:list-level-properties text:list-level-position-and-space-mode="label-alignment">
          <style:list-level-label-alignment text:label-followed-by="space" fo:text-indent="-0.15in" fo:margin-left="0.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7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in" fo:text-indent="-0.2in" fo:margin-left="0.95in"/>
        </style:list-level-properties>
        <style:text-properties style:font-name="Symbol"/>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4"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4"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25in" fo:text-indent="-0.2in" fo:margin-left="0.2in"/>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1" style:num-format="1">
        <style:list-level-properties text:list-level-position-and-space-mode="label-alignment">
          <style:list-level-label-alignment text:label-followed-by="space" fo:text-indent="-0.15in" fo:margin-left="0.1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15in" fo:margin-left="0.1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7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Footer">
      <style:paragraph-properties>
        <style:tab-stops>
          <style:tab-stop style:position="6in" style:type="right"/>
        </style:tab-stops>
      </style:paragraph-properties>
    </style:style>
    <style:style style:name="MP2" style:family="paragraph">
      <style:paragraph-properties style:writing-mode="lr-tb"/>
    </style:style>
    <style:style style:name="MP3" style:family="paragraph" style:parent-style-name="D-Footer">
      <style:text-properties fo:language="zxx" fo:country="none" style:language-asian="zxx" style:country-asian="none"/>
    </style:style>
    <style:style style:name="MP4" style:family="paragraph" style:parent-style-name="Header_20_left">
      <style:text-properties fo:color="#ff0000"/>
    </style:style>
    <style:style style:name="MP5" style:family="paragraph" style:parent-style-name="Header">
      <style:text-properties fo:font-style="normal" style:font-style-asian="normal" style:font-style-complex="normal"/>
    </style:style>
    <style:style style:name="MT1" style:family="text">
      <style:text-properties fo:font-style="italic" style:font-style-asian="italic" style:font-style-complex="italic"/>
    </style:style>
    <style:style style:name="MT2" style:family="text">
      <style:text-properties fo:color="#ff0000"/>
    </style:style>
    <style:style style:name="MT3" style:family="text"/>
    <style:style style:name="MT4" style:family="text">
      <style:text-properties fo:language="zxx" fo:country="none" style:language-asian="zxx" style:country-asian="none"/>
    </style:style>
    <style:style style:name="MT5" style:family="text">
      <style:text-properties fo:font-style="normal" style:font-style-asian="normal" style:font-style-complex="normal"/>
    </style:style>
    <style:style style:name="Mgr1" style:family="graphic">
      <style:graphic-properties draw:stroke="none" draw:fill="solid" draw:fill-color="#e1d2b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1.5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i"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75in" fo:margin-left="0in" fo:margin-right="0in" fo:margin-top="0.711in" style:dynamic-spacing="true"/>
      </style:footer-style>
    </style:page-layout>
    <style:page-layout style:name="Mpm4" style:page-usage="right">
      <style:page-layout-properties fo:page-width="8.5in" fo:page-height="11in" style:num-format="i"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75in" fo:margin-left="0in" fo:margin-right="0in" fo:margin-top="0.711in" style:dynamic-spacing="true"/>
      </style:footer-style>
    </style:page-layout>
    <style:page-layout style:name="Mpm5">
      <style:page-layout-properties fo:page-width="8.5in" fo:page-height="11in" style:num-format="i" style:print-orientation="portrait" fo:margin-top="0.5in" fo:margin-bottom="0.5in" fo:margin-left="1.25in" fo:margin-right="1.25in" fo:background-color="transparent"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style:footnote-sep style:width="0.0071in" style:distance-before-sep="0.0402in" style:distance-after-sep="0.0402in" style:adjustment="left" style:rel-width="25%" style:color="#000000"/>
      </style:page-layout-properties>
      <style:header-style>
        <style:header-footer-properties fo:min-height="1in" fo:margin-left="0in" fo:margin-right="0in" fo:margin-bottom="0.9598in" style:dynamic-spacing="true"/>
      </style:header-style>
      <style:footer-style>
        <style:header-footer-properties fo:min-height="0.75in" fo:margin-left="0in" fo:margin-right="0in" fo:margin-top="0.711in" style:dynamic-spacing="true"/>
      </style:footer-style>
    </style:page-layout>
    <style:page-layout style:name="Mpm6" style:page-usage="right">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Header"><text:span text:style-name="MT1">Java Programming and Style Standard</text:span><text:span text:style-name="MT2"><text:tab/></text:span></text:p>
      </style:header>
      <style:footer>
        <text:p text:style-name="MP1"><draw:custom-shape text:anchor-type="char" draw:z-index="3" draw:style-name="Mgr1" draw:text-style-name="MP2" svg:width="8.5004in" svg:height="0.8752in" svg:x="-1.25in" svg:y="10.1252in"><text:p/><draw:enhanced-geometry svg:viewBox="0 0 21600 21600" draw:type="rectangle" draw:enhanced-path="M 0 0 L 21600 0 21600 21600 0 21600 0 0 Z N"/></draw:custom-shape>Java Programming and Style Standard<text:tab/><text:span text:style-name="Page_20_Number"><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MP3"><draw:custom-shape text:anchor-type="char" draw:z-index="0" draw:style-name="Mgr1" draw:text-style-name="MP2" svg:width="8.5004in" svg:height="0.8752in" svg:x="-1.25in" svg:y="10.1252in"><text:p/><draw:enhanced-geometry svg:viewBox="0 0 21600 21600" draw:type="rectangle" draw:enhanced-path="M 0 0 L 21600 0 21600 21600 0 21600 0 0 Z N"/></draw:custom-shape></text:p>
      </style:footer>
    </style:master-page>
    <style:master-page style:name="Convert_20_1" style:display-name="Convert 1" style:page-layout-name="Mpm3" style:next-style-name="Next_20_convert_20_1">
      <style:header>
        <text:p text:style-name="Header"><text:span text:style-name="MT1">DaVinci</text:span> Java Programming &amp; Style Standard — <text:span text:style-name="MT2">Release 2.0 <text:tab/><text:tab/></text:span></text:p>
      </style:header>
      <style:footer>
        <text:p text:style-name="MP1"><draw:custom-shape text:anchor-type="char" draw:z-index="1"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1.04<text:tab/><text:span text:style-name="Page_20_Number"><text:page-number text:select-page="current"/></text:span></text:p>
      </style:footer>
    </style:master-page>
    <style:master-page style:name="Next_20_convert_20_1" style:display-name="Next convert 1" style:page-layout-name="Mpm3">
      <style:header>
        <text:p text:style-name="Header"><text:span text:style-name="MT1">DaVinci</text:span> Java Programming &amp; Style Standard — <text:span text:style-name="MT2">Release 2.0<text:tab/></text:span><text:span text:style-name="MT4">About This Document</text:span></text:p>
      </style:header>
      <style:footer>
        <text:p text:style-name="MP1"><draw:custom-shape text:anchor-type="char" draw:z-index="4"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2.00<text:tab/><text:span text:style-name="Page_20_Number"><text:page-number text:select-page="current"/></text:span></text:p>
      </style:footer>
    </style:master-page>
    <style:master-page style:name="Convert_20_2" style:display-name="Convert 2" style:page-layout-name="Mpm3" style:next-style-name="Next_20_convert_20_2">
      <style:header>
        <text:p text:style-name="Header">Java Programming and Style Standard<text:span text:style-name="MT2"> <text:tab/><text:tab/></text:span></text:p>
      </style:header>
      <style:footer>
        <text:p text:style-name="MP1"><draw:custom-shape text:anchor-type="char" draw:z-index="7" draw:style-name="Mgr1" draw:text-style-name="MP2" svg:width="8.5004in" svg:height="0.8752in" svg:x="-1.25in" svg:y="10.1252in"><text:p/><draw:enhanced-geometry svg:viewBox="0 0 21600 21600" draw:type="rectangle" draw:enhanced-path="M 0 0 L 21600 0 21600 21600 0 21600 0 0 Z N"/></draw:custom-shape>Java Programming and Style Standard Version<text:tab/><text:span text:style-name="Page_20_Number"><text:page-number text:select-page="current">iv</text:page-number></text:span></text:p>
      </style:footer>
    </style:master-page>
    <style:master-page style:name="Next_20_convert_20_2" style:display-name="Next convert 2" style:page-layout-name="Mpm3">
      <style:header>
        <text:p text:style-name="Header">Java Programming and Style Standard<text:span text:style-name="MT2"><text:tab/></text:span></text:p>
      </style:header>
      <style:footer>
        <text:p text:style-name="MP1"><draw:custom-shape text:anchor-type="char" draw:z-index="6"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vi</text:page-number></text:span></text:p>
      </style:footer>
    </style:master-page>
    <style:master-page style:name="Convert_20_3" style:display-name="Convert 3" style:page-layout-name="Mpm4" style:next-style-name="Convert_20_4">
      <style:header>
        <text:p text:style-name="Header">Java Programming and Style Standard<text:span text:style-name="MT2"> <text:tab/><text:tab/></text:span></text:p>
      </style:header>
      <style:header-left>
        <text:p text:style-name="MP4"><text:span text:style-name="MT2"/></text:p>
      </style:header-left>
      <style:footer>
        <text:p text:style-name="MP1"><draw:custom-shape text:anchor-type="char" draw:z-index="9"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1.04<text:tab/><text:span text:style-name="Page_20_Number"><text:page-number text:select-page="current"/></text:span></text:p>
      </style:footer>
      <style:footer-left>
        <text:p text:style-name="Footer"><text:span text:style-name="Page_20_Number"/></text:p>
      </style:footer-left>
    </style:master-page>
    <style:master-page style:name="Next_20_convert_20_3" style:display-name="Next convert 3" style:page-layout-name="Mpm3">
      <style:header>
        <text:p text:style-name="Header"><text:span text:style-name="MT1">DaVinci</text:span> Java Programming &amp; Style Standard — <text:span text:style-name="MT2">Release 1.0<text:tab/></text:span><text:span text:style-name="MT4">Table of Contents</text:span><text:span text:style-name="MT2"><text:tab/></text:span></text:p>
      </style:header>
      <style:footer>
        <text:p text:style-name="MP1"><draw:custom-shape text:anchor-type="char" draw:z-index="8"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1.04<text:tab/><text:span text:style-name="Page_20_Number"><text:page-number text:select-page="current"/></text:span></text:p>
      </style:footer>
    </style:master-page>
    <style:master-page style:name="Convert_20_4" style:display-name="Convert 4" style:page-layout-name="Mpm5" style:next-style-name="Next_20_convert_20_4">
      <style:header>
        <text:p text:style-name="Header"><text:span text:style-name="MT1">DaVinci</text:span> Java Programming &amp; Style Standard — <text:span text:style-name="MT2">Release 2.0 <text:tab/><text:tab/></text:span></text:p>
      </style:header>
      <style:footer>
        <text:p text:style-name="MP1"><draw:custom-shape text:anchor-type="char" draw:z-index="11"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1.04<text:tab/><text:span text:style-name="Page_20_Number"><text:page-number text:select-page="current"/></text:span></text:p>
      </style:footer>
    </style:master-page>
    <style:master-page style:name="Next_20_convert_20_4" style:display-name="Next convert 4" style:page-layout-name="Mpm3">
      <style:header>
        <text:p text:style-name="Header"><text:span text:style-name="MT1">DaVinci</text:span> Java Programming &amp; Style Standard — <text:span text:style-name="MT2">Release 1.0<text:tab/></text:span><text:span text:style-name="MT4">Table of Contents</text:span><text:span text:style-name="MT2"><text:tab/></text:span></text:p>
      </style:header>
      <style:footer>
        <text:p text:style-name="MP1"><draw:custom-shape text:anchor-type="char" draw:z-index="10"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1.04<text:tab/><text:span text:style-name="Page_20_Number"><text:page-number text:select-page="current"/></text:span></text:p>
      </style:footer>
    </style:master-page>
    <style:master-page style:name="Convert_20_5" style:display-name="Convert 5" style:page-layout-name="Mpm6" style:next-style-name="Convert_20_6">
      <style:header>
        <text:p text:style-name="Header">Java Programming and Style Standard<text:span text:style-name="MT2"><text:tab/></text:span></text:p>
      </style:header>
      <style:header-left>
        <text:p text:style-name="MP4"><text:span text:style-name="MT2"/></text:p>
      </style:header-left>
      <style:footer>
        <text:p text:style-name="MP1"><draw:custom-shape text:anchor-type="char" draw:z-index="13"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text:tab/><text:span text:style-name="Page_20_Number"><text:page-number text:select-page="current">7</text:page-number></text:span></text:p>
      </style:footer>
      <style:footer-left>
        <text:p text:style-name="Footer"><text:span text:style-name="Page_20_Number"/></text:p>
      </style:footer-left>
    </style:master-page>
    <style:master-page style:name="Next_20_convert_20_5" style:display-name="Next convert 5" style:page-layout-name="Mpm1">
      <style:header>
        <text:p text:style-name="Header"><text:span text:style-name="MT1">DaVinci</text:span> Java Programming &amp; Style Standard — <text:span text:style-name="MT2">Release 1.0<text:tab/></text:span><text:span text:style-name="MT4">Introduction</text:span><text:span text:style-name="MT2"><text:tab/></text:span></text:p>
      </style:header>
      <style:footer>
        <text:p text:style-name="MP1"><draw:custom-shape text:anchor-type="char" draw:z-index="12"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1.04<text:tab/><text:span text:style-name="Page_20_Number"><text:page-number text:select-page="current"/></text:span></text:p>
      </style:footer>
    </style:master-page>
    <style:master-page style:name="Convert_20_6" style:display-name="Convert 6" style:page-layout-name="Mpm1" style:next-style-name="Next_20_convert_20_6">
      <style:header>
        <text:p text:style-name="Header"><text:span text:style-name="MT1">Java P</text:span>rogramming &amp; Style Standard<text:span text:style-name="MT2"> <text:tab/><text:tab/></text:span></text:p>
      </style:header>
      <style:footer>
        <text:p text:style-name="MP1"><draw:custom-shape text:anchor-type="char" draw:z-index="16"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2</text:page-number></text:span></text:p>
      </style:footer>
    </style:master-page>
    <style:master-page style:name="Next_20_convert_20_6" style:display-name="Next convert 6" style:page-layout-name="Mpm1">
      <style:header>
        <text:p text:style-name="MP5">Java Programming &amp; Style Standard<text:span text:style-name="MT2"><text:tab/></text:span></text:p>
      </style:header>
      <style:footer>
        <text:p text:style-name="MP1"><draw:custom-shape text:anchor-type="char" draw:z-index="15"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4</text:page-number></text:span></text:p>
      </style:footer>
    </style:master-page>
    <style:master-page style:name="Convert_20_7" style:display-name="Convert 7" style:page-layout-name="Mpm6" style:next-style-name="Convert_20_8">
      <style:header>
        <text:p text:style-name="MP5">Java Programming &amp; Style Standard<text:span text:style-name="MT2"><text:tab/><text:tab/></text:span></text:p>
      </style:header>
      <style:header-left>
        <text:p text:style-name="MP4"><text:span text:style-name="MT2"/></text:p>
      </style:header-left>
      <style:footer>
        <text:p text:style-name="MP1"><draw:custom-shape text:anchor-type="char" draw:z-index="18"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5</text:page-number></text:span></text:p>
      </style:footer>
      <style:footer-left>
        <text:p text:style-name="Footer"><text:span text:style-name="Page_20_Number"/></text:p>
      </style:footer-left>
    </style:master-page>
    <style:master-page style:name="Next_20_convert_20_7" style:display-name="Next convert 7" style:page-layout-name="Mpm1">
      <style:header>
        <text:p text:style-name="Header"><text:span text:style-name="MT1">DaVinci</text:span> Java Programming &amp; Style Standard — <text:span text:style-name="MT2">Release 1.0<text:tab/></text:span><text:span text:style-name="MT4">Introduction</text:span><text:span text:style-name="MT2"><text:tab/></text:span></text:p>
      </style:header>
      <style:footer>
        <text:p text:style-name="MP1"><draw:custom-shape text:anchor-type="char" draw:z-index="17"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1.04<text:tab/><text:span text:style-name="Page_20_Number"><text:page-number text:select-page="current"/></text:span></text:p>
      </style:footer>
    </style:master-page>
    <style:master-page style:name="Convert_20_8" style:display-name="Convert 8" style:page-layout-name="Mpm1" style:next-style-name="Next_20_convert_20_8">
      <style:header>
        <text:p text:style-name="Header"><text:span text:style-name="MT1">Java P</text:span>rogramming &amp; Style Standard — <text:span text:style-name="MT2">Release 2.0 <text:tab/><text:tab/></text:span></text:p>
      </style:header>
      <style:footer>
        <text:p text:style-name="MP1"><draw:custom-shape text:anchor-type="char" draw:z-index="21"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6</text:page-number></text:span></text:p>
      </style:footer>
    </style:master-page>
    <style:master-page style:name="Next_20_convert_20_8" style:display-name="Next convert 8" style:page-layout-name="Mpm1">
      <style:header>
        <text:p text:style-name="Header"><text:span text:style-name="MT5">Java Programming &amp; Style Standard</text:span><text:span text:style-name="MT2"><text:tab/></text:span></text:p>
      </style:header>
      <style:footer>
        <text:p text:style-name="MP1"><draw:custom-shape text:anchor-type="char" draw:z-index="20"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8</text:page-number></text:span></text:p>
      </style:footer>
    </style:master-page>
    <style:master-page style:name="Convert_20_9" style:display-name="Convert 9" style:page-layout-name="Mpm6" style:next-style-name="Convert_20_10">
      <style:header>
        <text:p text:style-name="MP5">Java Programming &amp; Style Standard<text:span text:style-name="MT2"><text:tab/><text:tab/></text:span></text:p>
      </style:header>
      <style:header-left>
        <text:p text:style-name="MP4"><text:span text:style-name="MT2"/></text:p>
      </style:header-left>
      <style:footer>
        <text:p text:style-name="MP1"><draw:custom-shape text:anchor-type="char" draw:z-index="23"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9</text:page-number></text:span></text:p>
      </style:footer>
      <style:footer-left>
        <text:p text:style-name="Footer"><text:span text:style-name="Page_20_Number"/></text:p>
      </style:footer-left>
    </style:master-page>
    <style:master-page style:name="Next_20_convert_20_9" style:display-name="Next convert 9" style:page-layout-name="Mpm1">
      <style:header>
        <text:p text:style-name="Header"><text:span text:style-name="MT1">DaVinci</text:span> Java Programming &amp; Style Standard — <text:span text:style-name="MT2">Release 1.0<text:tab/></text:span><text:span text:style-name="MT4">Introduction</text:span><text:span text:style-name="MT2"><text:tab/></text:span></text:p>
      </style:header>
      <style:footer>
        <text:p text:style-name="MP1"><draw:custom-shape text:anchor-type="char" draw:z-index="22"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1.04<text:tab/><text:span text:style-name="Page_20_Number"><text:page-number text:select-page="current"/></text:span></text:p>
      </style:footer>
    </style:master-page>
    <style:master-page style:name="Convert_20_10" style:display-name="Convert 10" style:page-layout-name="Mpm1" style:next-style-name="Next_20_convert_20_10">
      <style:header>
        <text:p text:style-name="Header"><text:span text:style-name="MT1">Java P</text:span>rogramming &amp; Style Standard — <text:span text:style-name="MT2">Release 2.0 <text:tab/><text:tab/></text:span></text:p>
      </style:header>
      <style:footer>
        <text:p text:style-name="MP1"><draw:custom-shape text:anchor-type="char" draw:z-index="25"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10</text:page-number></text:span></text:p>
      </style:footer>
    </style:master-page>
    <style:master-page style:name="Next_20_convert_20_10" style:display-name="Next convert 10" style:page-layout-name="Mpm1">
      <style:header>
        <text:p text:style-name="Header"><text:span text:style-name="MT1">DaVinci</text:span> Java Programming &amp; Style Standard — <text:span text:style-name="MT2">Release 1.0<text:tab/></text:span><text:span text:style-name="MT4">Introduction</text:span><text:span text:style-name="MT2"><text:tab/></text:span></text:p>
      </style:header>
      <style:footer>
        <text:p text:style-name="MP1"><draw:custom-shape text:anchor-type="char" draw:z-index="24"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1.04<text:tab/><text:span text:style-name="Page_20_Number"><text:page-number text:select-page="current"/></text:span></text:p>
      </style:footer>
    </style:master-page>
    <style:master-page style:name="Convert_20_11" style:display-name="Convert 11" style:page-layout-name="Mpm6" style:next-style-name="Convert_20_12">
      <style:header>
        <text:p text:style-name="Header"><text:span text:style-name="MT5">Java Programming &amp; Style Standard</text:span><text:span text:style-name="MT2"><text:tab/><text:tab/></text:span></text:p>
      </style:header>
      <style:header-left>
        <text:p text:style-name="MP4"><text:span text:style-name="MT2"/></text:p>
      </style:header-left>
      <style:footer>
        <text:p text:style-name="MP1"><draw:custom-shape text:anchor-type="char" draw:z-index="27"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11</text:page-number></text:span></text:p>
      </style:footer>
      <style:footer-left>
        <text:p text:style-name="Footer"><text:span text:style-name="Page_20_Number"/></text:p>
      </style:footer-left>
    </style:master-page>
    <style:master-page style:name="Next_20_convert_20_11" style:display-name="Next convert 11" style:page-layout-name="Mpm1">
      <style:header>
        <text:p text:style-name="Header"><text:span text:style-name="MT1">DaVinci</text:span> Java Programming &amp; Style Standard — <text:span text:style-name="MT2">Release 1.0<text:tab/></text:span><text:span text:style-name="MT4">Introduction</text:span><text:span text:style-name="MT2"><text:tab/></text:span></text:p>
      </style:header>
      <style:footer>
        <text:p text:style-name="MP1"><draw:custom-shape text:anchor-type="char" draw:z-index="26"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1.04<text:tab/><text:span text:style-name="Page_20_Number"><text:page-number text:select-page="current"/></text:span></text:p>
      </style:footer>
    </style:master-page>
    <style:master-page style:name="Convert_20_12" style:display-name="Convert 12" style:page-layout-name="Mpm1" style:next-style-name="Next_20_convert_20_12">
      <style:header>
        <text:p text:style-name="Header"><text:span text:style-name="MT5">Java Programming &amp; Style Standard</text:span><text:span text:style-name="MT2"> <text:tab/><text:tab/></text:span></text:p>
      </style:header>
      <style:footer>
        <text:p text:style-name="MP1"><draw:custom-shape text:anchor-type="char" draw:z-index="32"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12</text:page-number></text:span></text:p>
      </style:footer>
    </style:master-page>
    <style:master-page style:name="Next_20_convert_20_12" style:display-name="Next convert 12" style:page-layout-name="Mpm1">
      <style:header>
        <text:p text:style-name="Header"><text:span text:style-name="MT5">Java Programming &amp; Style Standard</text:span><text:span text:style-name="MT2"><text:tab/><text:tab/></text:span></text:p>
      </style:header>
      <style:footer>
        <text:p text:style-name="MP1"><draw:custom-shape text:anchor-type="char" draw:z-index="31" draw:style-name="Mgr1" draw:text-style-name="MP2" svg:width="8.5004in" svg:height="0.8752in" svg:x="-1.25in" svg:y="10.1252in"><text:p/><draw:enhanced-geometry svg:viewBox="0 0 21600 21600" draw:type="rectangle" draw:enhanced-path="M 0 0 L 21600 0 21600 21600 0 21600 0 0 Z N"/></draw:custom-shape><text:span text:style-name="MT5">Java Programming &amp; Style Standard</text:span><text:tab/><text:span text:style-name="Page_20_Number"><text:page-number text:select-page="current">16</text:page-number></text:span></text:p>
      </style:footer>
    </style:master-page>
    <style:master-page style:name="Convert_20_13" style:display-name="Convert 13" style:page-layout-name="Mpm6" style:next-style-name="Convert_20_14">
      <style:header>
        <text:p text:style-name="MP5">Java Programming &amp; Style Standard<text:span text:style-name="MT2"><text:tab/><text:tab/></text:span></text:p>
      </style:header>
      <style:header-left>
        <text:p text:style-name="MP4"><text:span text:style-name="MT2"/></text:p>
      </style:header-left>
      <style:footer>
        <text:p text:style-name="MP1"><draw:custom-shape text:anchor-type="char" draw:z-index="34"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17</text:page-number></text:span></text:p>
      </style:footer>
      <style:footer-left>
        <text:p text:style-name="Footer"><text:span text:style-name="Page_20_Number"/></text:p>
      </style:footer-left>
    </style:master-page>
    <style:master-page style:name="Next_20_convert_20_13" style:display-name="Next convert 13" style:page-layout-name="Mpm1">
      <style:header>
        <text:p text:style-name="Header"><text:span text:style-name="MT1">DaVinci</text:span> Java Programming &amp; Style Standard — <text:span text:style-name="MT2">Release 1.0<text:tab/></text:span><text:span text:style-name="MT4">Introduction</text:span><text:span text:style-name="MT2"><text:tab/></text:span></text:p>
      </style:header>
      <style:footer>
        <text:p text:style-name="MP1"><draw:custom-shape text:anchor-type="char" draw:z-index="33"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1.04<text:tab/><text:span text:style-name="Page_20_Number"><text:page-number text:select-page="current"/></text:span></text:p>
      </style:footer>
    </style:master-page>
    <style:master-page style:name="Convert_20_14" style:display-name="Convert 14" style:page-layout-name="Mpm1" style:next-style-name="Next_20_convert_20_14">
      <style:header>
        <text:p text:style-name="Header"><text:span text:style-name="MT1">Java P</text:span>rogramming &amp; Style Standard — <text:span text:style-name="MT2">Release 2.0 <text:tab/><text:tab/></text:span></text:p>
      </style:header>
      <style:footer>
        <text:p text:style-name="MP1"><draw:custom-shape text:anchor-type="char" draw:z-index="43"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18</text:page-number></text:span></text:p>
      </style:footer>
    </style:master-page>
    <style:master-page style:name="Next_20_convert_20_14" style:display-name="Next convert 14" style:page-layout-name="Mpm1">
      <style:header>
        <text:p text:style-name="Header"><text:span text:style-name="MT5">Java Programming &amp; Style Standard</text:span><text:span text:style-name="MT2"><text:tab/><text:tab/></text:span></text:p>
      </style:header>
      <style:footer>
        <text:p text:style-name="MP1"><draw:custom-shape text:anchor-type="char" draw:z-index="42"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text:tab/><text:span text:style-name="Page_20_Number"><text:page-number text:select-page="current">26</text:page-number></text:span></text:p>
      </style:footer>
    </style:master-page>
    <style:master-page style:name="Convert_20_15" style:display-name="Convert 15" style:page-layout-name="Mpm6" style:next-style-name="Convert_20_16">
      <style:header>
        <text:p text:style-name="Header"><text:span text:style-name="MT5">Java Programming &amp; Style Standard</text:span><text:span text:style-name="MT2"><text:tab/><text:tab/></text:span></text:p>
      </style:header>
      <style:header-left>
        <text:p text:style-name="MP4"><text:span text:style-name="MT2"/></text:p>
      </style:header-left>
      <style:footer>
        <text:p text:style-name="MP1"><draw:custom-shape text:anchor-type="char" draw:z-index="45"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27</text:page-number></text:span></text:p>
      </style:footer>
      <style:footer-left>
        <text:p text:style-name="Footer"><text:span text:style-name="Page_20_Number"/></text:p>
      </style:footer-left>
    </style:master-page>
    <style:master-page style:name="Next_20_convert_20_15" style:display-name="Next convert 15" style:page-layout-name="Mpm1">
      <style:header>
        <text:p text:style-name="Header"><text:span text:style-name="MT1">DaVinci</text:span> Java Programming &amp; Style Standard — <text:span text:style-name="MT2">Release 1.0<text:tab/></text:span><text:span text:style-name="MT4">Introduction</text:span><text:span text:style-name="MT2"><text:tab/></text:span></text:p>
      </style:header>
      <style:footer>
        <text:p text:style-name="MP1"><draw:custom-shape text:anchor-type="char" draw:z-index="44"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1.04<text:tab/><text:span text:style-name="Page_20_Number"><text:page-number text:select-page="current"/></text:span></text:p>
      </style:footer>
    </style:master-page>
    <style:master-page style:name="Convert_20_16" style:display-name="Convert 16" style:page-layout-name="Mpm1" style:next-style-name="Next_20_convert_20_16">
      <style:header>
        <text:p text:style-name="Header"><text:span text:style-name="MT1">Java P</text:span>rogramming &amp; Style Standard — <text:span text:style-name="MT2">Release 2.0 <text:tab/><text:tab/></text:span></text:p>
      </style:header>
      <style:footer>
        <text:p text:style-name="MP1"><draw:custom-shape text:anchor-type="char" draw:z-index="58"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28</text:page-number></text:span></text:p>
      </style:footer>
    </style:master-page>
    <style:master-page style:name="Next_20_convert_20_16" style:display-name="Next convert 16" style:page-layout-name="Mpm1">
      <style:header>
        <text:p text:style-name="Header"><text:span text:style-name="MT5">Java Programming &amp; Style Standard</text:span><text:span text:style-name="MT2"><text:tab/><text:tab/></text:span></text:p>
      </style:header>
      <style:footer>
        <text:p text:style-name="MP1"><draw:custom-shape text:anchor-type="char" draw:z-index="57" draw:style-name="Mgr1" draw:text-style-name="MP2" svg:width="8.5004in" svg:height="0.8752in" svg:x="-1.25in" svg:y="10.1252in"><text:p/><draw:enhanced-geometry svg:viewBox="0 0 21600 21600" draw:type="rectangle" draw:enhanced-path="M 0 0 L 21600 0 21600 21600 0 21600 0 0 Z N"/></draw:custom-shape><text:span text:style-name="MT5">Java Programming &amp; Style Standard</text:span><text:tab/><text:span text:style-name="Page_20_Number"><text:page-number text:select-page="current">40</text:page-number></text:span></text:p>
      </style:footer>
    </style:master-page>
    <style:master-page style:name="Convert_20_17" style:display-name="Convert 17" style:page-layout-name="Mpm6" style:next-style-name="Convert_20_18">
      <style:header>
        <text:p text:style-name="Header"><text:span text:style-name="MT5">Java Programming &amp; Style Standard</text:span><text:span text:style-name="MT2"><text:tab/><text:tab/></text:span></text:p>
      </style:header>
      <style:header-left>
        <text:p text:style-name="MP4"><text:span text:style-name="MT2"/></text:p>
      </style:header-left>
      <style:footer>
        <text:p text:style-name="MP1"><draw:custom-shape text:anchor-type="char" draw:z-index="60"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41</text:page-number></text:span></text:p>
      </style:footer>
      <style:footer-left>
        <text:p text:style-name="Footer"><text:span text:style-name="Page_20_Number"/></text:p>
      </style:footer-left>
    </style:master-page>
    <style:master-page style:name="Next_20_convert_20_17" style:display-name="Next convert 17" style:page-layout-name="Mpm1">
      <style:header>
        <text:p text:style-name="Header"><text:span text:style-name="MT1">DaVinci</text:span> Java Programming &amp; Style Standard — <text:span text:style-name="MT2">Release 1.0<text:tab/></text:span><text:span text:style-name="MT4">Introduction</text:span><text:span text:style-name="MT2"><text:tab/></text:span></text:p>
      </style:header>
      <style:footer>
        <text:p text:style-name="MP1"><draw:custom-shape text:anchor-type="char" draw:z-index="59"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1.04<text:tab/><text:span text:style-name="Page_20_Number"><text:page-number text:select-page="current"/></text:span></text:p>
      </style:footer>
    </style:master-page>
    <style:master-page style:name="Convert_20_18" style:display-name="Convert 18" style:page-layout-name="Mpm1" style:next-style-name="Next_20_convert_20_18">
      <style:header>
        <text:p text:style-name="Header"><text:span text:style-name="MT5">Java Programming &amp; Style Standard</text:span><text:span text:style-name="MT2"><text:tab/><text:tab/></text:span></text:p>
      </style:header>
      <style:footer>
        <text:p text:style-name="MP1"><draw:custom-shape text:anchor-type="char" draw:z-index="63"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42</text:page-number></text:span></text:p>
      </style:footer>
    </style:master-page>
    <style:master-page style:name="Next_20_convert_20_18" style:display-name="Next convert 18" style:page-layout-name="Mpm1">
      <style:header>
        <text:p text:style-name="Header"><text:span text:style-name="MT1">Java P</text:span>rogramming &amp; Style Standard — <text:span text:style-name="MT2">Release 2.0<text:tab/></text:span><text:span text:style-name="MT4">Introduction</text:span><text:span text:style-name="MT2"><text:tab/></text:span></text:p>
      </style:header>
      <style:footer>
        <text:p text:style-name="MP1"><draw:custom-shape text:anchor-type="char" draw:z-index="62"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s<text:tab/><text:span text:style-name="Page_20_Number"><text:page-number text:select-page="current">44</text:page-number></text:span></text:p>
      </style:footer>
    </style:master-page>
    <style:master-page style:name="Convert_20_19" style:display-name="Convert 19" style:page-layout-name="Mpm6" style:next-style-name="Convert_20_20">
      <style:header>
        <text:p text:style-name="Header"><text:span text:style-name="MT5">Java Programming &amp; Style Standard</text:span><text:span text:style-name="MT2"><text:tab/><text:tab/></text:span></text:p>
      </style:header>
      <style:header-left>
        <text:p text:style-name="MP4"><text:span text:style-name="MT2"/></text:p>
      </style:header-left>
      <style:footer>
        <text:p text:style-name="MP1"><draw:custom-shape text:anchor-type="char" draw:z-index="65" draw:style-name="Mgr1" draw:text-style-name="MP2" svg:width="8.5004in" svg:height="0.8752in" svg:x="-1.25in" svg:y="10.1252in"><text:p/><draw:enhanced-geometry svg:viewBox="0 0 21600 21600" draw:type="rectangle" draw:enhanced-path="M 0 0 L 21600 0 21600 21600 0 21600 0 0 Z N"/></draw:custom-shape><text:span text:style-name="MT1">Java P</text:span>rogramming &amp; Style Standard Version 1.04<text:tab/><text:span text:style-name="Page_20_Number"><text:page-number text:select-page="current">45</text:page-number></text:span></text:p>
      </style:footer>
      <style:footer-left>
        <text:p text:style-name="Footer"><text:span text:style-name="Page_20_Number"/></text:p>
      </style:footer-left>
    </style:master-page>
    <style:master-page style:name="Next_20_convert_20_19" style:display-name="Next convert 19" style:page-layout-name="Mpm1">
      <style:header>
        <text:p text:style-name="Header"><text:span text:style-name="MT1">DaVinci</text:span> Java Programming &amp; Style Standard — <text:span text:style-name="MT2">Release 1.0<text:tab/></text:span><text:span text:style-name="MT4">Introduction</text:span><text:span text:style-name="MT2"><text:tab/></text:span></text:p>
      </style:header>
      <style:footer>
        <text:p text:style-name="MP1"><draw:custom-shape text:anchor-type="char" draw:z-index="64"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1.04<text:tab/><text:span text:style-name="Page_20_Number"><text:page-number text:select-page="current"/></text:span></text:p>
      </style:footer>
    </style:master-page>
    <style:master-page style:name="Convert_20_20" style:display-name="Convert 20" style:page-layout-name="Mpm1" style:next-style-name="Next_20_convert_20_20">
      <style:header>
        <text:p text:style-name="Header"><text:span text:style-name="MT1">DaVinci</text:span> Java Programming &amp; Style Standard — <text:span text:style-name="MT2">Release 1.0 <text:tab/><text:tab/></text:span></text:p>
      </style:header>
      <style:footer>
        <text:p text:style-name="MP1"><draw:custom-shape text:anchor-type="char" draw:z-index="67"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1.04<text:tab/><text:span text:style-name="Page_20_Number"><text:page-number text:select-page="current"/></text:span></text:p>
      </style:footer>
    </style:master-page>
    <style:master-page style:name="Next_20_convert_20_20" style:display-name="Next convert 20" style:page-layout-name="Mpm1">
      <style:header>
        <text:p text:style-name="Header"><text:span text:style-name="MT1">DaVinci</text:span> Java Programming &amp; Style Standard — <text:span text:style-name="MT2">Release 1.0<text:tab/></text:span><text:span text:style-name="MT4">Introduction</text:span><text:span text:style-name="MT2"><text:tab/></text:span></text:p>
      </style:header>
      <style:footer>
        <text:p text:style-name="MP1"><draw:custom-shape text:anchor-type="char" draw:z-index="66" draw:style-name="Mgr1" draw:text-style-name="MP2" svg:width="8.5004in" svg:height="0.8752in" svg:x="-1.25in" svg:y="10.1252in"><text:p/><draw:enhanced-geometry svg:viewBox="0 0 21600 21600" draw:type="rectangle" draw:enhanced-path="M 0 0 L 21600 0 21600 21600 0 21600 0 0 Z N"/></draw:custom-shape><text:span text:style-name="MT1">DaVinci</text:span> Java Programming &amp; Style Standard Version 1.04<text:tab/><text:span text:style-name="Page_20_Number"><text:page-number text:select-page="curre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Vinci Java Programming and Style Standard</dc:title>
    <meta:initial-creator> </meta:initial-creator>
    <meta:creation-date>2011-01-21T10:21:00</meta:creation-date>
    <dc:creator>ABC </dc:creator>
    <dc:date>2012-11-10T20:43:35</dc:date>
    <meta:print-date>2010-11-15T13:47:00</meta:print-date>
    <meta:editing-cycles>386</meta:editing-cycles>
    <meta:editing-duration>PT12H31M49S</meta:editing-duration>
    <meta:generator>OpenOffice.org/3.4$Unix OpenOffice.org_project/340m1$Build-9590</meta:generator>
    <meta:document-statistic meta:table-count="1" meta:image-count="0" meta:object-count="0" meta:page-count="51" meta:paragraph-count="1007" meta:word-count="10285" meta:character-count="64422"/>
    <meta:user-defined meta:name="Info 1"/>
    <meta:user-defined meta:name="Info 2"/>
    <meta:user-defined meta:name="Info 3"/>
    <meta:user-defined meta:name="Info 4"/>
  </office:meta>
</office:document-meta>
</file>